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Helvetica Neue" svg:font-family="'Helvetica Neue', Helvetica, Arial, sans-serif"/>
    <style:font-face style:name="Lohit Devanagari1" svg:font-family="'Lohit Devanagari'"/>
    <style:font-face style:name="Monaco" svg:font-family="Monaco, Menlo, Consolas, 'Courier New', monospace"/>
    <style:font-face style:name="Courier New" svg:font-family="'Courier New'" style:font-family-generic="moder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Заголовок">
      <style:text-properties fo:language="uk" fo:country="UA"/>
    </style:style>
    <style:style style:name="P2" style:family="paragraph" style:parent-style-name="Header">
      <style:text-properties fo:language="ru" fo:country="RU"/>
    </style:style>
    <style:style style:name="P3" style:family="paragraph" style:parent-style-name="Header">
      <style:text-properties fo:font-size="2pt" style:font-size-asian="2pt"/>
    </style:style>
    <style:style style:name="P4" style:family="paragraph" style:parent-style-name="Текст" style:list-style-name="WW8Num10">
      <style:text-properties style:font-name="Times New Roman" fo:font-size="14pt" style:font-size-asian="14pt" style:font-name-complex="Times New Roman" style:font-size-complex="14pt"/>
    </style:style>
    <style:style style:name="P5" style:family="paragraph" style:parent-style-name="Текст" style:list-style-name="WW8Num17">
      <style:text-properties style:font-name="Times New Roman" fo:font-size="14pt" style:font-size-asian="14pt" style:font-name-complex="Times New Roman" style:font-size-complex="14pt"/>
    </style:style>
    <style:style style:name="P6" style:family="paragraph" style:parent-style-name="Текст" style:list-style-name="WW8Num7">
      <style:text-properties style:font-name="Times New Roman" fo:font-size="14pt" style:font-size-asian="14pt" style:font-name-complex="Times New Roman" style:font-size-complex="14pt"/>
    </style:style>
    <style:style style:name="P7" style:family="paragraph" style:parent-style-name="Текст" style:list-style-name="WW8Num15">
      <style:text-properties style:font-name="Times New Roman" fo:font-size="14pt" style:font-size-asian="14pt" style:font-name-complex="Times New Roman" style:font-size-complex="14pt"/>
    </style:style>
    <style:style style:name="P8" style:family="paragraph" style:parent-style-name="Текст" style:list-style-name="WW8Num16">
      <style:text-properties style:font-name="Times New Roman" fo:font-size="14pt" style:font-size-asian="14pt" style:font-name-complex="Times New Roman" style:font-size-complex="14pt"/>
    </style:style>
    <style:style style:name="P9" style:family="paragraph" style:parent-style-name="Текст">
      <style:paragraph-properties fo:text-align="center" style:justify-single-word="false"/>
      <style:text-properties style:font-name="Times New Roman" fo:font-size="14pt" style:font-size-asian="14pt" style:font-name-complex="Times New Roman" style:font-size-complex="14pt"/>
    </style:style>
    <style:style style:name="P10" style:family="paragraph" style:parent-style-name="Текст" style:list-style-name="WW8Num20">
      <style:text-properties style:font-name="Times New Roman" fo:font-size="14pt" style:font-size-asian="14pt" style:font-name-complex="Times New Roman" style:font-size-complex="14pt"/>
    </style:style>
    <style:style style:name="P11" style:family="paragraph" style:parent-style-name="Текст" style:list-style-name="WW8Num10">
      <style:text-properties style:font-name="Times New Roman" fo:font-size="14pt" fo:language="en" fo:country="US" style:font-size-asian="14pt" style:font-name-complex="Times New Roman" style:font-size-complex="14pt"/>
    </style:style>
    <style:style style:name="P12" style:family="paragraph" style:parent-style-name="Текст" style:list-style-name="WW8Num17">
      <style:text-properties style:font-name="Times New Roman" fo:font-size="14pt" fo:language="en" fo:country="US" style:font-size-asian="14pt" style:font-name-complex="Times New Roman" style:font-size-complex="14pt"/>
    </style:style>
    <style:style style:name="P13" style:family="paragraph" style:parent-style-name="Текст" style:list-style-name="WW8Num7">
      <style:text-properties style:font-name="Times New Roman" fo:font-size="14pt" fo:language="en" fo:country="US" style:font-size-asian="14pt" style:font-name-complex="Times New Roman" style:font-size-complex="14pt"/>
    </style:style>
    <style:style style:name="P14" style:family="paragraph" style:parent-style-name="Текст" style:list-style-name="WW8Num15">
      <style:text-properties style:font-name="Times New Roman" fo:font-size="14pt" fo:language="en" fo:country="US" style:font-size-asian="14pt" style:font-name-complex="Times New Roman" style:font-size-complex="14pt"/>
    </style:style>
    <style:style style:name="P15" style:family="paragraph" style:parent-style-name="Текст" style:list-style-name="WW8Num16">
      <style:text-properties style:font-name="Times New Roman" fo:font-size="14pt" fo:language="en" fo:country="US" style:font-size-asian="14pt" style:font-name-complex="Times New Roman" style:font-size-complex="14pt"/>
    </style:style>
    <style:style style:name="P16" style:family="paragraph" style:parent-style-name="Текст" style:list-style-name="WW8Num20">
      <style:text-properties style:font-name="Times New Roman" fo:font-size="14pt" fo:language="en" fo:country="US" style:font-size-asian="14pt" style:font-name-complex="Times New Roman" style:font-size-complex="14pt"/>
    </style:style>
    <style:style style:name="P17" style:family="paragraph" style:parent-style-name="Текст">
      <style:text-properties style:font-name="Times New Roman" fo:font-size="14pt" fo:language="uk" fo:country="UA" style:font-size-asian="14pt" style:font-name-complex="Times New Roman" style:font-size-complex="14pt"/>
    </style:style>
    <style:style style:name="P18" style:family="paragraph" style:parent-style-name="Текст" style:list-style-name="WW8Num7"/>
    <style:style style:name="P19" style:family="paragraph" style:parent-style-name="Standard">
      <style:paragraph-properties fo:text-align="justify" style:justify-single-word="false"/>
    </style:style>
    <style:style style:name="P20" style:family="paragraph" style:parent-style-name="Standard" style:list-style-name="WW8Num12">
      <style:paragraph-properties fo:text-align="justify" style:justify-single-word="false"/>
    </style:style>
    <style:style style:name="P21" style:family="paragraph" style:parent-style-name="Standard" style:list-style-name="WW8Num24">
      <style:paragraph-properties fo:text-align="justify" style:justify-single-word="false"/>
    </style:style>
    <style:style style:name="P22" style:family="paragraph" style:parent-style-name="Standard" style:list-style-name="WW8Num27">
      <style:paragraph-properties fo:text-align="justify" style:justify-single-word="false"/>
    </style:style>
    <style:style style:name="P23" style:family="paragraph" style:parent-style-name="Standard" style:list-style-name="WW8Num18">
      <style:paragraph-properties fo:text-align="justify" style:justify-single-word="false"/>
    </style:style>
    <style:style style:name="P24" style:family="paragraph" style:parent-style-name="Standard" style:list-style-name="WW8Num22">
      <style:paragraph-properties fo:text-align="justify" style:justify-single-word="false"/>
    </style:style>
    <style:style style:name="P25" style:family="paragraph" style:parent-style-name="Standard" style:list-style-name="WW8Num31">
      <style:paragraph-properties fo:text-align="justify" style:justify-single-word="false"/>
    </style:style>
    <style:style style:name="P26" style:family="paragraph" style:parent-style-name="Standard" style:list-style-name="WW8Num26">
      <style:paragraph-properties fo:text-align="justify" style:justify-single-word="false"/>
    </style:style>
    <style:style style:name="P27" style:family="paragraph" style:parent-style-name="Standard" style:list-style-name="WW8Num6">
      <style:paragraph-properties fo:text-align="justify" style:justify-single-word="false"/>
    </style:style>
    <style:style style:name="P28" style:family="paragraph" style:parent-style-name="Standard" style:list-style-name="WW8Num4">
      <style:paragraph-properties fo:text-align="justify" style:justify-single-word="false"/>
    </style:style>
    <style:style style:name="P29" style:family="paragraph" style:parent-style-name="Standard" style:list-style-name="WW8Num11">
      <style:paragraph-properties fo:text-align="justify" style:justify-single-word="false"/>
    </style:style>
    <style:style style:name="P30" style:family="paragraph" style:parent-style-name="Standard" style:list-style-name="WW8Num9">
      <style:paragraph-properties fo:text-align="justify" style:justify-single-word="false"/>
    </style:style>
    <style:style style:name="P31" style:family="paragraph" style:parent-style-name="Standard" style:list-style-name="WW8Num23">
      <style:paragraph-properties fo:text-align="justify" style:justify-single-word="false"/>
    </style:style>
    <style:style style:name="P32" style:family="paragraph" style:parent-style-name="Standard" style:list-style-name="WW8Num32">
      <style:paragraph-properties fo:text-align="justify" style:justify-single-word="false"/>
    </style:style>
    <style:style style:name="P33" style:family="paragraph" style:parent-style-name="Standard" style:list-style-name="WW8Num28">
      <style:paragraph-properties fo:text-align="justify" style:justify-single-word="false"/>
    </style:style>
    <style:style style:name="P34" style:family="paragraph" style:parent-style-name="Standard" style:list-style-name="WW8Num19">
      <style:paragraph-properties fo:text-align="justify" style:justify-single-word="false"/>
    </style:style>
    <style:style style:name="P35" style:family="paragraph" style:parent-style-name="Standard" style:list-style-name="WW8Num8">
      <style:paragraph-properties fo:text-align="justify" style:justify-single-word="false"/>
    </style:style>
    <style:style style:name="P36" style:family="paragraph" style:parent-style-name="Standard" style:list-style-name="WW8Num3">
      <style:paragraph-properties fo:text-align="justify" style:justify-single-word="false"/>
    </style:style>
    <style:style style:name="P37" style:family="paragraph" style:parent-style-name="Standard" style:list-style-name="WW8Num14">
      <style:paragraph-properties fo:text-align="justify" style:justify-single-word="false"/>
    </style:style>
    <style:style style:name="P38" style:family="paragraph" style:parent-style-name="Standard" style:list-style-name="WW8Num21">
      <style:paragraph-properties fo:text-align="justify" style:justify-single-word="false"/>
    </style:style>
    <style:style style:name="P39" style:family="paragraph" style:parent-style-name="Standard">
      <style:paragraph-properties fo:text-align="center" style:justify-single-word="false"/>
    </style:style>
    <style:style style:name="P40" style:family="paragraph" style:parent-style-name="Standard">
      <style:paragraph-properties fo:text-align="justify" style:justify-single-word="false"/>
      <style:text-properties fo:font-size="14pt" style:font-size-asian="14pt" style:font-size-complex="14pt"/>
    </style:style>
    <style:style style:name="P41" style:family="paragraph" style:parent-style-name="Standard" style:list-style-name="WW8Num29">
      <style:text-properties fo:font-size="14pt" style:font-size-asian="14pt" style:font-size-complex="14pt"/>
    </style:style>
    <style:style style:name="P42" style:family="paragraph" style:parent-style-name="Standard" style:list-style-name="WW8Num2">
      <style:text-properties fo:font-size="14pt" style:font-size-asian="14pt" style:font-size-complex="14pt"/>
    </style:style>
    <style:style style:name="P43" style:family="paragraph" style:parent-style-name="Standard" style:list-style-name="WW8Num5">
      <style:text-properties fo:font-size="14pt" style:font-size-asian="14pt" style:font-size-complex="14pt"/>
    </style:style>
    <style:style style:name="P44" style:family="paragraph" style:parent-style-name="Standard">
      <style:text-properties fo:font-size="14pt" fo:language="uk" fo:country="UA" style:font-size-asian="14pt"/>
    </style:style>
    <style:style style:name="P45" style:family="paragraph" style:parent-style-name="Standard">
      <style:paragraph-properties fo:text-align="center" style:justify-single-word="false"/>
      <style:text-properties fo:font-size="14pt" fo:language="uk" fo:country="UA" style:font-size-asian="14pt" style:font-size-complex="14pt"/>
    </style:style>
    <style:style style:name="P46" style:family="paragraph" style:parent-style-name="Standard">
      <style:paragraph-properties fo:text-align="justify" style:justify-single-word="false"/>
      <style:text-properties fo:font-size="14pt" fo:language="uk" fo:country="UA" style:font-size-asian="14pt" style:font-size-complex="14pt"/>
    </style:style>
    <style:style style:name="P47" style:family="paragraph" style:parent-style-name="Standard" style:list-style-name="WW8Num13">
      <style:paragraph-properties fo:text-align="justify" style:justify-single-word="false"/>
      <style:text-properties fo:font-size="14pt" fo:language="uk" fo:country="UA" style:font-size-asian="14pt" style:font-size-complex="14pt"/>
    </style:style>
    <style:style style:name="P48" style:family="paragraph" style:parent-style-name="Standard" style:list-style-name="WW8Num33">
      <style:paragraph-properties fo:text-align="justify" style:justify-single-word="false"/>
      <style:text-properties fo:font-size="14pt" fo:language="uk" fo:country="UA" style:font-size-asian="14pt" style:font-size-complex="14pt"/>
    </style:style>
    <style:style style:name="P49" style:family="paragraph" style:parent-style-name="Standard" style:list-style-name="WW8Num25">
      <style:paragraph-properties fo:text-align="justify" style:justify-single-word="false"/>
      <style:text-properties fo:font-size="14pt" fo:language="uk" fo:country="UA" style:font-size-asian="14pt" style:font-size-complex="14pt"/>
    </style:style>
    <style:style style:name="P50" style:family="paragraph" style:parent-style-name="Standard" style:list-style-name="WW8Num12">
      <style:paragraph-properties fo:text-align="justify" style:justify-single-word="false"/>
      <style:text-properties fo:font-size="14pt" fo:language="uk" fo:country="UA" style:font-size-asian="14pt" style:font-size-complex="14pt"/>
    </style:style>
    <style:style style:name="P51" style:family="paragraph" style:parent-style-name="Standard" style:list-style-name="WW8Num24">
      <style:paragraph-properties fo:text-align="justify" style:justify-single-word="false"/>
      <style:text-properties fo:font-size="14pt" fo:language="uk" fo:country="UA" style:font-size-asian="14pt" style:font-size-complex="14pt"/>
    </style:style>
    <style:style style:name="P52" style:family="paragraph" style:parent-style-name="Standard" style:list-style-name="WW8Num27">
      <style:paragraph-properties fo:text-align="justify" style:justify-single-word="false"/>
      <style:text-properties fo:font-size="14pt" fo:language="uk" fo:country="UA" style:font-size-asian="14pt" style:font-size-complex="14pt"/>
    </style:style>
    <style:style style:name="P53" style:family="paragraph" style:parent-style-name="Standard" style:list-style-name="WW8Num18">
      <style:paragraph-properties fo:text-align="justify" style:justify-single-word="false"/>
      <style:text-properties fo:font-size="14pt" fo:language="uk" fo:country="UA" style:font-size-asian="14pt" style:font-size-complex="14pt"/>
    </style:style>
    <style:style style:name="P54" style:family="paragraph" style:parent-style-name="Standard" style:list-style-name="WW8Num22">
      <style:paragraph-properties fo:text-align="justify" style:justify-single-word="false"/>
      <style:text-properties fo:font-size="14pt" fo:language="uk" fo:country="UA" style:font-size-asian="14pt" style:font-size-complex="14pt"/>
    </style:style>
    <style:style style:name="P55" style:family="paragraph" style:parent-style-name="Standard" style:list-style-name="WW8Num31">
      <style:paragraph-properties fo:text-align="justify" style:justify-single-word="false"/>
      <style:text-properties fo:font-size="14pt" fo:language="uk" fo:country="UA" style:font-size-asian="14pt" style:font-size-complex="14pt"/>
    </style:style>
    <style:style style:name="P56" style:family="paragraph" style:parent-style-name="Standard" style:list-style-name="WW8Num26">
      <style:paragraph-properties fo:text-align="justify" style:justify-single-word="false"/>
      <style:text-properties fo:font-size="14pt" fo:language="uk" fo:country="UA" style:font-size-asian="14pt" style:font-size-complex="14pt"/>
    </style:style>
    <style:style style:name="P57" style:family="paragraph" style:parent-style-name="Standard" style:list-style-name="WW8Num6">
      <style:paragraph-properties fo:text-align="justify" style:justify-single-word="false"/>
      <style:text-properties fo:font-size="14pt" fo:language="uk" fo:country="UA" style:font-size-asian="14pt" style:font-size-complex="14pt"/>
    </style:style>
    <style:style style:name="P58" style:family="paragraph" style:parent-style-name="Standard" style:list-style-name="WW8Num4">
      <style:paragraph-properties fo:text-align="justify" style:justify-single-word="false"/>
      <style:text-properties fo:font-size="14pt" fo:language="uk" fo:country="UA" style:font-size-asian="14pt" style:font-size-complex="14pt"/>
    </style:style>
    <style:style style:name="P59" style:family="paragraph" style:parent-style-name="Standard" style:list-style-name="WW8Num9">
      <style:paragraph-properties fo:text-align="justify" style:justify-single-word="false"/>
      <style:text-properties fo:font-size="14pt" fo:language="uk" fo:country="UA" style:font-size-asian="14pt" style:font-size-complex="14pt"/>
    </style:style>
    <style:style style:name="P60" style:family="paragraph" style:parent-style-name="Standard" style:list-style-name="WW8Num23">
      <style:paragraph-properties fo:text-align="justify" style:justify-single-word="false"/>
      <style:text-properties fo:font-size="14pt" fo:language="uk" fo:country="UA" style:font-size-asian="14pt" style:font-size-complex="14pt"/>
    </style:style>
    <style:style style:name="P61" style:family="paragraph" style:parent-style-name="Standard" style:list-style-name="WW8Num32">
      <style:paragraph-properties fo:text-align="justify" style:justify-single-word="false"/>
      <style:text-properties fo:font-size="14pt" fo:language="uk" fo:country="UA" style:font-size-asian="14pt" style:font-size-complex="14pt"/>
    </style:style>
    <style:style style:name="P62" style:family="paragraph" style:parent-style-name="Standard" style:list-style-name="WW8Num19">
      <style:paragraph-properties fo:text-align="justify" style:justify-single-word="false"/>
      <style:text-properties fo:font-size="14pt" fo:language="uk" fo:country="UA" style:font-size-asian="14pt" style:font-size-complex="14pt"/>
    </style:style>
    <style:style style:name="P63" style:family="paragraph" style:parent-style-name="Standard" style:list-style-name="WW8Num8">
      <style:paragraph-properties fo:text-align="justify" style:justify-single-word="false"/>
      <style:text-properties fo:font-size="14pt" fo:language="uk" fo:country="UA" style:font-size-asian="14pt" style:font-size-complex="14pt"/>
    </style:style>
    <style:style style:name="P64" style:family="paragraph" style:parent-style-name="Standard" style:list-style-name="WW8Num3">
      <style:paragraph-properties fo:text-align="justify" style:justify-single-word="false"/>
      <style:text-properties fo:font-size="14pt" fo:language="uk" fo:country="UA" style:font-size-asian="14pt" style:font-size-complex="14pt"/>
    </style:style>
    <style:style style:name="P65" style:family="paragraph" style:parent-style-name="Standard" style:list-style-name="WW8Num14">
      <style:paragraph-properties fo:text-align="justify" style:justify-single-word="false"/>
      <style:text-properties fo:font-size="14pt" fo:language="uk" fo:country="UA" style:font-size-asian="14pt" style:font-size-complex="14pt"/>
    </style:style>
    <style:style style:name="P66" style:family="paragraph" style:parent-style-name="Standard">
      <style:paragraph-properties fo:text-align="justify" style:justify-single-word="false"/>
      <style:text-properties fo:font-size="14pt" fo:language="uk" fo:country="UA" style:font-size-asian="14pt" style:language-asian="none" style:country-asian="none" style:font-size-complex="14pt"/>
    </style:style>
    <style:style style:name="P67" style:family="paragraph" style:parent-style-name="Standard" style:list-style-name="WW8Num17">
      <style:paragraph-properties fo:text-align="justify" style:justify-single-word="false"/>
      <style:text-properties fo:font-size="14pt" fo:language="uk" fo:country="UA" style:font-size-asian="14pt" style:font-name-complex="Times New Roman" style:font-size-complex="14pt"/>
    </style:style>
    <style:style style:name="P68" style:family="paragraph" style:parent-style-name="Standard">
      <style:paragraph-properties fo:text-align="center" style:justify-single-word="false"/>
      <style:text-properties fo:font-size="14pt" fo:language="uk" fo:country="UA" fo:font-weight="bold" style:font-size-asian="14pt" style:font-weight-asian="bold" style:font-size-complex="14pt"/>
    </style:style>
    <style:style style:name="P69" style:family="paragraph" style:parent-style-name="Standard">
      <style:paragraph-properties fo:text-align="center" style:justify-single-word="false"/>
      <style:text-properties fo:font-size="14pt" fo:language="uk" fo:country="UA" style:text-underline-style="solid" style:text-underline-width="auto" style:text-underline-color="font-color" style:font-size-asian="14pt" style:font-size-complex="14pt"/>
    </style:style>
    <style:style style:name="P70" style:family="paragraph" style:parent-style-name="Standard">
      <style:paragraph-properties fo:text-align="justify" style:justify-single-word="false"/>
      <style:text-properties fo:font-size="14pt" fo:language="uk" fo:country="UA" style:text-underline-style="solid" style:text-underline-width="auto" style:text-underline-color="font-color" style:font-size-asian="14pt" style:font-size-complex="14pt"/>
    </style:style>
    <style:style style:name="P71" style:family="paragraph" style:parent-style-name="Standard">
      <style:paragraph-properties fo:text-align="justify" style:justify-single-word="false"/>
      <style:text-properties fo:font-size="14pt" fo:language="ru" fo:country="RU" style:font-size-asian="14pt" style:font-size-complex="14pt"/>
    </style:style>
    <style:style style:name="P72" style:family="paragraph" style:parent-style-name="Standard" style:list-style-name="WW8Num21">
      <style:paragraph-properties fo:text-align="justify" style:justify-single-word="false"/>
      <style:text-properties fo:font-size="14pt" fo:language="ru" fo:country="RU" style:font-size-asian="14pt" style:font-size-complex="14pt"/>
    </style:style>
    <style:style style:name="P73" style:family="paragraph" style:parent-style-name="Standard">
      <style:text-properties fo:font-size="16pt" fo:language="uk" fo:country="UA" style:font-size-asian="16pt"/>
    </style:style>
    <style:style style:name="P74" style:family="paragraph" style:parent-style-name="Standard">
      <style:paragraph-properties fo:margin-left="0in" fo:margin-right="0in" fo:text-align="justify" style:justify-single-word="false" fo:text-indent="0.5in" style:auto-text-indent="false"/>
    </style:style>
    <style:style style:name="P75" style:family="paragraph" style:parent-style-name="Standard">
      <style:paragraph-properties fo:margin-left="0in" fo:margin-right="0in" fo:text-align="justify" style:justify-single-word="false" fo:text-indent="0.5in" style:auto-text-indent="false"/>
      <style:text-properties fo:font-size="14pt" fo:language="uk" fo:country="UA" style:font-size-asian="14pt" style:font-size-complex="14pt"/>
    </style:style>
    <style:style style:name="P76" style:family="paragraph" style:parent-style-name="Standard">
      <style:paragraph-properties fo:margin-left="0in" fo:margin-right="0in" fo:text-align="justify" style:justify-single-word="false" fo:text-indent="0.5in" style:auto-text-indent="false"/>
      <style:text-properties fo:font-size="14pt" style:font-size-asian="14pt" style:font-size-complex="14pt"/>
    </style:style>
    <style:style style:name="P77" style:family="paragraph" style:parent-style-name="Standard">
      <style:paragraph-properties fo:margin-left="0in" fo:margin-right="0in" fo:text-align="justify" style:justify-single-word="false" fo:text-indent="0.5in" style:auto-text-indent="false"/>
      <style:text-properties fo:font-size="14pt" fo:language="ru" fo:country="RU" style:font-size-asian="14pt" style:font-size-complex="14pt"/>
    </style:style>
    <style:style style:name="P78" style:family="paragraph" style:parent-style-name="Standard" style:master-page-name="Standard">
      <style:paragraph-properties fo:margin-left="0in" fo:margin-right="0in" fo:text-align="justify" style:justify-single-word="false" fo:text-indent="0.5in" style:auto-text-indent="false" style:page-number="3"/>
      <style:text-properties fo:font-size="14pt" fo:language="uk" fo:country="UA" style:font-size-asian="14pt" style:font-size-complex="14pt"/>
    </style:style>
    <style:style style:name="P79" style:family="paragraph" style:parent-style-name="Standard">
      <style:paragraph-properties fo:margin-left="0in" fo:margin-right="0in" fo:text-align="justify" style:justify-single-word="false" fo:text-indent="0.25in" style:auto-text-indent="false"/>
    </style:style>
    <style:style style:name="P80" style:family="paragraph" style:parent-style-name="Standard">
      <style:paragraph-properties fo:margin-left="0in" fo:margin-right="0in" fo:text-align="justify" style:justify-single-word="false" fo:text-indent="0.25in" style:auto-text-indent="false"/>
      <style:text-properties fo:font-size="14pt" fo:language="uk" fo:country="UA" style:font-size-asian="14pt" style:font-size-complex="14pt"/>
    </style:style>
    <style:style style:name="P81" style:family="paragraph" style:parent-style-name="Standard">
      <style:paragraph-properties fo:margin-left="0.5in" fo:margin-right="0in" fo:text-align="justify" style:justify-single-word="false" fo:text-indent="0in" style:auto-text-indent="false"/>
    </style:style>
    <style:style style:name="P82" style:family="paragraph" style:parent-style-name="Standard">
      <style:paragraph-properties fo:margin-left="0.25in" fo:margin-right="0in" fo:text-align="justify" style:justify-single-word="false" fo:text-indent="0in" style:auto-text-indent="false"/>
      <style:text-properties fo:font-size="14pt" fo:language="uk" fo:country="UA" style:font-size-asian="14pt" style:font-size-complex="14pt"/>
    </style:style>
    <style:style style:name="P83" style:family="paragraph" style:parent-style-name="Standard">
      <style:paragraph-properties fo:margin-left="0.5in" fo:margin-right="0in" fo:text-align="justify" style:justify-single-word="false" fo:text-indent="0.5in" style:auto-text-indent="false"/>
    </style:style>
    <style:style style:name="P84" style:family="paragraph" style:parent-style-name="Standard">
      <style:paragraph-properties fo:margin-left="0.5in" fo:margin-right="0in" fo:text-align="justify" style:justify-single-word="false" fo:text-indent="0.5in" style:auto-text-indent="false"/>
      <style:text-properties fo:font-size="14pt" style:font-size-asian="14pt" style:font-size-complex="14pt"/>
    </style:style>
    <style:style style:name="P85" style:family="paragraph" style:parent-style-name="Standard">
      <style:paragraph-properties fo:margin-left="0.5in" fo:margin-right="0in" fo:text-align="justify" style:justify-single-word="false" fo:text-indent="0.5in" style:auto-text-indent="false"/>
      <style:text-properties fo:font-size="14pt" fo:language="ru" fo:country="RU" style:font-size-asian="14pt" style:font-size-complex="14pt"/>
    </style:style>
    <style:style style:name="P86" style:family="paragraph" style:parent-style-name="Standard">
      <style:paragraph-properties fo:margin-left="0.5in" fo:margin-right="0in" fo:text-align="justify" style:justify-single-word="false" fo:text-indent="0.5in" style:auto-text-indent="false"/>
      <style:text-properties fo:font-size="14pt" fo:language="uk" fo:country="UA" style:font-size-asian="14pt" style:font-size-complex="14pt"/>
    </style:style>
    <style:style style:name="P87" style:family="paragraph" style:parent-style-name="Standard" style:list-style-name="WW8Num30">
      <style:paragraph-properties fo:margin-left="0.75in" fo:margin-right="0in" fo:text-align="justify" style:justify-single-word="false" fo:text-indent="-0.25in" style:auto-text-indent="false">
        <style:tab-stops>
          <style:tab-stop style:position="0.75in"/>
        </style:tab-stops>
      </style:paragraph-properties>
    </style:style>
    <style:style style:name="P88" style:family="paragraph" style:parent-style-name="Standard" style:list-style-name="WW8Num30">
      <style:paragraph-properties fo:margin-left="0.75in" fo:margin-right="0in" fo:text-align="justify" style:justify-single-word="false" fo:text-indent="-0.25in" style:auto-text-indent="false">
        <style:tab-stops>
          <style:tab-stop style:position="0.75in"/>
        </style:tab-stops>
      </style:paragraph-properties>
      <style:text-properties fo:font-size="14pt" fo:language="uk" fo:country="UA" style:font-size-asian="14pt" style:font-size-complex="14pt"/>
    </style:style>
    <style:style style:name="P89" style:family="paragraph" style:parent-style-name="Standard">
      <style:paragraph-properties fo:margin-left="0in" fo:margin-right="0in" fo:text-align="justify" style:justify-single-word="false" fo:text-indent="0.3646in" style:auto-text-indent="false"/>
    </style:style>
    <style:style style:name="P90" style:family="paragraph" style:parent-style-name="Standard">
      <style:paragraph-properties fo:margin-left="0in" fo:margin-right="0in" fo:text-align="justify" style:justify-single-word="false" fo:text-indent="0.3937in" style:auto-text-indent="false"/>
    </style:style>
    <style:style style:name="P91" style:family="paragraph" style:parent-style-name="Standard">
      <style:paragraph-properties fo:margin-left="0in" fo:margin-right="0in" fo:text-align="justify" style:justify-single-word="false" fo:text-indent="0.3937in" style:auto-text-indent="false"/>
      <style:text-properties fo:font-size="14pt" style:font-size-asian="14pt" style:font-size-complex="14pt"/>
    </style:style>
    <style:style style:name="P92" style:family="paragraph" style:parent-style-name="Standard">
      <style:paragraph-properties fo:margin-left="0in" fo:margin-right="0in" fo:text-align="justify" style:justify-single-word="false" fo:text-indent="0.3937in" style:auto-text-indent="false"/>
      <style:text-properties fo:font-size="14pt" fo:language="uk" fo:country="UA" style:font-size-asian="14pt" style:font-size-complex="14pt"/>
    </style:style>
    <style:style style:name="P93" style:family="paragraph">
      <loext:graphic-properties draw:fill="none" draw:fill-color="#ffffff"/>
      <style:paragraph-properties fo:text-align="center" style:writing-mode="lr-tb"/>
    </style:style>
    <style:style style:name="P94" style:family="paragraph">
      <loext:graphic-properties draw:fill="solid" draw:fill-color="#ffffff"/>
      <style:paragraph-properties style:writing-mode="lr-tb"/>
    </style:style>
    <style:style style:name="T1" style:family="text">
      <style:text-properties fo:font-size="14pt" style:font-size-asian="14pt" style:font-size-complex="14pt"/>
    </style:style>
    <style:style style:name="T2" style:family="text">
      <style:text-properties fo:font-size="14pt" fo:language="uk" fo:country="UA" style:font-size-asian="14pt" style:font-size-complex="14pt"/>
    </style:style>
    <style:style style:name="T3" style:family="text">
      <style:text-properties fo:font-size="14pt" fo:language="uk" fo:country="UA" style:font-size-asian="14pt" style:language-asian="none" style:country-asian="none" style:font-size-complex="14pt"/>
    </style:style>
    <style:style style:name="T4" style:family="text">
      <style:text-properties fo:font-size="14pt" fo:language="uk" fo:country="UA" style:text-underline-style="solid" style:text-underline-width="auto" style:text-underline-color="font-color" style:font-size-asian="14pt" style:font-size-complex="14pt"/>
    </style:style>
    <style:style style:name="T5" style:family="text">
      <style:text-properties fo:font-size="14pt" fo:language="ru" fo:country="RU" style:font-size-asian="14pt" style:font-size-complex="14pt"/>
    </style:style>
    <style:style style:name="T6" style:family="text">
      <style:text-properties fo:language="uk" fo:country="UA"/>
    </style:style>
    <style:style style:name="T7" style:family="text">
      <style:text-properties style:font-size-complex="14pt"/>
    </style:style>
    <style:style style:name="T8" style:family="text">
      <style:text-properties fo:language="ru" fo:country="RU"/>
    </style:style>
    <style:style style:name="T9" style:family="text">
      <style:text-properties fo:language="ru" fo:country="RU" style:font-size-complex="14pt"/>
    </style:style>
    <style:style style:name="T10" style:family="text">
      <style:text-properties fo:font-size="18pt" fo:language="uk" fo:country="UA" fo:font-weight="bold" style:font-size-asian="18pt" style:language-asian="uk" style:country-asian="UA" style:font-weight-asian="bold" style:font-size-complex="18pt"/>
    </style:style>
    <style:style style:name="T11" style:family="text">
      <style:text-properties style:text-position="super 58%" fo:font-size="14pt" fo:language="uk" fo:country="UA" style:font-size-asian="14pt" style:font-size-complex="14pt"/>
    </style:style>
    <style:style style:name="T12" style:family="text">
      <style:text-properties style:font-name-complex="Times New Roman"/>
    </style:style>
    <style:style style:name="T13" style:family="text">
      <style:text-properties style:font-name="Times New Roman" fo:font-size="14pt" fo:language="uk" fo:country="UA" style:font-size-asian="14pt" style:font-name-complex="Times New Roman" style:font-size-complex="14pt"/>
    </style:style>
    <style:style style:name="T14" style:family="text">
      <style:text-properties style:font-name="Times New Roman" fo:font-size="14pt" style:font-size-asian="14pt" style:font-name-complex="Times New Roman" style:font-size-complex="14pt"/>
    </style:style>
    <style:style style:name="T15" style:family="text">
      <style:text-properties fo:font-size="13pt" style:font-size-asian="13pt"/>
    </style:style>
    <style:style style:name="T16" style:family="text">
      <style:text-properties officeooo:rsid="00117db8"/>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padding-left="0.1in" fo:padding-right="0.1in" fo:padding-top="0.05in" fo:padding-bottom="0.05in" fo:border="0.74pt solid #000000"/>
    </style:style>
    <style:style style:name="fr2" style:family="graphic" style:parent-style-name="Frame">
      <style:graphic-properties style:wrap="dynamic" style:number-wrapped-paragraphs="no-limit" style:vertical-pos="from-top" style:vertical-rel="paragraph" style:horizontal-pos="center" style:horizontal-rel="page-content" fo:padding="0.0008in" fo:border="none"/>
    </style:style>
    <style:style style:name="gr1" style:family="graphic">
      <style:graphic-properties draw:stroke="solid" svg:stroke-width="0.0102in" svg:stroke-color="#000000" draw:marker-end="msArrowEnd_20_5" draw:marker-end-width="0.0835in" draw:marker-end-center="false" svg:stroke-opacity="1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102in" svg:stroke-color="#000000" svg:stroke-opacity="100%" draw:stroke-linejoin="miter" svg:stroke-linecap="square" draw:fill="solid" draw:fill-color="#ffffff" draw:textarea-horizontal-align="left" draw:textarea-vertical-align="middle" draw:auto-grow-height="false" fo:min-height="0.1154in" fo:min-width="0in"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width="0.0102in" svg:stroke-color="#000000" svg:stroke-opacity="100%" draw:stroke-linejoin="miter" svg:stroke-linecap="square" draw:fill="solid" draw:fill-color="#ffffff" draw:textarea-horizontal-align="left" draw:textarea-vertical-align="middle" draw:auto-grow-height="false" fo:min-height="1.0028in" fo:min-width="0in"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svg:stroke-width="0.0102in" svg:stroke-color="#000000" svg:stroke-opacity="100%" draw:stroke-linejoin="miter" svg:stroke-linecap="square" draw:fill="solid" draw:fill-color="#ffffff" draw:textarea-horizontal-align="left" draw:textarea-vertical-align="middle" draw:auto-grow-height="false" fo:min-height="0.1154in" fo:min-width="1.1319in"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width="0.0102in" svg:stroke-color="#000000" svg:stroke-opacity="100%" draw:stroke-linejoin="miter" svg:stroke-linecap="square" draw:fill="solid" draw:fill-color="#ffffff" draw:textarea-horizontal-align="left" draw:textarea-vertical-align="middle" draw:auto-grow-height="false" fo:min-height="1.3972in" fo:min-width="0in"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style:style>
    <style:style style:name="gr6" style:family="graphic">
      <style:graphic-properties draw:stroke="solid" svg:stroke-width="0.0102in" svg:stroke-color="#000000" svg:stroke-opacity="100%" draw:stroke-linejoin="miter" svg:stroke-linecap="square" draw:fill="solid" draw:fill-color="#ffffff" draw:textarea-horizontal-align="left" draw:textarea-vertical-align="middle" draw:auto-grow-height="false" fo:min-height="0.7583in" fo:min-width="0in"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style:style>
    <style:style style:name="gr7" style:family="graphic">
      <style:graphic-properties draw:stroke="solid" svg:stroke-width="0.0102in" svg:stroke-color="#000000" svg:stroke-opacity="100%" draw:stroke-linejoin="miter" svg:stroke-linecap="square" draw:fill="solid" draw:fill-color="#ffffff" draw:textarea-horizontal-align="left" draw:textarea-vertical-align="middle" draw:auto-grow-height="false" fo:min-height="0.1154in" fo:min-width="0.5917in"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text:p text:style-name="P45">ВІННИЦЬКИЙ НАЦІОНАЛЬНИЙ ТЕХНІЧНИЙ УНІВЕРСИТЕТ</text:p>
      <text:h text:style-name="Heading_20_1" text:outline-level="1"><text:span text:style-name="T7">КАФЕДРА КОМП</text:span><text:span text:style-name="T9">’</text:span><text:span text:style-name="T7">ЮТЕРНИХ НАУК</text:span></text:h>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МЕТОДІЧНІ <text:s/>ВКАЗІВКИ</text:p>
      <text:p text:style-name="P45">до виконання лабораторних <text:s/>робіт <text:s/>з дисципліни</text:p>
      <text:p text:style-name="P39"><text:span text:style-name="T2">«</text:span><text:span text:style-name="Body_20_text_20__28_11_29_12"><text:span text:style-name="T10">Операційні системи</text:span></text:span><text:span text:style-name="T2">»</text:span></text:p>
      <text:p text:style-name="P45">для студентів бакалаврського напряму <text:line-break/>6.050101 «Комп’ютерні науки»</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Вінниця ВНТУ 2012</text:p>
      <text:p text:style-name="P45"/>
      <text:p text:style-name="P45"/>
      <text:p text:style-name="P45"/>
      <text:p text:style-name="P74"><text:soft-page-break/><text:span text:style-name="T2">Д</text:span><text:span text:style-name="T5">ані методичні вказівки містять рекомендації для сту­дентів щодо виконання лабораторних робіт з дисципліни "</text:span><text:span text:style-name="T2">Операційні системи компьютерних мереж</text:span><text:span text:style-name="T5">". Передба­чається знання студентами теоретичного матеріалу з основних </text:span><text:span text:style-name="T2">функцій мови високого рівня Сі.</text:span><text:span text:style-name="T5"> До кожної лабораторної роботи додаються короткі теоретичні відомості, необхідні для її виконання, контрольні запитання, на які студент повинен дати відповідь під час захисту роботи, варіанти завдань, список рекомендованої літератури.</text:span></text:p>
      <text:p text:style-name="P46"/>
      <text:p text:style-name="P46"/>
      <text:p text:style-name="P1">Лабораторна робота №1</text:p>
      <text:p text:style-name="Заголовок"><text:span text:style-name="T6">Знайомство з операційною системою </text:span>Unix<text:span text:style-name="T6"> (</text:span>Linux<text:span text:style-name="T6">, </text:span>FreeBSD<text:span text:style-name="T6">), реєстрація користувача</text:span></text:p>
      <text:p text:style-name="P45"/>
      <text:p text:style-name="P19"><text:span text:style-name="T4">Мета роботи:</text:span><text:span text:style-name="T2"> ознайомити студентів з операційною системою </text:span><text:span text:style-name="T1">Unix</text:span><text:span text:style-name="T2"> (</text:span><text:span text:style-name="T1">Linux</text:span><text:span text:style-name="T2">, </text:span><text:span text:style-name="T1">FreeBSD</text:span><text:span text:style-name="T2">) на рівні користувача (робота з файлами і каталогами) та з текстовим редактором </text:span><text:span text:style-name="T1">vi</text:span><text:span text:style-name="T2">.</text:span></text:p>
      <text:p text:style-name="P46"/>
      <text:p text:style-name="P69">Загальні відомості</text:p>
      <text:p text:style-name="P19"><text:span text:style-name="T2"><text:tab/></text:span><text:span text:style-name="T1">UNIX</text:span><text:span text:style-name="T2"> є однією з найбільш вдалих операційних систем за всю історію розвитку комп'ютерної техніки [1]. Це єдина система, яка створена без будь-яких вимог до підтримки старого програмного забезпечення. Принцип найскорішого застосування та розвитку всіх її новітніх технологій зберігається й по теперішній час.</text:span></text:p>
      <text:p text:style-name="P19"><text:span text:style-name="T2"><text:tab/></text:span><text:span text:style-name="T1">UNIX</text:span><text:span text:style-name="T2"> сьогодні - це найпотужніша 32- або 64-розрядна багатозадачна, багатокористувачева, високопродуктивна та висо­конадійна операційна система мережі. Жодна з існуючих на сьогоднішній день інших операційних систем не може перевищити усіх вишеперерахованих показників.</text:span></text:p>
      <text:p text:style-name="P19"><text:span text:style-name="T2"><text:tab/></text:span><text:span text:style-name="T1">UNIX</text:span><text:span text:style-name="T2"> була першою операційною системою, побудованою за модульним принципом. Мінімізоване ядро системи знаходиться в оперативній пам</text:span><text:span text:style-name="T5">'</text:span><text:span text:style-name="T2">яті комп</text:span><text:span text:style-name="T5">'</text:span><text:span text:style-name="T2">ютера і не виконує жодної безпосередньої функції користувача. Для продуктивної роботи між користувачем і ядром системи існує багато модулів, які виконують ролі посередників. </text:span></text:p>
      <text:p text:style-name="P19"><text:span text:style-name="T2"><text:tab/>Ядро має обмежений і строго оптимізований набір сис­темних програм, які керують базовими ресурсами комп</text:span><text:span text:style-name="T5">'</text:span><text:span text:style-name="T2">ютерної системи. Такий підхід дає можливість дуже вдало будувати відношення між користувачем та системою, додаючи, при необхідності, окремі модулі для обслуговування нових вимог клієнтів. У цьому випадку ядро бере на себе диспетчерські функції: розподілення пам</text:span><text:span text:style-name="T5">'</text:span><text:span text:style-name="T2">яті, контроль доступу до сис­темних ресурсів і таке інше. Крім того, у ядрі </text:span><text:span text:style-name="T1">UNIX</text:span><text:span text:style-name="T5"> </text:span><text:span text:style-name="T2">зна­ходяться важливі </text:span><text:soft-page-break/><text:span text:style-name="T2">системні таблиці, необхідні для побудови зв</text:span><text:span text:style-name="T5">'</text:span><text:span text:style-name="T2">язаних програмних ланцюжків.</text:span></text:p>
      <text:p text:style-name="P46"/>
      <text:p text:style-name="P46"/>
      <text:p text:style-name="P45">Вхід до системи</text:p>
      <text:p text:style-name="P46"><text:tab/>Вхід до системи здійснюється на початку кожного сеансу роботи за терміналом і дає можливість користувачу іденти­фікувати себе для ведення обліку використання обчислювального комплексу. </text:p>
      <text:p text:style-name="P19"><text:span text:style-name="T2"><text:tab/>Для реєстрації в системі користувачу необхідно задати своє вхідне ім'я (login) та пароль (</text:span><text:span text:style-name="T1">password</text:span><text:span text:style-name="T2">).</text:span></text:p>
      <text:p text:style-name="P19"><text:span text:style-name="T2"><text:tab/>З метою убезпечення від несанкціонованого входу до системи іншого користувача, існує можливість змінювати свій пароль через певний час. Так, при використанні команди </text:span><text:span text:style-name="T1">passwd</text:span><text:span text:style-name="T2"> (зміна пароля) система спочатку запитає стару послідовність символів, а потім задається нова комбінація. Після першого запиту виконується перевірка на відповідність нового пароля технічним вимогам. Якщо така відповідність існує, система запитає іншу копію нового пароля, потім копії порівнюються. У випадку невідповідності нових копій, цикл введення паролей буде повторений.</text:span></text:p>
      <text:p text:style-name="P45"/>
      <text:p text:style-name="P45">Технічні вимоги до паролей</text:p>
      <text:list xml:id="list3556811012" text:style-name="WW8Num13">
        <text:list-item>
          <text:p text:style-name="P47">Кожний пароль повинен мати не менше 6-ти символів. У випад­ках, коли послідовність символів перевишує 6, - значущими є тільки перші 8;</text:p>
        </text:list-item>
        <text:list-item>
          <text:p text:style-name="P47">Кожен пароль повинен мати, як мінімум, дві букви (велику чи маленьку) та одну цифру або знак;</text:p>
        </text:list-item>
        <text:list-item>
          <text:p text:style-name="P47">Кожен пароль повинен відрізнятися від вхідного імені (login'у), яке прочитане зліва направо або навпаки, та від циклічних зсувань вхідного імені;</text:p>
        </text:list-item>
        <text:list-item>
          <text:p text:style-name="P47">Новий пароль повинен відрізнятись від попереднього хоча б трьома знаками (не враховуючи регістру великих та маленьких букв).</text:p>
        </text:list-item>
      </text:list>
      <text:p text:style-name="P46"/>
      <text:p text:style-name="P79"><text:span text:style-name="T2">При виконанні багатьох робіт в операційній системі </text:span><text:span text:style-name="T1">Unix</text:span><text:span text:style-name="T2"> важливо вміти користуватися деякими основними командами маніпулювання з файлами та каталогами.</text:span></text:p>
      <text:p text:style-name="P80">До таких команд відносяться:</text:p>
      <text:list xml:id="list362941196" text:style-name="WW8Num33">
        <text:list-item>
          <text:p text:style-name="P48">роздрук змісту каталогу</text:p>
        </text:list-item>
      </text:list>
      <text:p text:style-name="P81"><text:span text:style-name="T2">наприклад: <text:s text:c="9"/></text:span><text:span text:style-name="T1">ls -l /home/usr1</text:span></text:p>
      <text:p text:style-name="P19"><text:span text:style-name="T2"><text:tab/><text:tab/>роздрук змісту каталогу </text:span><text:span text:style-name="T5">/</text:span><text:span text:style-name="T1">home</text:span><text:span text:style-name="T5">/</text:span><text:span text:style-name="T1">usr</text:span><text:span text:style-name="T5">1</text:span><text:span text:style-name="T2"> користувача </text:span><text:span text:style-name="T1">usr</text:span><text:span text:style-name="T5">1</text:span></text:p>
      <text:list xml:id="list203710466412334" text:continue-numbering="true" text:style-name="WW8Num33">
        <text:list-item>
          <text:p text:style-name="P48">копіювання файлів</text:p>
        </text:list-item>
      </text:list>
      <text:p text:style-name="P81"><text:span text:style-name="T2">наприклад: <text:s text:c="9"/></text:span><text:span text:style-name="T1">cp Mydocument /usr/doc/</text:span></text:p>
      <text:p text:style-name="P19"><text:span text:style-name="T2"><text:tab/><text:tab/>копіювання файла </text:span><text:span text:style-name="T1">Mydocument</text:span><text:span text:style-name="T2"> у каталог /</text:span><text:span text:style-name="T1">usr</text:span><text:span text:style-name="T2">/</text:span><text:span text:style-name="T1">doc</text:span><text:span text:style-name="T2">/</text:span></text:p>
      <text:list xml:id="list203710034693237" text:continue-numbering="true" text:style-name="WW8Num33">
        <text:list-item>
          <text:p text:style-name="P48">зміна назви файла</text:p>
        </text:list-item>
      </text:list>
      <text:p text:style-name="P81"><text:span text:style-name="T2">наприклад: <text:s text:c="9"/>mv</text:span><text:span text:style-name="T1"> Mydocument MyNewdocument</text:span></text:p>
      <text:p text:style-name="P19"><text:span text:style-name="T2"><text:tab/><text:tab/>зміна назви файла </text:span><text:span text:style-name="T1">Mydocument</text:span><text:span text:style-name="T2"> на </text:span><text:span text:style-name="T1">MyNewdocument</text:span></text:p>
      <text:list xml:id="list203710313020810" text:continue-numbering="true" text:style-name="WW8Num33">
        <text:list-item>
          <text:p text:style-name="P48">створення каталогу</text:p>
        </text:list-item>
      </text:list>
      <text:p text:style-name="P79"><text:span text:style-name="T2">наприклад: <text:s text:c="9"/>m</text:span><text:span text:style-name="T1">kdir NewDirectory</text:span></text:p>
      <text:p text:style-name="P19"><text:soft-page-break/><text:span text:style-name="T2"><text:tab/><text:tab/>створення каталогу </text:span><text:span text:style-name="T1">NewDirectory</text:span></text:p>
      <text:list xml:id="list203709035523799" text:continue-numbering="true" text:style-name="WW8Num33">
        <text:list-item>
          <text:p text:style-name="P48">вилучення каталогу</text:p>
        </text:list-item>
      </text:list>
      <text:p text:style-name="P79"><text:span text:style-name="T2">наприклад: <text:s text:c="9"/></text:span><text:span text:style-name="T5">r</text:span><text:span text:style-name="T2">m</text:span><text:span text:style-name="T1">dir OldDirectory</text:span></text:p>
      <text:p text:style-name="P19"><text:span text:style-name="T2"><text:tab/><text:tab/>вилучення каталогу </text:span><text:span text:style-name="T1">OldDirectory</text:span></text:p>
      <text:list xml:id="list203710371870620" text:continue-numbering="true" text:style-name="WW8Num33">
        <text:list-item>
          <text:p text:style-name="P48">зміна назви каталогу</text:p>
        </text:list-item>
      </text:list>
      <text:p text:style-name="P81"><text:span text:style-name="T2">наприклад: <text:s text:c="9"/>mvdir</text:span><text:span text:style-name="T1"> OldDirectory NewDirectory</text:span></text:p>
      <text:p text:style-name="P19"><text:span text:style-name="T2"><text:tab/><text:tab/>зміна назви каталогу </text:span><text:span text:style-name="T1">OldDirectory</text:span><text:span text:style-name="T2"> на </text:span><text:span text:style-name="T1">NewDirectory</text:span></text:p>
      <text:list xml:id="list203709450257665" text:continue-numbering="true" text:style-name="WW8Num33">
        <text:list-item>
          <text:p text:style-name="P48">роздрук змісту файла</text:p>
        </text:list-item>
      </text:list>
      <text:p text:style-name="P81"><text:span text:style-name="T2">наприклад: <text:s text:c="9"/></text:span><text:span text:style-name="T1">cat MyNewFile</text:span><text:span text:style-name="T2"> </text:span><text:span text:style-name="T1"><text:s/></text:span><text:span text:style-name="T2">або </text:span><text:span text:style-name="T1"><text:s/>less MyNewFile</text:span></text:p>
      <text:p text:style-name="P19"><text:span text:style-name="T2"><text:tab/><text:tab/>роздрук змісту файла </text:span><text:span text:style-name="T1">MyNewFile</text:span></text:p>
      <text:p text:style-name="P46"/>
      <text:p text:style-name="P19"><text:span text:style-name="T2">Основні режими редактора </text:span><text:span text:style-name="T1">vi</text:span><text:span text:style-name="T2">:</text:span></text:p>
      <text:list xml:id="list2077366039" text:style-name="WW8Num25">
        <text:list-item>
          <text:p text:style-name="P49">командний режим (зразу після входу у редактор);</text:p>
        </text:list-item>
        <text:list-item>
          <text:p text:style-name="P49">порядкового редагування;</text:p>
        </text:list-item>
        <text:list-item>
          <text:p text:style-name="P49">режим редагування.</text:p>
        </text:list-item>
      </text:list>
      <text:p text:style-name="P46"/>
      <text:p text:style-name="P19"><text:span text:style-name="T2">Основні команди редактора </text:span><text:span text:style-name="T1">vi</text:span><text:span text:style-name="T2">:</text:span></text:p>
      <text:p text:style-name="P46">а,і,о - вхід до режиму редагування,</text:p>
      <text:p text:style-name="P19"><text:span text:style-name="T1">ZZ</text:span><text:span text:style-name="T5"> - </text:span><text:span text:style-name="T2">вихід з редактора з записом,</text:span></text:p>
      <text:p text:style-name="P19"><text:span text:style-name="T1">esc</text:span><text:span text:style-name="T5"> - </text:span><text:span text:style-name="T2">вхід до командного режиму,</text:span></text:p>
      <text:p text:style-name="P46">: - вхід до режиму порядкового редагування,</text:p>
      <text:p text:style-name="P19"><text:span text:style-name="T5">:</text:span><text:span text:style-name="T1">wq</text:span><text:span text:style-name="T5"> - </text:span><text:span text:style-name="T2">вихід з редактора з записом,</text:span></text:p>
      <text:p text:style-name="P19"><text:span text:style-name="T5">:</text:span><text:span text:style-name="T1">q</text:span><text:span text:style-name="T5">! - </text:span><text:span text:style-name="T2">вихід з редактора без запису,</text:span></text:p>
      <text:p text:style-name="P19"><text:span text:style-name="T1">enter</text:span><text:span text:style-name="T5"> - </text:span><text:span text:style-name="T2">вхід до режиму командного режиму з порядкового </text:span></text:p>
      <text:p text:style-name="P19"><text:span text:style-name="T2"><text:s text:c="8"/>редагування,</text:span></text:p>
      <text:p text:style-name="P19"><text:span text:style-name="T1">h</text:span><text:span text:style-name="T5"> </text:span><text:span text:style-name="T2">чи стрілка вліво - перехід на знак ліворуч,</text:span></text:p>
      <text:p text:style-name="P19"><text:span text:style-name="T1">l</text:span><text:span text:style-name="T2"> чи стрілка вправо - перехід на знак праворуч,</text:span></text:p>
      <text:p text:style-name="P19"><text:span text:style-name="T1">j</text:span><text:span text:style-name="T2"> чи стрілка вниз - перехід на рядок вниз,</text:span></text:p>
      <text:p text:style-name="P19"><text:span text:style-name="T1">k</text:span><text:span text:style-name="T2"> чи стрілка вверх - перехід на рядок вверх,</text:span></text:p>
      <text:p text:style-name="P19"><text:span text:style-name="T1">Ctrl</text:span><text:span text:style-name="T5"> - </text:span><text:span text:style-name="T1">F</text:span><text:span text:style-name="T5"> - </text:span><text:span text:style-name="T2">перехід на екран вверх,</text:span></text:p>
      <text:p text:style-name="P19"><text:span text:style-name="T1">Ctrl</text:span><text:span text:style-name="T5"> - </text:span><text:span text:style-name="T1">B</text:span><text:span text:style-name="T5"> - </text:span><text:span text:style-name="T2">перехід на екран вниз,</text:span></text:p>
      <text:p text:style-name="P46">х - вилучає знак у командному режимі,</text:p>
      <text:p text:style-name="P19"><text:span text:style-name="T2">(</text:span><text:span text:style-name="T1">n</text:span><text:span text:style-name="T2">) - коефіцієнт повторення (встановлюється перед вилучен­ням, </text:span></text:p>
      <text:p text:style-name="P19"><text:span text:style-name="T2"><text:s text:c="6"/>копіюванням, і т.ін.)</text:span></text:p>
      <text:p text:style-name="P19"><text:span text:style-name="T2">(</text:span><text:span text:style-name="T1">n</text:span><text:span text:style-name="T2">)х - вилучає n знаків у командному режимі,</text:span></text:p>
      <text:p text:style-name="P19"><text:span text:style-name="T1">dd</text:span><text:span text:style-name="T2"> - вилучає рядок у командному режимі,</text:span></text:p>
      <text:p text:style-name="P19"><text:span text:style-name="T2">(</text:span><text:span text:style-name="T1">n</text:span><text:span text:style-name="T2">)</text:span><text:span text:style-name="T1">dd</text:span><text:span text:style-name="T2"> - вилучає n рядків у командному режимі,</text:span></text:p>
      <text:p text:style-name="P46">сс - заміна рядка з командного режиму (переходом до режиму </text:p>
      <text:p text:style-name="P19"><text:span text:style-name="T2"><text:s text:c="5"/>введення і вилучення тексту з рядка)</text:span></text:p>
      <text:p text:style-name="P19"><text:span text:style-name="T1">u</text:span><text:span text:style-name="T5"> - </text:span><text:span text:style-name="T2">відміна останньої операції,</text:span></text:p>
      <text:p text:style-name="P46">p - розташовування поперед курсора активного або вилученого </text:p>
      <text:p text:style-name="P19"><text:span text:style-name="T2"><text:s text:c="4"/>тексту,</text:span></text:p>
      <text:p text:style-name="P19"><text:span text:style-name="T2">(</text:span><text:span text:style-name="T1">n</text:span><text:span text:style-name="T2">)</text:span><text:span text:style-name="T1">dd</text:span><text:span text:style-name="T2"> </text:span><text:span text:style-name="T1">p</text:span><text:span text:style-name="T2"> - переміщення </text:span><text:span text:style-name="T1">n</text:span><text:span text:style-name="T2"> рядків,</text:span></text:p>
      <text:p text:style-name="P19"><text:span text:style-name="T2">(</text:span><text:span text:style-name="T1">n</text:span><text:span text:style-name="T2">)уу </text:span><text:span text:style-name="T1">p</text:span><text:span text:style-name="T2"> - копіювання </text:span><text:span text:style-name="T1">n</text:span><text:span text:style-name="T2"> рядків.</text:span></text:p>
      <text:p text:style-name="P19"><text:soft-page-break/><text:span text:style-name="T2"><text:tab/>Редактор </text:span><text:span text:style-name="T1">vi</text:span><text:span text:style-name="T5"> </text:span><text:span text:style-name="T2">вважається першим і найпродуктивнішим редак­тором в операційній системі </text:span><text:span text:style-name="T1">UNIX</text:span><text:span text:style-name="T2">. Існуюча величезна кількість команд також дозволяє виконувати однакові операції за допомогою різних команд. Це зроблено як для зручності при роботі на різ­них апаратних платформах, так і для задоволення різного смаку користувачів.</text:span></text:p>
      <text:p text:style-name="P46"/>
      <text:p text:style-name="P46"/>
      <text:p text:style-name="P69">Контрольні питання</text:p>
      <text:list xml:id="list2488445134" text:style-name="WW8Num12">
        <text:list-item>
          <text:p text:style-name="P50">Перерахуйте технічні вимоги щодо паролей.</text:p>
        </text:list-item>
        <text:list-item>
          <text:p text:style-name="P50">Назвіть основні команди роботи з файлами та каталогами, їх застосування.</text:p>
        </text:list-item>
        <text:list-item>
          <text:p text:style-name="P20"><text:span text:style-name="T2">Назвіть основні режими та команди роботи з редактором </text:span><text:span text:style-name="T1">vi</text:span><text:span text:style-name="T2">.</text:span></text:p>
        </text:list-item>
      </text:list>
      <text:p text:style-name="P46"/>
      <text:p text:style-name="P69">Завдання</text:p>
      <text:p text:style-name="P19"><text:span text:style-name="T2">1.Зареєструватись в операційній системі як користувач (ім</text:span><text:span text:style-name="T5">'</text:span><text:span text:style-name="T2">я та пароль візьміть у викладача);</text:span></text:p>
      <text:list xml:id="list393887018" text:style-name="WW8Num24">
        <text:list-item>
          <text:p text:style-name="P51">Замінити пароль:</text:p>
        </text:list-item>
      </text:list>
      <text:list xml:id="list1079433721" text:style-name="WW8Num27">
        <text:list-item>
          <text:p text:style-name="P52">за допомогою простого пароля (наприклад 123456)</text:p>
        </text:list-item>
        <text:list-item>
          <text:p text:style-name="P52">за допомогою отриманого у викладача пароля зі зміною двох символів;</text:p>
        </text:list-item>
        <text:list-item>
          <text:p text:style-name="P22"><text:span text:style-name="T2">за допомогою введення складного пароля (наприклад </text:span><text:span text:style-name="T1">ReW</text:span><text:span text:style-name="T5">#2</text:span><text:span text:style-name="T1">z</text:span><text:span text:style-name="T2">)</text:span></text:p>
        </text:list-item>
      </text:list>
      <text:list xml:id="list203709484065532" text:continue-list="list393887018" text:style-name="WW8Num24">
        <text:list-item>
          <text:p text:style-name="P51">Одержати у викладача контрольну картку по основних командах маніпулювання з файлами та каталогами;</text:p>
        </text:list-item>
        <text:list-item>
          <text:p text:style-name="P21"><text:span text:style-name="T2">Одержати у викладача контрольну картку по основних командах редактора </text:span><text:span text:style-name="T1">vi</text:span><text:span text:style-name="T2">;</text:span></text:p>
        </text:list-item>
        <text:list-item>
          <text:p text:style-name="P51">Підготувати звіт по лабораторній роботі.</text:p>
        </text:list-item>
      </text:list>
      <text:p text:style-name="P46"/>
      <text:p text:style-name="P46"/>
      <text:p text:style-name="P69">Зміст звіту:</text:p>
      <text:list xml:id="list2480329616" text:style-name="WW8Num18">
        <text:list-item>
          <text:p text:style-name="P53">короткі відповіді на контрольні питання;</text:p>
        </text:list-item>
        <text:list-item>
          <text:p text:style-name="P23"><text:span text:style-name="T2">призначення описаних команд операційної системи </text:span><text:span text:style-name="T1">Unix</text:span><text:span text:style-name="T5">;</text:span></text:p>
        </text:list-item>
        <text:list-item>
          <text:p text:style-name="P23"><text:span text:style-name="T2">призначення основних команд редактора </text:span><text:span text:style-name="T1">vi</text:span><text:span text:style-name="T2">.</text:span></text:p>
        </text:list-item>
      </text:list>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46"/>
      <text:p text:style-name="P46"/>
      <text:p text:style-name="P46"/>
      <text:p text:style-name="P46"/>
      <text:p text:style-name="P46"/>
      <text:p text:style-name="P46"/>
      <text:p text:style-name="P46"/>
      <text:p text:style-name="P1">Лабораторна робота №2</text:p>
      <text:p text:style-name="P1">Компіляція, налагодження, трасування Сі-програм</text:p>
      <text:p text:style-name="P46"/>
      <text:p text:style-name="P19"><text:span text:style-name="T4">Мета роботи:</text:span><text:span text:style-name="T2"> ознайомити з компіляцією, написанням та нала­годжування Сі-програм в оперативній системі </text:span><text:span text:style-name="T1">UNIX</text:span><text:span text:style-name="T5">. </text:span></text:p>
      <text:p text:style-name="P70"/>
      <text:p text:style-name="P69">Загальні відомості</text:p>
      <text:p text:style-name="P19"><text:span text:style-name="T2"><text:tab/>Сі-компілююча система складається з компілятора, асем­блера та редактора зв</text:span><text:span text:style-name="T5">'</text:span><text:span text:style-name="T2">язків. Коли користувач виконує ком­піляцію за допомогою командного рядка, то кожен з цих компонент виконується послідовно:</text:span></text:p>
      <text:p text:style-name="P19"><text:span text:style-name="T2"><text:s text:c="14"/>Сс -</text:span><text:span text:style-name="T1">o</text:span><text:span text:style-name="T2"> </text:span><text:span text:style-name="T1">MyProgram</text:span><text:span text:style-name="T2"> <text:s/></text:span><text:span text:style-name="T1">MyProgram</text:span><text:span text:style-name="T2">.</text:span><text:span text:style-name="T1">c</text:span></text:p>
      <text:p text:style-name="P46"/>
      <text:p text:style-name="P46"><text:tab/>Виконувана Сі-програма створюєтся у три етапи:</text:p>
      <text:list xml:id="list3142646981" text:style-name="WW8Num22">
        <text:list-item>
          <text:p text:style-name="P24"><text:span text:style-name="T2">початковий текст програми обробляється препроцесором, котрий виконує відповідні підстановки для таких рядків, як </text:span><text:span text:style-name="T5">#</text:span><text:span text:style-name="T1">include</text:span><text:span text:style-name="T2">,</text:span><text:span text:style-name="T5"> #</text:span><text:span text:style-name="T1">define</text:span><text:span text:style-name="T5"> </text:span><text:span text:style-name="T2">і т.і.;</text:span></text:p>
        </text:list-item>
        <text:list-item>
          <text:p text:style-name="P54">компілятор виконує трасування Сі-програми та переведе її з початкового коду в асемблерний;</text:p>
        </text:list-item>
        <text:list-item>
          <text:p text:style-name="P24"><text:span text:style-name="T2">асемблер транслює програму в машинні інструкції комп</text:span><text:span text:style-name="T5">'</text:span><text:span text:style-name="T2">ю­тера для безпосереднього виконання. При цьому формується об</text:span><text:span text:style-name="T5">'</text:span><text:span text:style-name="T2">єктний модуль, який є вхідним файлом для редактора зв</text:span><text:span text:style-name="T5">'</text:span><text:span text:style-name="T2">язку;</text:span></text:p>
        </text:list-item>
        <text:list-item>
          <text:p text:style-name="P54">редактор зв'язку приєднує один чи декілька об'єктних файлів (отриманих в результаті компіляцій) до заванта­жувального модуля і автоматично слідкує за всіма зов­нішніми посиланнями у програмах та підключанням їх до бібліотечних модулів.</text:p>
        </text:list-item>
      </text:list>
      <text:p text:style-name="P19"><text:span text:style-name="T2"><text:tab/>В результаті цього формується виконуваний файл з ім</text:span><text:span text:style-name="T5">'</text:span><text:span text:style-name="T2">ям за замовчуванням </text:span><text:span text:style-name="T1">a</text:span><text:span text:style-name="T5">.</text:span><text:span text:style-name="T1">out</text:span><text:span text:style-name="T5">. </text:span><text:span text:style-name="T2">Наприклад:</text:span></text:p>
      <text:p text:style-name="P19"><text:span text:style-name="T5"><text:s text:c="25"/></text:span><text:span text:style-name="T1">cc</text:span><text:span text:style-name="T5"> <text:s/></text:span><text:span text:style-name="T1">MyFile</text:span><text:span text:style-name="T5">.</text:span><text:span text:style-name="T1">c</text:span></text:p>
      <text:p text:style-name="P46"><text:tab/>Користувач може змінити назву файла:</text:p>
      <text:p text:style-name="P19"><text:span text:style-name="T2"><text:s text:c="25"/></text:span><text:span text:style-name="T1">mv</text:span><text:span text:style-name="T5"> </text:span><text:span text:style-name="T1">a</text:span><text:span text:style-name="T5">.</text:span><text:span text:style-name="T1">out</text:span><text:span text:style-name="T5"> </text:span><text:span text:style-name="T1">MyCompileFile</text:span></text:p>
      <text:p text:style-name="P19"><text:span text:style-name="T2"><text:tab/>або вказати у командному рядку ключ -о</text:span><text:span text:style-name="T5">:</text:span></text:p>
      <text:p text:style-name="P19"><text:span text:style-name="T5"><text:s text:c="25"/></text:span><text:span text:style-name="T1">cc</text:span><text:span text:style-name="T5"> <text:s/>-</text:span><text:span text:style-name="T1">o</text:span><text:span text:style-name="T5"> </text:span><text:span text:style-name="T1">MyFile</text:span><text:span text:style-name="T5"> </text:span><text:span text:style-name="T1">MyFile</text:span><text:span text:style-name="T5">.</text:span><text:span text:style-name="T1">c</text:span></text:p>
      <text:p text:style-name="P46"><text:soft-page-break/><text:tab/>У випадку роботи з математичними функціями:</text:p>
      <text:p text:style-name="P19"><text:span text:style-name="T2"><text:s text:c="25"/>сс </text:span><text:span text:style-name="T1">-lm -o MyFile MyFile.c</text:span></text:p>
      <text:p text:style-name="P46"><text:tab/>Для виконання налагоджувальних робіт, необхідно при компіляції залишати таблицю:</text:p>
      <text:p text:style-name="P19"><text:span text:style-name="T2"><text:s text:c="25"/>сс </text:span><text:span text:style-name="T1">-g -o MyFile MyFile.c</text:span></text:p>
      <text:p text:style-name="P46"><text:tab/>Для розробки програми на мові високого рівня Сі слід набути елементарні поняття про структуру програми та основні функції (вираз, формат, вкладеність, складовий оператор).</text:p>
      <text:p text:style-name="P46"><text:tab/>Вираз - структурна одиниця програми, яка складається з одного чи більшої кількості операндів і символів операцій. </text:p>
      <text:p text:style-name="P19"><text:span text:style-name="T2"><text:tab/><text:tab/>Наприклад: <text:s text:c="2"/>а++; <text:s text:c="2"/>в=10; <text:s text:c="2"/></text:span><text:span text:style-name="T1">x</text:span><text:span text:style-name="T5">=(</text:span><text:span text:style-name="T1">y</text:span><text:span text:style-name="T5">*</text:span><text:span text:style-name="T1">z</text:span><text:span text:style-name="T5">)/</text:span><text:span text:style-name="T1">w</text:span></text:p>
      <text:p text:style-name="P19"><text:span text:style-name="T5"><text:tab/></text:span><text:span text:style-name="T2">Арифметичні операції: <text:s/></text:span><text:span text:style-name="T1">i=j+2; <text:s text:c="2"/>last=arname + arsize - 1;</text:span></text:p>
      <text:p text:style-name="P19"><text:span text:style-name="T1"><text:tab/></text:span><text:span text:style-name="T2">Операції відношення: <text:s text:c="2"/></text:span><text:span text:style-name="T1">if (i==0) break;</text:span></text:p>
      <text:p text:style-name="P40"><text:tab/><text:tab/><text:tab/><text:tab/><text:tab/><text:tab/>while (i!=3) i=func();</text:p>
      <text:p text:style-name="P40"><text:tab/><text:tab/><text:tab/><text:tab/><text:tab/><text:tab/>if (x&lt;0) printf("negative");</text:p>
      <text:p text:style-name="P19"><text:span text:style-name="T2"><text:tab/>Логічні операції: <text:s text:c="5"/></text:span><text:span text:style-name="T1">if(!good) printf("not good");</text:span></text:p>
      <text:p text:style-name="P40"><text:tab/><text:tab/><text:tab/><text:tab/><text:tab/>if (x&lt;A || x&gt;B) printf("out of ragne");</text:p>
      <text:p text:style-name="P19"><text:span text:style-name="T2"><text:tab/>Побітові операції: <text:s text:c="4"/></text:span><text:span text:style-name="T1">opposite</text:span><text:span text:style-name="T2">=</text:span><text:span text:style-name="T1">x</text:span><text:span text:style-name="T2">&gt;&gt;3;</text:span></text:p>
      <text:p text:style-name="P19"><text:span text:style-name="T2"><text:tab/>Інші операції, наприклад: <text:s/></text:span><text:span text:style-name="T1">abs</text:span><text:span text:style-name="T2">=(</text:span><text:span text:style-name="T1">i</text:span><text:span text:style-name="T2">&lt;=0)? -</text:span><text:span text:style-name="T1">i</text:span><text:span text:style-name="T2">:</text:span><text:span text:style-name="T1">i</text:span><text:span text:style-name="T2">;</text:span></text:p>
      <text:p text:style-name="P46"><text:tab/>Формат - це структура, яка складається з одного оператора, який займаює один чи більше рядків. Два чи більше операторів можуть бути розташовані в одному рядку.</text:p>
      <text:p text:style-name="P19"><text:span text:style-name="T2"><text:tab/>Вкладеність - це метод обробки операторів, які управляють порядком виконання операцій (</text:span><text:span text:style-name="T1">if</text:span><text:span text:style-name="T2">, </text:span><text:span text:style-name="T1">if</text:span><text:span text:style-name="T2">-</text:span><text:span text:style-name="T1">else</text:span><text:span text:style-name="T2">, </text:span><text:span text:style-name="T1">switch</text:span><text:span text:style-name="T2">, </text:span><text:span text:style-name="T1">while</text:span><text:span text:style-name="T2">, </text:span><text:span text:style-name="T1">do</text:span><text:span text:style-name="T2">-</text:span><text:span text:style-name="T1">while</text:span><text:span text:style-name="T2"> та </text:span><text:span text:style-name="T1">for</text:span><text:span text:style-name="T2">). Вони можуть бути вкладені один в один.</text:span></text:p>
      <text:p text:style-name="P46"><text:tab/>Складний оператор (блок) - це структура, яка складається з одного чи більшої кількості операторів різного типу, які заклю­чаються у фігурні дужки.</text:p>
      <text:p text:style-name="P19"><text:span text:style-name="T2"><text:tab/><text:tab/>Наприклад: <text:s text:c="2"/></text:span><text:span text:style-name="T5">{</text:span><text:span text:style-name="T1">x</text:span><text:span text:style-name="T5">=1; <text:s text:c="2"/></text:span><text:span text:style-name="T1">y</text:span><text:span text:style-name="T5">=2; <text:s text:c="2"/></text:span><text:span text:style-name="T1">z</text:span><text:span text:style-name="T5">=3}</text:span></text:p>
      <text:p text:style-name="P46"><text:tab/>Функції (стандартні):</text:p>
      <text:p text:style-name="P19"><text:span text:style-name="T2"><text:tab/>- форматоване введення-виведення (</text:span><text:span text:style-name="T1">fprintf</text:span><text:span text:style-name="T2">, </text:span><text:span text:style-name="T1">printf</text:span><text:span text:style-name="T2">, </text:span><text:span text:style-name="T1">scanf</text:span><text:span text:style-name="T2">, </text:span><text:span text:style-name="T1">fscanf</text:span><text:span text:style-name="T2"> і т.і.), наприклад:</text:span></text:p>
      <text:p text:style-name="P19"><text:span text:style-name="T2"><text:tab/><text:tab/></text:span><text:span text:style-name="T1">printf</text:span><text:span text:style-name="T2">("%6.3</text:span><text:span text:style-name="T1">f</text:span><text:span text:style-name="T2">", 65.37);</text:span></text:p>
      <text:p text:style-name="P19"><text:span text:style-name="T2"><text:tab/>- введення-виведення рядків (</text:span><text:span text:style-name="T1">gets</text:span><text:span text:style-name="T2">, </text:span><text:span text:style-name="T1">fgets</text:span><text:span text:style-name="T2">, </text:span><text:span text:style-name="T1">put</text:span><text:span text:style-name="T2">, </text:span><text:span text:style-name="T1">fputs</text:span><text:span text:style-name="T2"> і т.і.), наприклад:</text:span></text:p>
      <text:p text:style-name="P46"><text:tab/><text:tab/>fgets(Line[i], LINESIZE, stdin);</text:p>
      <text:p text:style-name="P46"><text:tab/>Існує величезна кількість інших стандартних функцій: доступу до файлів та каналів, обробки і перетворення рядків, доступу до аргументів та розподілу пам'яті і т.п.</text:p>
      <text:p text:style-name="P46"><text:tab/>Саме мова високого рівня Сі надає можливість поширеного використання функцій користувача, наприклад:</text:p>
      <text:p text:style-name="P40">void errmesg(s)</text:p>
      <text:p text:style-name="P40">char *s;</text:p>
      <text:p text:style-name="P40">{</text:p>
      <text:p text:style-name="P40"><text:tab/>printf("\nError message is: %s\n", s);</text:p>
      <text:p text:style-name="P71">}</text:p>
      <text:p text:style-name="P46"><text:soft-page-break/><text:tab/>Найпростіша програма на мові високого рівня Сі може виглядати таким чином:</text:p>
      <text:p text:style-name="P46">#include &lt;stdio.h&gt;</text:p>
      <text:p text:style-name="P46">main()</text:p>
      <text:p text:style-name="P46">{</text:p>
      <text:p text:style-name="P46"><text:tab/>printf("This is a test message…\n");</text:p>
      <text:p text:style-name="P46">}</text:p>
      <text:p text:style-name="P46"><text:tab/>Компілююча система Сі дозволяє користувачу уникнути синтаксичних помилок. За допомогою налагоджувача gdb в багатьох випадках користувач може уникнути логічних помилок. Викликатись налагоджувач може так:</text:p>
      <text:p text:style-name="P19"><text:span text:style-name="T2"><text:s text:c="11"/></text:span><text:span text:style-name="T1">gdb</text:span><text:span text:style-name="T5"> </text:span><text:span text:style-name="T1">MyProgram</text:span></text:p>
      <text:p text:style-name="P19"><text:span text:style-name="T5"><text:tab/></text:span><text:span text:style-name="T2">До основних команд налагоджувача відносяться:</text:span></text:p>
      <text:p text:style-name="P46">run <text:s text:c="6"/>команда запуску,</text:p>
      <text:p text:style-name="P46"/>
      <text:p text:style-name="P46">break (n) команда встановлення точки зупинки,</text:p>
      <text:p text:style-name="P19"><text:span text:style-name="T2"><text:tab/>наприклад <text:s text:c="8"/></text:span><text:span text:style-name="T1">break</text:span><text:span text:style-name="T5"> <text:s/>20</text:span></text:p>
      <text:p text:style-name="P19"><text:span text:style-name="T5"><text:tab/><text:tab/></text:span><text:span text:style-name="T2">встановлення точки зупинки на 20 рядку програми,</text:span></text:p>
      <text:p text:style-name="P46"/>
      <text:p text:style-name="P46">continue <text:s/>команда продовження,</text:p>
      <text:p text:style-name="P46">step (n) <text:s/>команда продовження виконання на n кроків,</text:p>
      <text:p text:style-name="P19"><text:span text:style-name="T2"><text:tab/>наприклад <text:s text:c="8"/></text:span><text:span text:style-name="T1">step</text:span><text:span text:style-name="T5"> <text:s/>3</text:span></text:p>
      <text:p text:style-name="P19"><text:span text:style-name="T5"><text:tab/><text:tab/></text:span><text:span text:style-name="T2">продовження виконання програми на 3 кроки,</text:span></text:p>
      <text:p text:style-name="P46"/>
      <text:p text:style-name="P46">clear (n) команда вилучення точки зупинки,</text:p>
      <text:p text:style-name="P46"><text:tab/>наприклад <text:s text:c="8"/>clear <text:s/>34</text:p>
      <text:p text:style-name="P46"><text:tab/><text:tab/>вилучення точки зупинки на 34 рядку,</text:p>
      <text:p text:style-name="P46"/>
      <text:p text:style-name="P46">print db <text:s/>команда роздруку змісту змінної,</text:p>
      <text:p text:style-name="P19"><text:span text:style-name="T2"><text:tab/>наприклад <text:s text:c="8"/>print <text:s/></text:span><text:span text:style-name="T1">var</text:span><text:span text:style-name="T2">_</text:span><text:span text:style-name="T1">list</text:span><text:span text:style-name="T2">7</text:span></text:p>
      <text:p text:style-name="P19"><text:span text:style-name="T2"><text:tab/><text:tab/>роздрук змісту змінної </text:span><text:span text:style-name="T1">var</text:span><text:span text:style-name="T2">_</text:span><text:span text:style-name="T1">list</text:span><text:span text:style-name="T2">7,</text:span></text:p>
      <text:p text:style-name="P46"/>
      <text:p text:style-name="P46">help <text:s text:c="5"/>команда отримання довідкової інформації.</text:p>
      <text:p text:style-name="P46"><text:tab/>Існуює багато інших команд та модифікацій вищепере­рахованих. З деякими з них можна познайомитись за допомогою довідкової системи та інших матеріалів.</text:p>
      <text:p text:style-name="P46"/>
      <text:p text:style-name="P69">Контрольні питання</text:p>
      <text:list xml:id="list3743505714" text:style-name="WW8Num31">
        <text:list-item>
          <text:p text:style-name="P55">З яких компонентів складається Сі-компілююча система.</text:p>
        </text:list-item>
        <text:list-item>
          <text:p text:style-name="P55">З яких етапів складається виконувана Сі-програма.</text:p>
        </text:list-item>
        <text:list-item>
          <text:p text:style-name="P55">Які Ви знаєте опції компіляції програм з математичними модулями та налагоджувальними таблицями.</text:p>
        </text:list-item>
        <text:list-item>
          <text:p text:style-name="P55">Назвіть основні відомі функції мови високого рівня Сі.</text:p>
        </text:list-item>
        <text:list-item>
          <text:p text:style-name="P25"><text:span text:style-name="T2">Назвіть основні команди налагоджувача </text:span><text:span text:style-name="T1">gdb</text:span><text:span text:style-name="T5">.</text:span></text:p>
        </text:list-item>
      </text:list>
      <text:p text:style-name="P46"/>
      <text:p text:style-name="P69"><text:soft-page-break/>Завдання</text:p>
      <text:list xml:id="list2901426564" text:style-name="WW8Num26">
        <text:list-item>
          <text:p text:style-name="P26"><text:span text:style-name="T2">Написати за допомогою текстового редактора </text:span><text:span text:style-name="T1">vi</text:span><text:span text:style-name="T5"> </text:span><text:span text:style-name="T2">програму обчислення коренів квадратного рівняння (ах</text:span><text:span text:style-name="T11">2</text:span><text:span text:style-name="T2">+вх+с=0). Здійснити цикл розгалуження при значенні дискримінанта більшим 0, рівним 0 та меншим 0. Коефіцієнти а, в, с одержати у викладача.</text:span></text:p>
        </text:list-item>
        <text:list-item>
          <text:p text:style-name="P56">У режимі налагоджувача роздрукуйте значення дискримі­нанта.</text:p>
        </text:list-item>
        <text:list-item>
          <text:p text:style-name="P56">Підготувати звіт по лабораторній роботі.</text:p>
        </text:list-item>
      </text:list>
      <text:p text:style-name="P46"/>
      <text:p text:style-name="P69">Зміст звіту:</text:p>
      <text:list xml:id="list203709019894017" text:continue-list="list2480329616" text:style-name="WW8Num18">
        <text:list-item>
          <text:p text:style-name="P53">короткі відповіді на контрольні питання;</text:p>
        </text:list-item>
        <text:list-item>
          <text:p text:style-name="P53">призначення програми;</text:p>
        </text:list-item>
        <text:list-item>
          <text:p text:style-name="P53">алгоритм і текст програми.</text:p>
        </text:list-item>
      </text:list>
      <text:p text:style-name="P46"/>
      <text:p text:style-name="P46"/>
      <text:p text:style-name="P46"/>
      <text:p text:style-name="P46"/>
      <text:p text:style-name="P46"/>
      <text:p text:style-name="P46"/>
      <text:p text:style-name="P46"/>
      <text:p text:style-name="P46"/>
      <text:p text:style-name="P1">Лабораторна робота №3</text:p>
      <text:p text:style-name="Заголовок"><text:span text:style-name="T6">Знайомство з основними механізмами реалізації технології "клієнт-сервер" в ОС </text:span>Unix<text:span text:style-name="T6">, робота з неіменованими каналами</text:span></text:p>
      <text:p text:style-name="P46"/>
      <text:p text:style-name="P19"><text:span text:style-name="T4">Мета роботи:</text:span><text:span text:style-name="T2"> ознайомити з основними механізмами реалізації новітніх технологій ("клієнт-сервер"), розбір програми роботи з неіменованими каналами.</text:span></text:p>
      <text:p text:style-name="P70"/>
      <text:p text:style-name="P69">Загальні відомості</text:p>
      <text:p text:style-name="P19"><text:span text:style-name="T2"><text:tab/>На сьогоднішній день ключовими компонентами в галузі створення передових комп</text:span><text:span text:style-name="T5">'</text:span><text:span text:style-name="T2">ютерних технологій є технологія "клієнт-сервер". Ця універсальна модель служить основою побудови будь-яких складних систем, у тому числі, і мереж­них. Розробники систем керування базами даних, комуніка­ційних систем, систем електронної пошти, банківських систем і т.ін. у всьому світі використовують цю технологію. В даному випадку операційна система </text:span><text:span text:style-name="T1">Unix</text:span><text:span text:style-name="T5"> </text:span><text:span text:style-name="T2">є для розробників системного та прикладного програмування ідеальним засобом, який найбільш повно відповідає вимогам "клієнт-сервер" і далеко залишає позаду своїх конкурентів. Для побудови моделі типу "клієнт-сервер" в </text:span><text:span text:style-name="T1">Unix</text:span><text:span text:style-name="T5"> </text:span><text:span text:style-name="T2">існує багато механізмів, які реалізуються за допомогою:</text:span></text:p>
      <text:list xml:id="list3996207130" text:style-name="WW8Num6">
        <text:list-item>
          <text:p text:style-name="P57">сигналів,</text:p>
        </text:list-item>
        <text:list-item>
          <text:p text:style-name="P57"><text:soft-page-break/>семафорів,</text:p>
        </text:list-item>
        <text:list-item>
          <text:p text:style-name="P57">програмних каналів,</text:p>
        </text:list-item>
        <text:list-item>
          <text:p text:style-name="P57">черг повідомлень,</text:p>
        </text:list-item>
        <text:list-item>
          <text:p text:style-name="P27"><text:span text:style-name="T2">сегментів поділяємої пам</text:span><text:span text:style-name="T1">'</text:span><text:span text:style-name="T2">яті,</text:span></text:p>
        </text:list-item>
        <text:list-item>
          <text:p text:style-name="P27"><text:span text:style-name="T2">спеціальних команд (</text:span><text:span text:style-name="T1">write</text:span><text:span text:style-name="T5">, </text:span><text:span text:style-name="T1">cu</text:span><text:span text:style-name="T5">, </text:span><text:span text:style-name="T1">mail</text:span><text:span text:style-name="T2">),</text:span></text:p>
        </text:list-item>
        <text:list-item>
          <text:p text:style-name="P27"><text:span text:style-name="T2">засобів міжкомп'ютерних взаємодій (</text:span><text:span text:style-name="T1">uucp</text:span><text:span text:style-name="T2">, </text:span><text:span text:style-name="T1">tcp</text:span><text:span text:style-name="T2">/</text:span><text:span text:style-name="T1">ip</text:span><text:span text:style-name="T2">, </text:span><text:span text:style-name="T1">nfs</text:span><text:span text:style-name="T2">, </text:span><text:span text:style-name="T1">rfs</text:span><text:span text:style-name="T2">).</text:span></text:p>
        </text:list-item>
      </text:list>
      <text:p text:style-name="P46"/>
      <text:p text:style-name="P82">Ознайомимось з деякими з них більш детально. </text:p>
      <text:p text:style-name="P46"><text:span text:style-name="T16">м</text:span>. </text:p>
      <text:p text:style-name="P19"><text:span text:style-name="T2"><text:tab/>На фізичному рівні програмні канали являють собою спеціальні файли, до яких можна писати будь-яку інформацію або читати з них. Вибірка та розташування інформації в таких особливих файлах відбувається за принципом </text:span><text:span text:style-name="T1">FIFO</text:span><text:span text:style-name="T2"> (</text:span><text:span text:style-name="T1">First</text:span><text:span text:style-name="T2"> </text:span><text:span text:style-name="T1">In</text:span><text:span text:style-name="T2">/</text:span><text:span text:style-name="T1">First</text:span><text:span text:style-name="T2"> О</text:span><text:span text:style-name="T1">ut</text:span><text:span text:style-name="T2">, Першим Зайшов/Першим Вийшов).</text:span></text:p>
      <text:p text:style-name="P19"><text:span text:style-name="T2"><text:tab/>Після створення програмного каналу і початку роботи з ним система забезпечує зупинку процесів (котрі працюють з каналом), якщо він заповнений (у більшості випадків 4096 байт). Це означає, що при запису операція </text:span><text:span text:style-name="T1">write</text:span><text:span text:style-name="T2"> виконується успішно, якщо в каналі наявне вільне місце, або переходить до стану очікування, якщо об'єм створеної інформації перевищує надані розміри.</text:span></text:p>
      <text:p text:style-name="P46"><text:tab/>При введенні/виведенні завжди використовується потокова модель даних. Це означає, що дані, які передаються через програмні кана­ли, ніяк не інтерпретуються (обробляються). Довжина повідомлень не контролюється. Відразу декілька "процесів-клієнтів" мають змогу бути записаними до каналу, а один "процес-сервер" може їх читати та робити обмін повідомленнями зі своїми клієнтами тим же чином. При цьому повідомлення ніяк не відокремлюються один від одного - сервер сам повинен визначати, хто з клієнтів до нього звертається і яке повідомлення надіслав до нього. </text:p>
      <text:p text:style-name="P19"><text:span text:style-name="T2"><text:tab/>Неіменовані канали можуть встановити зв</text:span><text:span text:style-name="T5">'</text:span><text:span text:style-name="T2">язок тільки між процесами, які народжені одним початковим процесом. В цьому випадку народжені процеси одержують в спадок дескриптор відкритого каналу і одержують можливість бути записаними до каналу і читати з нього будь-яку інформацію (рис. 3.1.).</text:span></text:p>
      <text:p text:style-name="P46"/>
      <text:p text:style-name="P46"/>
      <text:p text:style-name="P66"><draw:frame draw:style-name="fr1" draw:name="Frame1" text:anchor-type="char" svg:x="0.1728in" svg:y="-0.0016in" svg:width="2.0909in" svg:height="0.4146in" draw:z-index="86"><draw:text-box><text:p text:style-name="P73">Первісний процес</text:p></draw:text-box></draw:frame><draw:frame draw:style-name="fr1" draw:name="Frame2" text:anchor-type="char" svg:x="4.1173in" svg:y="-0.0016in" svg:width="2.2882in" svg:height="0.4146in" draw:z-index="87"><draw:text-box><text:p text:style-name="P73">Народжений процес</text:p></draw:text-box></draw:frame></text:p>
      <text:p text:style-name="P66"><draw:line text:anchor-type="char" draw:z-index="91" draw:style-name="gr1" draw:text-style-name="P93" svg:x1="2.2543in" svg:y1="0.0098in" svg:x2="4.128in" svg:y2="0.0098in"><text:p/></draw:line></text:p>
      <text:p text:style-name="P66"><draw:line text:anchor-type="char" draw:z-index="89" draw:style-name="gr1" draw:text-style-name="P93" svg:x1="1.2681in" svg:y1="0.0098in" svg:x2="2.9445in" svg:y2="1.0945in"><text:p/></draw:line><draw:line text:anchor-type="char" draw:z-index="90" draw:style-name="gr1" draw:text-style-name="P93" svg:x1="4.7165in" svg:y1="0.0783in" svg:x2="2.9165in" svg:y2="1.063in"><text:p/></draw:line></text:p>
      <text:p text:style-name="P19"><text:span text:style-name="T2"><text:s/>Створення <text:s text:c="72"/>Створення каналу</text:span></text:p>
      <text:p text:style-name="P46">каналу (закриття <text:s text:c="60"/>(закриття каналу за</text:p>
      <text:p text:style-name="P46">каналу за дескрип- <text:s text:c="60"/>дескриптором 0)</text:p>
      <text:p text:style-name="P46">тором 1)</text:p>
      <text:p text:style-name="P46"/>
      <text:p text:style-name="P66"><draw:frame draw:style-name="fr1" draw:name="Frame3" text:anchor-type="char" svg:x="1.0602in" svg:y="0.002in" svg:width="3.5701in" svg:height="0.4146in" draw:z-index="88"><draw:text-box><text:p text:style-name="P73">Неіменований програмний канал</text:p></draw:text-box></draw:frame></text:p>
      <text:p text:style-name="P66"><text:soft-page-break/></text:p>
      <text:p text:style-name="P46"/>
      <text:p text:style-name="P46"><text:tab/>Рис. 3.1. Взаємодії між процесами і створеним каналом</text:p>
      <text:p text:style-name="P46"/>
      <text:p text:style-name="P46"><text:tab/>Процес має можливість встановити декілька програмних каналів таким чином, що дані будуть проходити у вигляді лінійних або мережних структур (рис. 3.2.).</text:p>
      <text:p text:style-name="P46"/>
      <text:p text:style-name="P66"><draw:custom-shape text:anchor-type="char" draw:z-index="92" draw:style-name="gr2" draw:text-style-name="P94" svg:width="0.2961in" svg:height="0.2961in" svg:x="0.8736in" svg:y="0.0181in"><text:p/><draw:enhanced-geometry svg:viewBox="0 0 21600 21600" draw:type="rectangle" draw:enhanced-path="M 0 0 L 21600 0 21600 21600 0 21600 0 0 Z N"/></draw:custom-shape><draw:custom-shape text:anchor-type="char" draw:z-index="94" draw:style-name="gr2" draw:text-style-name="P94" svg:width="0.2961in" svg:height="0.2961in" svg:x="3.5362in" svg:y="0.0181in"><text:p/><draw:enhanced-geometry svg:viewBox="0 0 21600 21600" draw:type="rectangle" draw:enhanced-path="M 0 0 L 21600 0 21600 21600 0 21600 0 0 Z N"/></draw:custom-shape><draw:custom-shape text:anchor-type="char" draw:z-index="99" draw:style-name="gr4" draw:text-style-name="P94" svg:width="1.4795in" svg:height="0.2961in" svg:x="1.6626in" svg:y="0.0181in"><text:p/><draw:enhanced-geometry svg:viewBox="0 0 21600 21600" draw:type="rectangle" draw:enhanced-path="M 0 0 L 21600 0 21600 21600 0 21600 0 0 Z N"/></draw:custom-shape><draw:line text:anchor-type="char" draw:z-index="104" draw:style-name="gr1" draw:text-style-name="P93" svg:x1="0.3807in" svg:y1="0.1165in" svg:x2="0.7752in" svg:y2="0.1165in"><text:p/></draw:line><draw:line text:anchor-type="char" draw:z-index="109" draw:style-name="gr1" draw:text-style-name="P93" svg:x1="1.1693in" svg:y1="0.1165in" svg:x2="1.6622in" svg:y2="0.1165in"><text:p/></draw:line><draw:line text:anchor-type="char" draw:z-index="110" draw:style-name="gr1" draw:text-style-name="P93" svg:x1="3.1417in" svg:y1="0.1165in" svg:x2="3.5362in" svg:y2="0.1165in"><text:p/></draw:line><draw:line text:anchor-type="char" draw:z-index="112" draw:style-name="gr1" draw:text-style-name="P93" svg:x1="3.8319in" svg:y1="0.1165in" svg:x2="4.2264in" svg:y2="0.3138in"><text:p/></draw:line></text:p>
      <text:p text:style-name="P19"><draw:custom-shape text:anchor-type="char" draw:z-index="102" draw:style-name="gr6" draw:text-style-name="P94" svg:width="0.2961in" svg:height="0.9394in" draw:transform="rotate (0.715584993317675) translate (4.42361111111111in 0.2125in)"><text:p/><draw:enhanced-geometry svg:viewBox="0 0 21600 21600" draw:type="rectangle" draw:enhanced-path="M 0 0 L 21600 0 21600 21600 0 21600 0 0 Z N"/></draw:custom-shape><draw:line text:anchor-type="char" draw:z-index="106" draw:style-name="gr1" draw:text-style-name="P93" svg:x1="1.0709in" svg:y1="0.1173in" svg:x2="1.0709in" svg:y2="0.5118in"><text:p/></draw:line><draw:line text:anchor-type="char" draw:z-index="117" draw:style-name="gr1" draw:text-style-name="P93" svg:x1="3.7335in" svg:y1="0.1173in" svg:x2="3.7335in" svg:y2="0.5118in"><text:p/></draw:line><draw:line text:anchor-type="char" draw:z-index="120" draw:style-name="gr1" draw:text-style-name="P93" svg:x1="1.761in" svg:y1="0.511in" svg:x2="1.2681in" svg:y2="0.1173in"><text:p/></draw:line><text:span text:style-name="T2"><text:s text:c="3"/>Вхід</text:span></text:p>
      <text:p text:style-name="P66"><draw:custom-shape text:anchor-type="char" draw:z-index="101" draw:style-name="gr5" draw:text-style-name="P94" svg:width="0.2961in" svg:height="1.578in" draw:transform="rotate (0.715584993317675) translate (2.15555555555556in 0.311805555555556in)"><text:p/><draw:enhanced-geometry svg:viewBox="0 0 21600 21600" draw:type="rectangle" draw:enhanced-path="M 0 0 L 21600 0 21600 21600 0 21600 0 0 Z N"/></draw:custom-shape></text:p>
      <text:p text:style-name="P66"><draw:custom-shape text:anchor-type="char" draw:z-index="96" draw:style-name="gr3" draw:text-style-name="P94" svg:width="0.2961in" svg:height="1.1835in" svg:x="0.8736in" svg:y="0.1189in"><text:p/><draw:enhanced-geometry svg:viewBox="0 0 21600 21600" draw:type="rectangle" draw:enhanced-path="M 0 0 L 21600 0 21600 21600 0 21600 0 0 Z N"/></draw:custom-shape><draw:custom-shape text:anchor-type="char" draw:z-index="98" draw:style-name="gr3" draw:text-style-name="P94" svg:width="0.2961in" svg:height="1.1835in" svg:x="3.5362in" svg:y="0.1189in"><text:p/><draw:enhanced-geometry svg:viewBox="0 0 21600 21600" draw:type="rectangle" draw:enhanced-path="M 0 0 L 21600 0 21600 21600 0 21600 0 0 Z N"/></draw:custom-shape></text:p>
      <text:p text:style-name="P66"/>
      <text:p text:style-name="P66"><draw:line text:anchor-type="char" draw:z-index="114" draw:style-name="gr1" draw:text-style-name="P93" svg:x1="4.9165in" svg:y1="0.0209in" svg:x2="5.2122in" svg:y2="0.2181in"><text:p/></draw:line></text:p>
      <text:p text:style-name="P66"><draw:custom-shape text:anchor-type="char" draw:z-index="97" draw:style-name="gr2" draw:text-style-name="P94" svg:width="0.2961in" svg:height="0.2961in" svg:x="5.2126in" svg:y="0.0217in"><text:p/><draw:enhanced-geometry svg:viewBox="0 0 21600 21600" draw:type="rectangle" draw:enhanced-path="M 0 0 L 21600 0 21600 21600 0 21600 0 0 Z N"/></draw:custom-shape><draw:line text:anchor-type="char" draw:z-index="116" draw:style-name="gr1" draw:text-style-name="P93" svg:x1="5.5083in" svg:y1="0.1201in" svg:x2="6.0012in" svg:y2="0.1201in"><text:p/></draw:line></text:p>
      <text:p text:style-name="P19"><draw:line text:anchor-type="char" draw:z-index="115" draw:style-name="gr1" draw:text-style-name="P93" svg:x1="5.1165in" svg:y1="0.5339in" svg:x2="5.3138in" svg:y2="0.3366in"><text:p/></draw:line><text:span text:style-name="T2"><text:s text:c="116"/>Вихід</text:span></text:p>
      <text:p text:style-name="P66"><draw:line text:anchor-type="char" draw:z-index="107" draw:style-name="gr1" draw:text-style-name="P93" svg:x1="1.0165in" svg:y1="0.1429in" svg:x2="1.0165in" svg:y2="0.5374in"><text:p/></draw:line><draw:line text:anchor-type="char" draw:z-index="118" draw:style-name="gr1" draw:text-style-name="P93" svg:x1="3.7165in" svg:y1="0.1429in" svg:x2="3.7165in" svg:y2="0.5374in"><text:p/></draw:line></text:p>
      <text:p text:style-name="P66"><draw:custom-shape text:anchor-type="char" draw:z-index="103" draw:style-name="gr7" draw:text-style-name="P94" svg:width="0.9394in" svg:height="0.2961in" draw:transform="rotate (-0.925024503556995) translate (4.4625in 0.122222222222222in)"><text:p/><draw:enhanced-geometry svg:viewBox="0 0 21600 21600" draw:type="rectangle" draw:enhanced-path="M 0 0 L 21600 0 21600 21600 0 21600 0 0 Z N"/></draw:custom-shape><draw:line text:anchor-type="char" draw:z-index="119" draw:style-name="gr1" draw:text-style-name="P93" svg:x1="3.4374in" svg:y1="0.5157in" svg:x2="2.9445in" svg:y2="0.122in"><text:p/></draw:line></text:p>
      <text:p text:style-name="P66"/>
      <text:p text:style-name="P66"><draw:custom-shape text:anchor-type="char" draw:z-index="93" draw:style-name="gr2" draw:text-style-name="P94" svg:width="0.2961in" svg:height="0.2961in" svg:x="0.8736in" svg:y="0.1193in"><text:p/><draw:enhanced-geometry svg:viewBox="0 0 21600 21600" draw:type="rectangle" draw:enhanced-path="M 0 0 L 21600 0 21600 21600 0 21600 0 0 Z N"/></draw:custom-shape><draw:custom-shape text:anchor-type="char" draw:z-index="95" draw:style-name="gr2" draw:text-style-name="P94" svg:width="0.2961in" svg:height="0.2961in" svg:x="3.5362in" svg:y="0.1228in"><text:p/><draw:enhanced-geometry svg:viewBox="0 0 21600 21600" draw:type="rectangle" draw:enhanced-path="M 0 0 L 21600 0 21600 21600 0 21600 0 0 Z N"/></draw:custom-shape><draw:custom-shape text:anchor-type="char" draw:z-index="100" draw:style-name="gr4" draw:text-style-name="P94" svg:width="1.4795in" svg:height="0.2961in" svg:x="1.6626in" svg:y="0.1228in"><text:p/><draw:enhanced-geometry svg:viewBox="0 0 21600 21600" draw:type="rectangle" draw:enhanced-path="M 0 0 L 21600 0 21600 21600 0 21600 0 0 Z N"/></draw:custom-shape><draw:line text:anchor-type="char" draw:z-index="113" draw:style-name="gr1" draw:text-style-name="P93" svg:x1="3.8319in" svg:y1="0.3201in" svg:x2="4.3248in" svg:y2="0.1228in"><text:p/></draw:line></text:p>
      <text:p text:style-name="P19"><draw:line text:anchor-type="char" draw:z-index="105" draw:style-name="gr1" draw:text-style-name="P93" svg:x1="0.3807in" svg:y1="0.0252in" svg:x2="0.7752in" svg:y2="0.0252in"><text:p/></draw:line><draw:line text:anchor-type="char" draw:z-index="108" draw:style-name="gr1" draw:text-style-name="P93" svg:x1="1.1693in" svg:y1="0.0252in" svg:x2="1.6622in" svg:y2="0.0252in"><text:p/></draw:line><draw:line text:anchor-type="char" draw:z-index="111" draw:style-name="gr1" draw:text-style-name="P93" svg:x1="3.1417in" svg:y1="0.0252in" svg:x2="3.5362in" svg:y2="0.0252in"><text:p/></draw:line><text:span text:style-name="T2"><text:s text:c="3"/>Вхід</text:span></text:p>
      <text:p text:style-name="P46"/>
      <text:p text:style-name="P46"><text:tab/>Рис. 3.2. Можливість проходження даних у вигляді лінійних та мережних структур</text:p>
      <text:p text:style-name="P46"/>
      <text:p text:style-name="P19"><text:span text:style-name="T2"><text:tab/>В операційній системі </text:span><text:span text:style-name="T1">Unix</text:span><text:span text:style-name="T2"> подібні механізми кон­веєрної обробки інформації дуже поширене явище. Наприклад, командна послідовність </text:span><text:span text:style-name="T1">proc</text:span><text:span text:style-name="T2">1 | </text:span><text:span text:style-name="T1">proc</text:span><text:span text:style-name="T2">2 | </text:span><text:span text:style-name="T1">proc</text:span><text:span text:style-name="T2">3 <text:s/>визначається як декілька процесів, які мають програмні канали від </text:span><text:span text:style-name="T1">proc</text:span><text:span text:style-name="T2">1 до </text:span><text:span text:style-name="T1">proc</text:span><text:span text:style-name="T2">2 та від </text:span><text:span text:style-name="T1">proc</text:span><text:span text:style-name="T2">2 до </text:span><text:span text:style-name="T1">proc</text:span><text:span text:style-name="T2">3. </text:span></text:p>
      <text:p text:style-name="P19"><text:span text:style-name="T2"><text:tab/>За допомогою команд </text:span><text:span text:style-name="T1">Unix</text:span><text:span text:style-name="T2"> також можна реалізувати мережну структуру (рис. 3.3.) такої послідовності: </text:span></text:p>
      <text:p text:style-name="P19"><text:span text:style-name="T2"><text:tab/></text:span><text:span text:style-name="T1">сat veglist | sort | tee sortlist | lpr</text:span></text:p>
      <text:p text:style-name="P66"><draw:frame draw:style-name="fr1" draw:name="Frame4" text:anchor-type="char" svg:x="0.7646in" svg:y="0.0945in" svg:width="0.3161in" svg:height="0.3161in" draw:z-index="121"><draw:text-box><text:p text:style-name="P44">1</text:p></draw:text-box></draw:frame><draw:frame draw:style-name="fr1" draw:name="Frame5" text:anchor-type="char" svg:x="1.652in" svg:y="0.0945in" svg:width="0.3161in" svg:height="0.3161in" draw:z-index="122"><draw:text-box><text:p text:style-name="P44">2</text:p></draw:text-box></draw:frame><draw:frame draw:style-name="fr1" draw:name="Frame6" text:anchor-type="char" svg:x="2.7366in" svg:y="0.0945in" svg:width="0.3161in" svg:height="0.3161in" draw:z-index="123"><draw:text-box><text:p text:style-name="P44">4</text:p></draw:text-box></draw:frame></text:p>
      <text:p text:style-name="P19"><draw:line text:anchor-type="char" draw:z-index="125" draw:style-name="gr1" draw:text-style-name="P93" svg:x1="1.0709in" svg:y1="0.0071in" svg:x2="1.6626in" svg:y2="0.0071in"><text:p/></draw:line><draw:line text:anchor-type="char" draw:z-index="126" draw:style-name="gr1" draw:text-style-name="P93" svg:x1="1.9583in" svg:y1="0.0071in" svg:x2="2.7472in" svg:y2="0.0071in"><text:p/></draw:line><draw:line text:anchor-type="char" draw:z-index="127" draw:style-name="gr1" draw:text-style-name="P93" svg:x1="1.9583in" svg:y1="0.0071in" svg:x2="2.4512in" svg:y2="0.3028in"><text:p/></draw:line><draw:line text:anchor-type="char" draw:z-index="128" draw:style-name="gr1" draw:text-style-name="P93" svg:x1="3.0429in" svg:y1="0.0071in" svg:x2="3.6346in" svg:y2="0.0071in"><text:p/></draw:line><draw:line text:anchor-type="char" draw:z-index="129" draw:style-name="gr1" draw:text-style-name="P93" svg:x1="0.3807in" svg:y1="0.0071in" svg:x2="0.7752in" svg:y2="0.0071in"><text:p/></draw:line><text:span text:style-name="T2"><text:s text:c="2"/>Вхід <text:s text:c="27"/>Вихід</text:span></text:p>
      <text:p text:style-name="P66"><draw:frame draw:style-name="fr1" draw:name="Frame7" text:anchor-type="char" svg:x="2.3425in" svg:y="0.0953in" svg:width="0.3161in" svg:height="0.3161in" draw:z-index="124"><draw:text-box><text:p text:style-name="P44">3</text:p></draw:text-box></draw:frame></text:p>
      <text:p text:style-name="P66"/>
      <text:p text:style-name="P46"/>
      <text:p text:style-name="P46"><text:tab/>Рис. 3.3. Структура проходження даних за допомогою програмних каналів у мережі.</text:p>
      <text:p text:style-name="P46"/>
      <text:p text:style-name="P19"><text:span text:style-name="T2"><text:tab/>В цьому прикладі роздруковується зміст файла </text:span><text:span text:style-name="T1">veglist</text:span><text:span text:style-name="T2"> у програмний канал (блок 1), після цього сортуються рядки (блок 2), записуються до файла </text:span><text:span text:style-name="T1">sortlist</text:span><text:span text:style-name="T2"> та друкуються на принтері (блок 4).</text:span></text:p>
      <text:p text:style-name="P19"><text:span text:style-name="T2"><text:tab/>Для того, щоб створити окремий процес (рис. 3.1.), необхідно використати функцію </text:span><text:span text:style-name="T1">fork</text:span><text:span text:style-name="T5">(</text:span><text:span text:style-name="T2">програма 3.1, рядки 11-15.</text:span><text:span text:style-name="T5">). </text:span></text:p>
      <text:p text:style-name="P19"><text:soft-page-break/><text:span text:style-name="T2"><text:tab/>Неіменований канал створюється за допомогою функції pipe(fdptr) </text:span><text:span text:style-name="T5">(</text:span><text:span text:style-name="T2">програма 3.1, рядок 10</text:span><text:span text:style-name="T5">)</text:span><text:span text:style-name="T2">, де</text:span></text:p>
      <text:p text:style-name="P75">fdptr - це показник масиву двох цілих чисел для розміщення дескриптора читання (за допомогою функції read) та запису (за допомогою функції write) до програмного каналу.</text:p>
      <text:list xml:id="list842953364" text:style-name="WW8Num10">
        <text:list-item>
          <text:p text:style-name="P4">#include &lt;stdio.h&gt;</text:p>
        </text:list-item>
        <text:list-item>
          <text:p text:style-name="P4">#include &lt;unistd.h&gt;</text:p>
        </text:list-item>
        <text:list-item>
          <text:p text:style-name="P4">#include &lt;sys/types.h&gt;</text:p>
        </text:list-item>
        <text:list-item>
          <text:p text:style-name="P4">int main(void)</text:p>
        </text:list-item>
        <text:list-item>
          <text:p text:style-name="P4">{</text:p>
        </text:list-item>
        <text:list-item>
          <text:p text:style-name="P4">int <text:s text:c="4"/>fd[2], nbytes;</text:p>
        </text:list-item>
        <text:list-item>
          <text:p text:style-name="P4">pid_t <text:s text:c="2"/>childpid;</text:p>
        </text:list-item>
        <text:list-item>
          <text:p text:style-name="P11">char <text:s text:c="3"/>string[] = "This is a test string…\n";</text:p>
        </text:list-item>
        <text:list-item>
          <text:p text:style-name="P4">char <text:s text:c="3"/>readbuffer[80];</text:p>
        </text:list-item>
        <text:list-item>
          <text:p text:style-name="P4">pipe(fd);</text:p>
        </text:list-item>
        <text:list-item>
          <text:p text:style-name="P4">if((childpid = fork()) == -1)</text:p>
        </text:list-item>
        <text:list-item>
          <text:p text:style-name="P4">{</text:p>
        </text:list-item>
        <text:list-item>
          <text:p text:style-name="P4">perror("fork");</text:p>
        </text:list-item>
        <text:list-item>
          <text:p text:style-name="P4">exit(1);</text:p>
        </text:list-item>
        <text:list-item>
          <text:p text:style-name="P4">}</text:p>
        </text:list-item>
        <text:list-item>
          <text:p text:style-name="P4">if(childpid == 0)</text:p>
        </text:list-item>
        <text:list-item>
          <text:p text:style-name="P4">{</text:p>
        </text:list-item>
        <text:list-item>
          <text:p text:style-name="P4">/* Народжений процес закриває вхід до каналу */</text:p>
        </text:list-item>
        <text:list-item>
          <text:p text:style-name="P4">close(fd[0]);</text:p>
        </text:list-item>
        <text:list-item>
          <text:p text:style-name="P4">/* Введений рядок */</text:p>
        </text:list-item>
        <text:list-item>
          <text:p text:style-name="P11">write(fd[1], string, strlen(string));</text:p>
        </text:list-item>
        <text:list-item>
          <text:p text:style-name="P4">exit(0);</text:p>
        </text:list-item>
        <text:list-item>
          <text:p text:style-name="P4">}</text:p>
        </text:list-item>
        <text:list-item>
          <text:p text:style-name="P4">else</text:p>
        </text:list-item>
        <text:list-item>
          <text:p text:style-name="P4">{</text:p>
        </text:list-item>
        <text:list-item>
          <text:p text:style-name="P4">/* Первісний процес закриває вхід до каналу */</text:p>
        </text:list-item>
        <text:list-item>
          <text:p text:style-name="P4">close(fd[1]);</text:p>
        </text:list-item>
        <text:list-item>
          <text:p text:style-name="P4">/* Читання рядка через канал */</text:p>
        </text:list-item>
        <text:list-item>
          <text:p text:style-name="P11">nbytes = read(fd[0], readbuffer, sizeof(readbuffer));</text:p>
        </text:list-item>
        <text:list-item>
          <text:p text:style-name="P11">printf("Received string: %s", readbuffer);</text:p>
        </text:list-item>
        <text:list-item>
          <text:p text:style-name="P4">}</text:p>
        </text:list-item>
        <text:list-item>
          <text:p text:style-name="P4">return(0);</text:p>
        </text:list-item>
        <text:list-item>
          <text:p text:style-name="P4">}</text:p>
        </text:list-item>
      </text:list>
      <text:p text:style-name="P45">Програма 3.1</text:p>
      <text:p text:style-name="P46"/>
      <text:p text:style-name="P19"><text:span text:style-name="T2"><text:tab/>Іноді існує необхідність визначити походження процесу для коректного закриття програмного каналу. Це може бути здійснено за допомогою значення, яке повертається з функції </text:span><text:span text:style-name="T1">fork</text:span><text:span text:style-name="T5"> </text:span><text:span text:style-name="T2">(рядки 16 та 24, 25).</text:span></text:p>
      <text:p text:style-name="P46"><text:tab/>Більш гнучку систему використання програмних каналів можна отримати за допомогою потоків (програма 3.2).</text:p>
      <text:list xml:id="list3088328576" text:style-name="WW8Num17">
        <text:list-item>
          <text:p text:style-name="P5"><text:soft-page-break/>#include &lt;stdio.h&gt;</text:p>
        </text:list-item>
        <text:list-item>
          <text:p text:style-name="P12">int main(int argc, char *argv[])</text:p>
        </text:list-item>
        <text:list-item>
          <text:p text:style-name="P5">{</text:p>
        </text:list-item>
        <text:list-item>
          <text:p text:style-name="P5">FILE *pipe_fp, *infile;</text:p>
        </text:list-item>
        <text:list-item>
          <text:p text:style-name="P5">char readbuf[80];</text:p>
        </text:list-item>
        <text:list-item>
          <text:p text:style-name="P5">if( argc != 3) {</text:p>
        </text:list-item>
        <text:list-item>
          <text:p text:style-name="P12">fprintf(stderr, "USAGE: <text:s/>popen3 [command] [filename]\n"); </text:p>
        </text:list-item>
        <text:list-item>
          <text:p text:style-name="P5">exit(1);</text:p>
        </text:list-item>
        <text:list-item>
          <text:p text:style-name="P5">}</text:p>
        </text:list-item>
        <text:list-item>
          <text:p text:style-name="P5">/* Відкриття файла для читання */</text:p>
        </text:list-item>
        <text:list-item>
          <text:p text:style-name="P12">if (( infile = fopen(argv[2], "rt")) == NULL)</text:p>
        </text:list-item>
        <text:list-item>
          <text:p text:style-name="P5">{</text:p>
        </text:list-item>
        <text:list-item>
          <text:p text:style-name="P5">perror("fopen");</text:p>
        </text:list-item>
        <text:list-item>
          <text:p text:style-name="P5">exit(1); <text:s text:c="7"/></text:p>
        </text:list-item>
        <text:list-item>
          <text:p text:style-name="P5">}</text:p>
        </text:list-item>
        <text:list-item>
          <text:p text:style-name="P5">/* Створення програмного каналу за допомогою системного виклику popen() */</text:p>
        </text:list-item>
        <text:list-item>
          <text:p text:style-name="P12">if (( pipe_fp = popen(argv[1], "w")) == NULL)</text:p>
        </text:list-item>
        <text:list-item>
          <text:p text:style-name="P5">{</text:p>
        </text:list-item>
        <text:list-item>
          <text:p text:style-name="P5">perror("popen");</text:p>
        </text:list-item>
        <text:list-item>
          <text:p text:style-name="P5">exit(1);</text:p>
        </text:list-item>
        <text:list-item>
          <text:p text:style-name="P5">}</text:p>
        </text:list-item>
        <text:list-item>
          <text:p text:style-name="P5">/* Реалізація циклу */</text:p>
        </text:list-item>
        <text:list-item>
          <text:p text:style-name="P5">do { </text:p>
        </text:list-item>
        <text:list-item>
          <text:p text:style-name="P5">fgets(readbuf, 80, infile);</text:p>
        </text:list-item>
        <text:list-item>
          <text:p text:style-name="P5">if(feof(infile)) break;</text:p>
        </text:list-item>
        <text:list-item>
          <text:p text:style-name="P5">fputs(readbuf, pipe_fp);</text:p>
        </text:list-item>
        <text:list-item>
          <text:p text:style-name="P5">} while(!feof(infile));</text:p>
        </text:list-item>
        <text:list-item>
          <text:p text:style-name="P5">fclose(infile); </text:p>
        </text:list-item>
        <text:list-item>
          <text:p text:style-name="P5">pclose(pipe_fp);</text:p>
        </text:list-item>
        <text:list-item>
          <text:p text:style-name="P5">return(0);</text:p>
        </text:list-item>
        <text:list-item>
          <text:p text:style-name="P5">}</text:p>
        </text:list-item>
        <text:list-item>
          <text:p text:style-name="P67"/>
        </text:list-item>
      </text:list>
      <text:p text:style-name="P45">Програма 3.2</text:p>
      <text:p text:style-name="P46"/>
      <text:p text:style-name="P69">Контрольні питання</text:p>
      <text:list xml:id="list2851839562" text:style-name="WW8Num4">
        <text:list-item>
          <text:p text:style-name="P28"><text:span text:style-name="T2">Назвіть основні механізми реалізації моделі типу "клієнт-сервер" в ОС </text:span><text:span text:style-name="T1">Unix</text:span><text:span text:style-name="T2">.</text:span></text:p>
        </text:list-item>
        <text:list-item>
          <text:p text:style-name="P58">Яке місце в реалізації моделі типу "клієнт-сервер" займають програмні канали?</text:p>
        </text:list-item>
        <text:list-item>
          <text:p text:style-name="P58">Що таке програмні канали з точки зору фізичного рівня, за яким принципом вони діють?</text:p>
        </text:list-item>
        <text:list-item>
          <text:p text:style-name="P58">Назвіть процес обміну інформацією між сервером та клієнтом. Властивості неіменованих каналів.</text:p>
        </text:list-item>
        <text:list-item>
          <text:p text:style-name="P28"><text:span text:style-name="T2">Які зв</text:span><text:span text:style-name="T5">'</text:span><text:span text:style-name="T2">язки можуть встановлювати процеси та неіменовані канали?</text:span></text:p>
        </text:list-item>
        <text:list-item>
          <text:p text:style-name="P58"><text:soft-page-break/>Які структури можуть встановлювати неіменовані канали?</text:p>
        </text:list-item>
        <text:list-item>
          <text:p text:style-name="P58">Які функції необхідні для створення неіменованого каналу?</text:p>
        </text:list-item>
        <text:list-item>
          <text:p text:style-name="P58">Поясніть призначення та роботу функцій write (рядок 21) та read (рядок 29) у програмі 3.1.</text:p>
        </text:list-item>
        <text:list-item>
          <text:p text:style-name="P58">Поясніть призначення та роботу функцій fgets (рядок 24) та fputs (рядок 26) у програмі 3.2.</text:p>
        </text:list-item>
      </text:list>
      <text:p text:style-name="P46"/>
      <text:p text:style-name="P69">Завдання</text:p>
      <text:list xml:id="list3019175045" text:style-name="WW8Num11">
        <text:list-item>
          <text:p text:style-name="P29"><text:span text:style-name="T2">Отримайте у викладача текст програми 3.2. Відкомпілюйте її під іменем </text:span><text:span text:style-name="T1">progr</text:span><text:span text:style-name="T2">3. </text:span></text:p>
        </text:list-item>
      </text:list>
      <text:p text:style-name="P46">2. Введіть команди та запишіть результати роботи: </text:p>
      <text:p text:style-name="P40">progr3 sort progr3.c</text:p>
      <text:p text:style-name="P40">progr3 cat progr3.c</text:p>
      <text:list xml:id="list203710129491195" text:continue-list="list2901426564" text:style-name="WW8Num26">
        <text:list-item>
          <text:p text:style-name="P26"><text:span text:style-name="T2">Введіть команди </text:span><text:span text:style-name="T1">Unix</text:span><text:span text:style-name="T2"> з консолі та запишіть результати роботи:</text:span></text:p>
        </text:list-item>
      </text:list>
      <text:p text:style-name="P40">sort progr3.c</text:p>
      <text:p text:style-name="P40">cat progr3.c</text:p>
      <text:p text:style-name="P46">4. Опишіть різниці між двома (2 та 3) попередніми діями.</text:p>
      <text:p text:style-name="P46">5. Спробуйте ввести помилкові аргументи (параметри) програми. Що виникне? Які рядки програми 3.2 відповідають за стеження введення параметрів?</text:p>
      <text:list xml:id="list203710896652240" text:continue-list="list3743505714" text:style-name="WW8Num31">
        <text:list-item>
          <text:p text:style-name="P55">Підготуйте звіт по лабораторній роботі.</text:p>
        </text:list-item>
      </text:list>
      <text:p text:style-name="P46"/>
      <text:p text:style-name="P69">Зміст звіту:</text:p>
      <text:p text:style-name="P75">- короткі відповіді на контрольні питання та завдання;</text:p>
      <text:list xml:id="list203709582712533" text:continue-list="list203709019894017" text:style-name="WW8Num18">
        <text:list-item>
          <text:p text:style-name="P53">призначення програм 3.1 та 3.2;</text:p>
        </text:list-item>
        <text:list-item>
          <text:p text:style-name="P53">алгоритм і текст програм 3.1 та 3.2.</text:p>
        </text:list-item>
      </text:list>
      <text:p text:style-name="P46"/>
      <text:p text:style-name="P46"/>
      <text:p text:style-name="P46"/>
      <text:p text:style-name="P46"/>
      <text:p text:style-name="P46"/>
      <text:p text:style-name="P46"/>
      <text:p text:style-name="P46"/>
      <text:p text:style-name="P46"/>
      <text:p text:style-name="P46"/>
      <text:p text:style-name="P46"/>
      <text:p text:style-name="P46"/>
      <text:p text:style-name="P1">Лабораторна робота №4</text:p>
      <text:p text:style-name="P1">Робота з поіменованими каналами. Реалізація технології "клієнт-сервер"</text:p>
      <text:p text:style-name="P46"/>
      <text:p text:style-name="P19"><text:soft-page-break/><text:span text:style-name="T4">Мета роботи:</text:span><text:span text:style-name="T2"> розібрати програми роботи з іменованими кана­лами, привести приклад реалізування технології "клієнт-сервер", ознайомити з оперативним та фоновим режимами роботи.</text:span></text:p>
      <text:p text:style-name="P70"/>
      <text:p text:style-name="P69">Загальні відомості</text:p>
      <text:p text:style-name="P19"><text:span text:style-name="T2"><text:tab/>Іменовані програмні канали надають більш широкі можливості в порівнянні з неіменованими. Після створення іменованого каналу ним можуть користуватися всі процеси, а не тільки "процеси-родичі". Для цього і існує ім'я каналу, яке може бути відоме всім процесам, котрі обмінюються інформацією. В цьому випадку ім</text:span><text:span text:style-name="T5">'</text:span><text:span text:style-name="T2">я каналу не отримують у спадок, як дескриптори відкритих каналів. Воно визначається один раз, відразу після створення каналу і стає доступним усім. </text:span></text:p>
      <text:p text:style-name="P46"><text:tab/>Іменовані програмні канали можуть бути створені не програмним шляхом. Для цього з системної консолі потрібно виконати команду:</text:p>
      <text:p text:style-name="P19"><text:span text:style-name="T2"><text:tab/><text:tab/></text:span><text:span text:style-name="T1">mknod</text:span><text:span text:style-name="T5"> </text:span><text:span text:style-name="T1">name</text:span><text:span text:style-name="T5"> </text:span><text:span text:style-name="T1">p</text:span><text:span text:style-name="T5">,</text:span></text:p>
      <text:p text:style-name="P19"><text:span text:style-name="T2"><text:tab/>де р - ім</text:span><text:span text:style-name="T5">'</text:span><text:span text:style-name="T2">я каналу.</text:span></text:p>
      <text:p text:style-name="P46"><text:tab/>Після цього можна будь-що записати до каналу:</text:p>
      <text:p text:style-name="P19"><text:span text:style-name="T2"><text:tab/><text:tab/></text:span><text:span text:style-name="T1">cat</text:span><text:span text:style-name="T2"> </text:span><text:span text:style-name="T1">proba</text:span><text:span text:style-name="T2">.</text:span><text:span text:style-name="T1">txt</text:span><text:span text:style-name="T2"> &gt; </text:span><text:span text:style-name="T1">p</text:span></text:p>
      <text:p text:style-name="P46"><text:tab/>Зареєструйтесь на іншому терміналі:</text:p>
      <text:p text:style-name="P19"><text:span text:style-name="T2"><text:tab/><text:tab/></text:span><text:span text:style-name="T1">Login</text:span><text:span text:style-name="T2">: </text:span><text:span text:style-name="T1">login</text:span><text:span text:style-name="T2">_</text:span><text:span text:style-name="T1">name</text:span></text:p>
      <text:p text:style-name="P19"><text:span text:style-name="T2"><text:tab/><text:tab/></text:span><text:span text:style-name="T1">Password</text:span><text:span text:style-name="T2">: </text:span><text:span text:style-name="T1">password</text:span></text:p>
      <text:p text:style-name="P46"><text:tab/>Потім виконайте команду роздрукування змісту файла:</text:p>
      <text:p text:style-name="P19"><text:span text:style-name="T2"><text:tab/><text:tab/></text:span><text:span text:style-name="T1">cat</text:span><text:span text:style-name="T5"> </text:span><text:span text:style-name="T1">p</text:span></text:p>
      <text:p text:style-name="P46"><text:tab/>Користувач одержить на екрані терміналу інформацію, яку передчасно записав до каналу.</text:p>
      <text:p text:style-name="P19"><text:span text:style-name="T2"><text:tab/>Створення іменованих програмних каналів можливе і програмним шляхом. Для цього необхідно скористатися функ­цією </text:span><text:span text:style-name="T1">mknod</text:span><text:span text:style-name="T2">:</text:span></text:p>
      <text:p text:style-name="P46"><text:tab/>mknod MYFIFO p</text:p>
      <text:p text:style-name="P46"><text:tab/><text:tab/>чи</text:p>
      <text:p text:style-name="P46"><text:tab/>mkfifo MYFIFO</text:p>
      <text:p text:style-name="P46"><text:tab/>Обидві команди досягають однієї мети: вони роблять іменований канал. </text:p>
      <text:p text:style-name="P46"><text:tab/>У прикладі файл MYFIFO ідентифікується фізичним файлом системи за допомогою літери "р".</text:p>
      <text:p text:style-name="P46"><text:tab/>При роздрукувані директорії ми побачимо:</text:p>
      <text:p text:style-name="P19"><text:span text:style-name="T2"><text:tab/></text:span><text:span text:style-name="T1">$ls -l </text:span><text:span text:style-name="T2">MYFIFO</text:span></text:p>
      <text:p text:style-name="P46"><text:tab/>prw-r--r-- <text:s/>1 <text:s/>users <text:s/>user <text:s text:c="2"/>0 <text:s/>Jan <text:s/>14 <text:s/>16:28 MYFIFO|</text:p>
      <text:p text:style-name="P46"><text:tab/>Перша літера "р" другого рядка вказує користувачам на файл, який є іменованим програмним каналом.</text:p>
      <text:p text:style-name="P46"><text:tab/>Для створення програмного каналу на мові високого рівня Сі ми повинні використати функцію з трьома аргу­ментами, наприклад:</text:p>
      <text:p text:style-name="P19"><text:span text:style-name="T2"><text:tab/>m</text:span><text:span text:style-name="T1">knod("/mtp/MYFIFO", S_IFIFO|0666, 0);</text:span></text:p>
      <text:p text:style-name="P19"><text:span text:style-name="T1"><text:tab/></text:span><text:span text:style-name="T2">де перший аргумент </text:span><text:span text:style-name="T5">"/</text:span><text:span text:style-name="T1">tmp</text:span><text:span text:style-name="T5">/</text:span><text:span text:style-name="T1">MYFIFO</text:span><text:span text:style-name="T5">"</text:span><text:span text:style-name="T2"> - місцезнаходження та назва файла</text:span><text:span text:style-name="T5">;</text:span></text:p>
      <text:p text:style-name="P19"><text:soft-page-break/><text:span text:style-name="T5"><text:tab/></text:span><text:span text:style-name="T2">другий аргумент </text:span><text:span text:style-name="T1">S</text:span><text:span text:style-name="T5">_</text:span><text:span text:style-name="T1">IFIFO</text:span><text:span text:style-name="T5">|0666</text:span><text:span text:style-name="T2"> - це заданий доступ до файла, який також може бути ефективним через встановлення функції </text:span><text:span text:style-name="T1">umask</text:span><text:span text:style-name="T5">, </text:span><text:span text:style-name="T2">наприклад:</text:span></text:p>
      <text:p text:style-name="P19"><text:span text:style-name="T2"><text:tab/></text:span><text:span text:style-name="T1">final_umask = request_permission &amp; normal_umask;</text:span></text:p>
      <text:p text:style-name="P75"><text:tab/>або</text:p>
      <text:p text:style-name="P76">flag = ((x &amp; mask) != 0)</text:p>
      <text:p text:style-name="P46"><text:tab/>третій параметр (0) використовується дуже рідко і визначає головний чи другорядний номери приладів для файлів.</text:p>
      <text:p text:style-name="P46"><text:tab/>Приклад 4.1 демонструє роботу по створенню каналу програмним шляхом:</text:p>
      <text:p text:style-name="P17"/>
      <text:list xml:id="list999176684" text:style-name="WW8Num7">
        <text:list-item>
          <text:p text:style-name="P6">#include &lt;stdio.h&gt;</text:p>
        </text:list-item>
        <text:list-item>
          <text:p text:style-name="P6">#include &lt;stdlib.h&gt;</text:p>
        </text:list-item>
        <text:list-item>
          <text:p text:style-name="P6">#include &lt;sys/stat.h&gt;</text:p>
        </text:list-item>
        <text:list-item>
          <text:p text:style-name="P6">#include &lt;unistd.h&gt;</text:p>
        </text:list-item>
        <text:list-item>
          <text:p text:style-name="P6">#include &lt;linux/stat.h&gt;</text:p>
        </text:list-item>
        <text:list-item>
          <text:p text:style-name="P6">#define FIFO_FILE <text:s text:c="6"/>"MYFIFO"</text:p>
        </text:list-item>
        <text:list-item>
          <text:p text:style-name="P6">int main(void)</text:p>
        </text:list-item>
        <text:list-item>
          <text:p text:style-name="P6">{</text:p>
        </text:list-item>
        <text:list-item>
          <text:p text:style-name="P6">FILE *fp;</text:p>
        </text:list-item>
        <text:list-item>
          <text:p text:style-name="P6">char readbuf[80];</text:p>
        </text:list-item>
        <text:list-item>
          <text:p text:style-name="P18"><text:span text:style-name="T14">/* </text:span><text:span text:style-name="T13">Створення каналу</text:span><text:span text:style-name="T14"> FIFO, якщо той не існує */</text:span></text:p>
        </text:list-item>
        <text:list-item>
          <text:p text:style-name="P6">umask(0);</text:p>
        </text:list-item>
        <text:list-item>
          <text:p text:style-name="P13">mknod(FIFO_FILE, S_IFIFO|0666, 0);</text:p>
        </text:list-item>
        <text:list-item>
          <text:p text:style-name="P6">while(1)</text:p>
        </text:list-item>
        <text:list-item>
          <text:p text:style-name="P6">{</text:p>
        </text:list-item>
        <text:list-item>
          <text:p text:style-name="P13">fp = fopen(FIFO_FILE, "r");</text:p>
        </text:list-item>
        <text:list-item>
          <text:p text:style-name="P6">fgets(readbuf, 80, fp);</text:p>
        </text:list-item>
        <text:list-item>
          <text:p text:style-name="P13">printf("Received string: %s\n", readbuf);</text:p>
        </text:list-item>
        <text:list-item>
          <text:p text:style-name="P6">fclose(fp);</text:p>
        </text:list-item>
        <text:list-item>
          <text:p text:style-name="P6">}</text:p>
        </text:list-item>
        <text:list-item>
          <text:p text:style-name="P6">return(0);</text:p>
        </text:list-item>
        <text:list-item>
          <text:p text:style-name="P6">}</text:p>
        </text:list-item>
      </text:list>
      <text:p text:style-name="P45">Програма 4.1</text:p>
      <text:p text:style-name="P46"><text:tab/>Для того, щоб побачити роботу іменованих каналів достатньо використовувати технологію "клієнт-сервер", яка забезпечує надходження інформації від одного процесу до іншого. Програма 4.1 виконує роботу як сервер по обробці даних, які надходять від клієнта (програма 4.2).</text:p>
      <text:list xml:id="list4174869177" text:style-name="WW8Num15">
        <text:list-item>
          <text:p text:style-name="P7">#include &lt;stdio.h&gt;</text:p>
        </text:list-item>
        <text:list-item>
          <text:p text:style-name="P7">#include &lt;stdlib.h&gt;</text:p>
        </text:list-item>
        <text:list-item>
          <text:p text:style-name="P7">#define FIFO_FILE <text:s text:c="6"/>"MYFIFO"</text:p>
        </text:list-item>
        <text:list-item>
          <text:p text:style-name="P14">int main(int argc, char *argv[])</text:p>
        </text:list-item>
        <text:list-item>
          <text:p text:style-name="P7">{</text:p>
        </text:list-item>
        <text:list-item>
          <text:p text:style-name="P7">FILE *fp;</text:p>
        </text:list-item>
        <text:list-item>
          <text:p text:style-name="P7">if ( argc != 2 ) {</text:p>
        </text:list-item>
        <text:list-item>
          <text:p text:style-name="P14"><text:soft-page-break/>printf("USAGE: fifoclient [string]\n");</text:p>
        </text:list-item>
        <text:list-item>
          <text:p text:style-name="P7">exit(1);</text:p>
        </text:list-item>
        <text:list-item>
          <text:p text:style-name="P7">}</text:p>
        </text:list-item>
        <text:list-item>
          <text:p text:style-name="P14">if((fp = fopen(FIFO_FILE, "w")) == NULL) {</text:p>
        </text:list-item>
        <text:list-item>
          <text:p text:style-name="P7">perror("fopen");</text:p>
        </text:list-item>
        <text:list-item>
          <text:p text:style-name="P7">exit(1);</text:p>
        </text:list-item>
        <text:list-item>
          <text:p text:style-name="P7">}</text:p>
        </text:list-item>
        <text:list-item>
          <text:p text:style-name="P7">fputs(argv[1], fp);</text:p>
        </text:list-item>
        <text:list-item>
          <text:p text:style-name="P7">fclose(fp);</text:p>
        </text:list-item>
        <text:list-item>
          <text:p text:style-name="P7">return(0);</text:p>
        </text:list-item>
        <text:list-item>
          <text:p text:style-name="P7">}</text:p>
        </text:list-item>
      </text:list>
      <text:p text:style-name="P45">Програма 4.2</text:p>
      <text:p text:style-name="P46"><text:tab/>Програма 4.2 повинна виконуватись з додатковим аргу­ментом у вигляді рядка, в якому відсутні знаки пропуску. При її помилковому запуску вона відзначає недолік у вигляді попередження: </text:p>
      <text:p text:style-name="P19"><text:span text:style-name="T2"><text:tab/></text:span><text:span text:style-name="T1">USAGE</text:span><text:span text:style-name="T5">: </text:span><text:span text:style-name="T1">fifoclient</text:span><text:span text:style-name="T5"> [</text:span><text:span text:style-name="T1">string</text:span><text:span text:style-name="T5">]</text:span></text:p>
      <text:p text:style-name="P46"><text:tab/>В спрощенному вигляді (при роботі на одному терміналі) реалізувати технологію "клієнт-сервер" можна за допомогою фонового та оперативного режимів, які передбачають: </text:p>
      <text:list xml:id="list203709903309875" text:continue-list="list203709582712533" text:style-name="WW8Num18">
        <text:list-item>
          <text:p text:style-name="P53">виконання декількох завдань одночасно;</text:p>
        </text:list-item>
        <text:list-item>
          <text:p text:style-name="P53">тимчасове переривання виконання будь-якого завдання та відновлення його через певний час з того ж самого місця, де воно було прервано.</text:p>
        </text:list-item>
      </text:list>
      <text:p text:style-name="P75">Існують команди аналізу процесів, які дозволяють керувати виконанням завдань. В той же час будь-яке завдання можна перевести до фонового режиму, відмінити та перервати виконання. </text:p>
      <text:p text:style-name="P74"><text:span text:style-name="T2">Для того, щоб виконати команду у фоновому режимі, необхідно в кінці рядка поставити амперсанд (</text:span><text:span text:style-name="T5">&amp;</text:span><text:span text:style-name="T2">). При цьому, система видає на екран монітора номер завдання користувача та системний номер процесу:</text:span></text:p>
      <text:p text:style-name="P83"><text:span text:style-name="T5">$ </text:span><text:span text:style-name="T1">lpr</text:span><text:span text:style-name="T5"> </text:span><text:span text:style-name="T1">MyTextFile</text:span><text:span text:style-name="T5"> &amp;</text:span></text:p>
      <text:p text:style-name="P85">[1] 538</text:p>
      <text:p text:style-name="P85">$</text:p>
      <text:p text:style-name="P75">Номер завдання, який розміщений у квадратних дужках, - це номер, за яким користувач може звертатися до завдання. </text:p>
      <text:p text:style-name="P19"><text:span text:style-name="T2"><text:tab/>Команда </text:span><text:span text:style-name="T1">jobs</text:span><text:span text:style-name="T5"> </text:span><text:span text:style-name="T2">дозволяє одержати список всіх завдань, які виконуються у фоновому режимі. Кожна позиція списку складається з номера завдання (у квадратних дужках) та ознаки виконання. Знак "+" означає виконуваність у даний час, знак "-" ставиться поперед наступного по черзі зав­дання: </text:span></text:p>
      <text:p text:style-name="P74"><text:span text:style-name="T2"><text:tab/></text:span><text:span text:style-name="T1">$ lpr MyTextFile &amp;</text:span></text:p>
      <text:p text:style-name="P84">[1] 574</text:p>
      <text:p text:style-name="P84">$ cat *.c &gt; MyTextPrograms &amp;</text:p>
      <text:p text:style-name="P84">[2] 575</text:p>
      <text:p text:style-name="P84">$ jobs</text:p>
      <text:p text:style-name="P84">[1] + Running lpr MyTextFile</text:p>
      <text:p text:style-name="P84"><text:soft-page-break/>[2] - Running cat *.c &gt; MyTextPrograms</text:p>
      <text:p text:style-name="P85">$</text:p>
      <text:p text:style-name="P46"><text:tab/>Якщо завдання у фоновому режимі завершилось, воно нічим не сповіщає про це. Але це становище можна виправити. В наступному прикладі дається вказівка як повідити корис­тувача про закінчення виконання завдання:</text:p>
      <text:p text:style-name="P19"><text:span text:style-name="T2"><text:tab/><text:tab/>n</text:span><text:span text:style-name="T1">otify</text:span><text:span text:style-name="T5"> %2</text:span></text:p>
      <text:p text:style-name="P19"><text:span text:style-name="T2"><text:tab/>Переведення завдання з фонового режиму до оперативного (</text:span><text:span text:style-name="T1">foreground</text:span><text:span text:style-name="T2">) здійснюється за командою </text:span><text:span text:style-name="T1">fg</text:span><text:span text:style-name="T5">:</text:span></text:p>
      <text:p text:style-name="P46"><text:tab/><text:tab/>$fg %2</text:p>
      <text:p text:style-name="P19"><text:span text:style-name="T2"><text:tab/>Призупинка завдання, яке виконується в оперативному режимі, здійснюється за допомогою комбінації клавіш </text:span><text:span text:style-name="T1">Ctrl</text:span><text:span text:style-name="T5">-</text:span><text:span text:style-name="T1">Z</text:span><text:span text:style-name="T5">. </text:span><text:span text:style-name="T2">Після цього процес можна перевести до фонового режиму командою </text:span><text:span text:style-name="T1">bg</text:span><text:span text:style-name="T5">: </text:span></text:p>
      <text:p text:style-name="P46"><text:tab/><text:tab/>$bg %2</text:p>
      <text:p text:style-name="P19"><text:span text:style-name="T2"><text:tab/>Знищити завдання можна за допомогою команди </text:span><text:span text:style-name="T1">kill</text:span><text:span text:style-name="T5">:</text:span></text:p>
      <text:p text:style-name="P84">$ jobs</text:p>
      <text:p text:style-name="P84">[1] + Running lpr MyTextFile</text:p>
      <text:p text:style-name="P84">[2] - Running cat *.c &gt; MyTextPrograms</text:p>
      <text:p text:style-name="P83"><text:span text:style-name="T5">$ </text:span><text:span text:style-name="T1">kill</text:span><text:span text:style-name="T5"> %2</text:span></text:p>
      <text:p text:style-name="P19"><text:span text:style-name="T2"><text:tab/>При операціях над завданнями можна використовувати звер­нення по </text:span><text:span text:style-name="T1">PID</text:span><text:span text:style-name="T2"> (системному номеру процесу - абсолютному значенню) чи ідентифікатору процесу (відносному значенню): </text:span></text:p>
      <text:p text:style-name="P19"><text:span text:style-name="T2"><text:tab/><text:tab/>$ </text:span><text:span text:style-name="T1">ps</text:span></text:p>
      <text:p text:style-name="P40"><text:tab/><text:tab/>PID <text:s text:c="5"/>TTY <text:s text:c="4"/>TIME <text:s text:c="4"/>COMMAND</text:p>
      <text:p text:style-name="P40"><text:tab/><text:tab/>523 <text:s text:c="5"/>tty19 <text:s text:c="2"/>0:05 <text:s text:c="4"/>sh</text:p>
      <text:p text:style-name="P40"><text:tab/><text:tab/>567 <text:s text:c="5"/>tty19 <text:s text:c="2"/>0:01 <text:s text:c="4"/>lpr</text:p>
      <text:p text:style-name="P40"><text:tab/><text:tab/>570 <text:s text:c="5"/>tty19 <text:s text:c="2"/>0:00 <text:s text:c="4"/>ps</text:p>
      <text:p text:style-name="P46"><text:tab/><text:tab/>$ kill 567</text:p>
      <text:p text:style-name="P46"/>
      <text:p text:style-name="P69">Контрольні питання</text:p>
      <text:list xml:id="list4157662062" text:style-name="WW8Num9">
        <text:list-item>
          <text:p text:style-name="P59">Назвіть різниці між іменованими та неіменованими кана­лами.</text:p>
        </text:list-item>
        <text:list-item>
          <text:p text:style-name="P59">Розкажіть про шляхи створення іменованих програмних ка­налів.</text:p>
        </text:list-item>
        <text:list-item>
          <text:p text:style-name="P59">Наведіть приклади створення іменованих програмних кана­лів непрограмним шляхом.</text:p>
        </text:list-item>
        <text:list-item>
          <text:p text:style-name="P59">Наведіть приклади створення іменованих програмних кана­лів програмним шляхом.</text:p>
        </text:list-item>
        <text:list-item>
          <text:p text:style-name="P30"><text:span text:style-name="T2">Розкажіть про реалізацію технології "клієнт-сервер" за допомогою іменованих каналів в середовищі операційної системи </text:span><text:span text:style-name="T1">Unix</text:span><text:span text:style-name="T5">.</text:span></text:p>
        </text:list-item>
        <text:list-item>
          <text:p text:style-name="P59">Як виконується робота у фоновому та оперативному режимах? Команди переведення завдань у фоновий режим, відновлення дії програми, знищення завдань за допомогою відносних та абсолютних адрес.</text:p>
        </text:list-item>
        <text:list-item>
          <text:p text:style-name="P30"><text:span text:style-name="T2">Поясніть призначення та роботу рядка 4 (</text:span><text:span text:style-name="T1">int</text:span><text:span text:style-name="T2"> </text:span><text:span text:style-name="T1">main</text:span><text:span text:style-name="T2">(</text:span><text:span text:style-name="T1">int</text:span><text:span text:style-name="T2"> </text:span><text:span text:style-name="T1">argc</text:span><text:span text:style-name="T2">, </text:span><text:span text:style-name="T1">char</text:span><text:span text:style-name="T2"> *</text:span><text:span text:style-name="T1">argv</text:span><text:span text:style-name="T2">[])) у програмі 4.2.</text:span></text:p>
        </text:list-item>
      </text:list>
      <text:p text:style-name="P46"/>
      <text:p text:style-name="P69">Завдання</text:p>
      <text:list xml:id="list2555169862" text:style-name="WW8Num30">
        <text:list-item>
          <text:p text:style-name="P87"><text:soft-page-break/><text:span text:style-name="T2">Отримайте у викладача текст програми 4.1. Відком­пілюйте її під іменем </text:span><text:span text:style-name="T1">fifoserver</text:span><text:span text:style-name="T2">. Виконайте запуск програми у фоновому режимі;</text:span></text:p>
        </text:list-item>
        <text:list-item>
          <text:p text:style-name="P87"><text:span text:style-name="T2">Отримайте у викладача текст програми 4.2. Відкомпілюйте її під іменем </text:span><text:span text:style-name="T1">fifo</text:span><text:span text:style-name="T2">_</text:span><text:span text:style-name="T1">client</text:span><text:span text:style-name="T2"> з помилковим та безпомилковим варіантами;</text:span></text:p>
        </text:list-item>
        <text:list-item>
          <text:p text:style-name="P87"><text:span text:style-name="T2">Отримайте у викладача програму розв</text:span><text:span text:style-name="T5">'</text:span><text:span text:style-name="T2">язання квадрат­ного рівняння. Виконайте її запуск в фоновому режимі, потім знищіть її як завдання. Виконайте повторний запуск в оперативному режимі. Зупиніть та відновіть її дію. </text:span></text:p>
        </text:list-item>
        <text:list-item>
          <text:p text:style-name="P88">Підготуйте звіт по лабораторній роботі.</text:p>
        </text:list-item>
      </text:list>
      <text:p text:style-name="P46"/>
      <text:p text:style-name="P69">Зміст звіту:</text:p>
      <text:list xml:id="list203709627872027" text:continue-list="list203709903309875" text:style-name="WW8Num18">
        <text:list-item>
          <text:p text:style-name="P53">короткі відповіді на контрольні питання;</text:p>
        </text:list-item>
        <text:list-item>
          <text:p text:style-name="P23"><text:span text:style-name="T2">призначення та робота програм </text:span><text:span text:style-name="T1">fifo</text:span><text:span text:style-name="T5">_</text:span><text:span text:style-name="T1">client</text:span><text:span text:style-name="T2"> та </text:span><text:span text:style-name="T1">fifo</text:span><text:span text:style-name="T2">_</text:span><text:span text:style-name="T1">server</text:span><text:span text:style-name="T2">;</text:span></text:p>
        </text:list-item>
        <text:list-item>
          <text:p text:style-name="P53">алгоритм і текст програм 4.1 та 4.2.</text:p>
        </text:list-item>
      </text:list>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46"/>
      <text:p text:style-name="P46"/>
      <text:p text:style-name="P46"/>
      <text:p text:style-name="P1">Лабораторна робота №5</text:p>
      <text:p text:style-name="P1">Маніпуляції з чергами повідомлень</text:p>
      <text:p text:style-name="P46"/>
      <text:p text:style-name="P19"><text:span text:style-name="T4">Мета роботи:</text:span><text:span text:style-name="T2"> ознайомити з чергами повідомлень та маніпу­ляціями над ними</text:span><text:span text:style-name="T5">.</text:span></text:p>
      <text:p text:style-name="P70"/>
      <text:p text:style-name="P69">Загальні відомості</text:p>
      <text:p text:style-name="P19"><text:span text:style-name="T2"><text:tab/>Черги повідомлень є потужним засобом обміну інформацією між процесами, але на відміну від програмних каналів припускають більш гнучку організацію взаємодій між завданнями. Насамперед це пов</text:span><text:span text:style-name="T5">'</text:span><text:span text:style-name="T2">язано з відсутністю існувань парних процесів для "читача" та "письменника". В програмних засобах створюється певна черга повідомлень, яка викорис­товується як сховище повідомлень для будь-яких процесів. В даному випадку механізми для обробки інформації створюються таким чином, що до черги повідомлень можуть звертатися і "читачі" і "письменники".</text:span></text:p>
      <text:p text:style-name="P19"><text:span text:style-name="T2"><text:tab/>Використовуючи механізми черг, зникає необхідність застосу­вання обох каналів - одного для читання, іншого для запису (у випадках повнодуплексного зв</text:span><text:span text:style-name="T5">'</text:span><text:span text:style-name="T2">язку між процесами). При цьому можна обійтись однією чергою, якщо відрізняти повідомлення за типом: від клієнта до сервера чи навпаки.</text:span></text:p>
      <text:p text:style-name="P19"><text:span text:style-name="T2"><text:tab/>Ще однією перевагою у застосуванні черг є можливість вибирання повідомлень у довільному порядку, не викорис­товуючи методу </text:span><text:span text:style-name="T1">FIFO</text:span><text:span text:style-name="T2"> (лабораторна робота №3)</text:span><text:span text:style-name="T5">. </text:span><text:span text:style-name="T2">Ця особливість відкриває перспективу побудови систем з пріоритетним обслуговуванням клієнтів.</text:span></text:p>
      <text:p text:style-name="P19"><text:span text:style-name="T2"><text:tab/>Таким чином, при формуванні черги повідомлень не використовується потокова модель даних. Кожне повідомлення має точно визначену структуру: тип та дані. В повідомленнях допустимі будь-які дані. Їх довжина задається користувачем і може бути довільною в обсязі пам</text:span><text:span text:style-name="T5">'</text:span><text:span text:style-name="T2">яті, відведеної під розмі­щення черги у момент її створення.</text:span></text:p>
      <text:p text:style-name="P19"><text:span text:style-name="T2"><text:tab/>Ядро системи ніяк не інтерпретує змісту повідомлень, а лише забезпечує розміщення та вибирання у співвідношенні з вказаним типом. Шаблон повідомлень знаходиться у файлі </text:span><text:span text:style-name="T1">msg</text:span><text:span text:style-name="T2">.</text:span><text:span text:style-name="T1">h</text:span><text:span text:style-name="T2">:</text:span></text:p>
      <text:p text:style-name="P46"><text:tab/><text:tab/>Struct msgbuf {</text:p>
      <text:p text:style-name="P46"><text:tab/><text:tab/><text:tab/>long mtype; <text:s text:c="9"/>// тип повідомлення</text:p>
      <text:p text:style-name="P46"><text:tab/><text:tab/><text:tab/>char mtext[1]; <text:s text:c="6"/>// дані</text:p>
      <text:p text:style-name="P86">}</text:p>
      <text:p text:style-name="P46"><text:tab/>Для роботи з чергами існують такі функції (системні виклики):</text:p>
      <text:list xml:id="list203709542579728" text:continue-numbering="true" text:style-name="WW8Num18">
        <text:list-item>
          <text:p text:style-name="P23"><text:span text:style-name="T1">msgget - </text:span><text:span text:style-name="T2">створення черги;</text:span></text:p>
        </text:list-item>
        <text:list-item>
          <text:p text:style-name="P23"><text:soft-page-break/><text:span text:style-name="T1">msgetl</text:span><text:span text:style-name="T2"> - встановлення параметрів черги;</text:span></text:p>
        </text:list-item>
        <text:list-item>
          <text:p text:style-name="P23"><text:span text:style-name="T1">msgsnd</text:span><text:span text:style-name="T2"> - посилання повідомлення до черги;</text:span></text:p>
        </text:list-item>
        <text:list-item>
          <text:p text:style-name="P23"><text:span text:style-name="T1">msgrcv</text:span><text:span text:style-name="T2"> - одержання повідомлень з черги.</text:span></text:p>
        </text:list-item>
      </text:list>
      <text:p text:style-name="P75">Програма 5.1 демонструє роботу з чергами (створення, встановлення параметрів та посилання повідомлень до черги), структура яких складається з двох елементів у форматах цілого та подвійного цілого чисел. </text:p>
      <text:p text:style-name="P46"/>
      <text:list xml:id="list3283632256" text:style-name="WW8Num16">
        <text:list-item>
          <text:p text:style-name="P8">#include &lt;stdio.h&gt;</text:p>
        </text:list-item>
        <text:list-item>
          <text:p text:style-name="P8">#include &lt;stdlib.h&gt;</text:p>
        </text:list-item>
        <text:list-item>
          <text:p text:style-name="P8">#include &lt;linux/ipc.h&gt;</text:p>
        </text:list-item>
        <text:list-item>
          <text:p text:style-name="P8">#include &lt;linux/msg.h&gt;</text:p>
        </text:list-item>
        <text:list-item>
          <text:p text:style-name="P8">struct mymsgbuf {</text:p>
        </text:list-item>
        <text:list-item>
          <text:p text:style-name="P8">long <text:s text:c="3"/>mtype; <text:s text:c="9"/>/* Значення номера черги */</text:p>
        </text:list-item>
        <text:list-item>
          <text:p text:style-name="P8">int <text:s text:c="4"/>request; <text:s text:c="7"/>/* Перший елемент */</text:p>
        </text:list-item>
        <text:list-item>
          <text:p text:style-name="P8">double <text:s/>salary; <text:s text:c="8"/>/* Другий елемент */</text:p>
        </text:list-item>
        <text:list-item>
          <text:p text:style-name="P8">} msg;</text:p>
        </text:list-item>
        <text:list-item>
          <text:p text:style-name="P15">int open_queue (key_t keyval);</text:p>
        </text:list-item>
        <text:list-item>
          <text:p text:style-name="P15">int send_message (int gid, struct mymsgbuf *qbuf);</text:p>
        </text:list-item>
        <text:list-item>
          <text:p text:style-name="P8">void main(void)</text:p>
        </text:list-item>
        <text:list-item>
          <text:p text:style-name="P8">{</text:p>
        </text:list-item>
        <text:list-item>
          <text:p text:style-name="P8">int <text:s text:c="3"/>qid;</text:p>
        </text:list-item>
        <text:list-item>
          <text:p text:style-name="P8">key_t <text:s/>msgkey;</text:p>
        </text:list-item>
        <text:list-item>
          <text:p text:style-name="P8">/* Генерація ключового поля msgkey для IPC */</text:p>
        </text:list-item>
        <text:list-item>
          <text:p text:style-name="P8">msgkey = ftok(".", 'm');</text:p>
        </text:list-item>
        <text:list-item>
          <text:p text:style-name="P8">/* Відкриття та створення черги */</text:p>
        </text:list-item>
        <text:list-item>
          <text:p text:style-name="P8">open_queue(msgkey);</text:p>
        </text:list-item>
        <text:list-item>
          <text:p text:style-name="P15">if((qid = open_queue(msgkey)) == -1) {</text:p>
        </text:list-item>
        <text:list-item>
          <text:p text:style-name="P8">perror("open_queue");</text:p>
        </text:list-item>
        <text:list-item>
          <text:p text:style-name="P8">exit(1);</text:p>
        </text:list-item>
        <text:list-item>
          <text:p text:style-name="P8">}</text:p>
        </text:list-item>
        <text:list-item>
          <text:p text:style-name="P8">/* Надання значень для черги та її елементів */</text:p>
        </text:list-item>
        <text:list-item>
          <text:p text:style-name="P8">msg.mtype <text:s text:c="2"/>= 1; </text:p>
        </text:list-item>
        <text:list-item>
          <text:p text:style-name="P8">msg.request = 1; </text:p>
        </text:list-item>
        <text:list-item>
          <text:p text:style-name="P8">msg.salary <text:s/>= 1000.00; </text:p>
        </text:list-item>
        <text:list-item>
          <text:p text:style-name="P15">if((send_message( qid, &amp;msg )) == -1) {</text:p>
        </text:list-item>
        <text:list-item>
          <text:p text:style-name="P8">perror("send_message");</text:p>
        </text:list-item>
        <text:list-item>
          <text:p text:style-name="P8">exit(1);</text:p>
        </text:list-item>
        <text:list-item>
          <text:p text:style-name="P15">int open_queue (key_t keyval) {</text:p>
        </text:list-item>
        <text:list-item>
          <text:p text:style-name="P8">int gid;</text:p>
        </text:list-item>
        <text:list-item>
          <text:p text:style-name="P15">if ((gid = msgget(keyval, IPC_CREAT | 0660)) == -1) {</text:p>
        </text:list-item>
        <text:list-item>
          <text:p text:style-name="P8">return (-1);</text:p>
        </text:list-item>
        <text:list-item>
          <text:p text:style-name="P8">}</text:p>
        </text:list-item>
        <text:list-item>
          <text:p text:style-name="P8">return (gid);</text:p>
        </text:list-item>
        <text:list-item>
          <text:p text:style-name="P8">}</text:p>
        </text:list-item>
        <text:list-item>
          <text:p text:style-name="P15"><text:soft-page-break/>int send_message (int qid, struct mymsgbuf *qbuf)</text:p>
        </text:list-item>
        <text:list-item>
          <text:p text:style-name="P8">{</text:p>
        </text:list-item>
        <text:list-item>
          <text:p text:style-name="P8">int result, length;</text:p>
        </text:list-item>
        <text:list-item>
          <text:p text:style-name="P15">length = sizeof(struct mymsgbuf) - sizeof(long);</text:p>
        </text:list-item>
        <text:list-item>
          <text:p text:style-name="P15">if ((result) = msgsnd(qid, qbuf, length, 0) == -1) {</text:p>
        </text:list-item>
        <text:list-item>
          <text:p text:style-name="P8">return(-1);</text:p>
        </text:list-item>
        <text:list-item>
          <text:p text:style-name="P8">}</text:p>
        </text:list-item>
        <text:list-item>
          <text:p text:style-name="P8">return (result); </text:p>
        </text:list-item>
        <text:list-item>
          <text:p text:style-name="P8">}</text:p>
        </text:list-item>
      </text:list>
      <text:p text:style-name="P9">Програма 5.1</text:p>
      <text:p text:style-name="P19"><text:span text:style-name="T2"><text:tab/>Після закінчення роботи з програмою 5.1 необхідно використовувати стандартні механізми </text:span><text:span text:style-name="T1">Unix</text:span><text:span text:style-name="T2"> маніпуляцій з чергами </text:span><text:span text:style-name="T1">rpcs</text:span><text:span text:style-name="T5">, </text:span><text:span text:style-name="T1">ipcrm</text:span><text:span text:style-name="T2"> (роздрук 5.1).</text:span></text:p>
      <text:p text:style-name="P46"><text:tab/>Наступна програма є більш "інтелектуальною" по відно­шенню до попередньої і демонструє розширені маніпуляції з чергами, які складаються з відкриття черги, записом та отриманням повідомлень, їх знищенням, зміною параметрів доступу до черги за допомогою програмного шляху:</text:p>
      <text:list xml:id="list1771380007" text:style-name="WW8Num20">
        <text:list-item>
          <text:p text:style-name="P10">#include &lt;stdio.h&gt;</text:p>
        </text:list-item>
        <text:list-item>
          <text:p text:style-name="P10">#include &lt;stdlib.h&gt;</text:p>
        </text:list-item>
        <text:list-item>
          <text:p text:style-name="P10">#include &lt;ctype.h&gt;</text:p>
        </text:list-item>
        <text:list-item>
          <text:p text:style-name="P10">#include &lt;sys/types.h&gt;</text:p>
        </text:list-item>
        <text:list-item>
          <text:p text:style-name="P10">#include &lt;sys/ipc.h&gt;</text:p>
        </text:list-item>
        <text:list-item>
          <text:p text:style-name="P10">#include &lt;sys/msg.h&gt;</text:p>
        </text:list-item>
        <text:list-item>
          <text:p text:style-name="P10">#define MAX_SEND_SIZE 80</text:p>
        </text:list-item>
        <text:list-item>
          <text:p text:style-name="P10">struct mymsgbuf {</text:p>
        </text:list-item>
        <text:list-item>
          <text:p text:style-name="P10">long mtype;</text:p>
        </text:list-item>
        <text:list-item>
          <text:p text:style-name="P16">char mtext[MAX_SEND_SIZE];</text:p>
        </text:list-item>
        <text:list-item>
          <text:p text:style-name="P10">};</text:p>
        </text:list-item>
        <text:list-item>
          <text:p text:style-name="P16">void send_message(int qid, struct mymsgbuf *qbuf, long type, char *text);</text:p>
        </text:list-item>
        <text:list-item>
          <text:p text:style-name="P16">void read_message(int qid, struct mymsgbuf *qbuf, long type);</text:p>
        </text:list-item>
        <text:list-item>
          <text:p text:style-name="P16">void remove_queue(int qid);</text:p>
        </text:list-item>
        <text:list-item>
          <text:p text:style-name="P16">void change_queue_mode(int qid, char *mode);</text:p>
        </text:list-item>
        <text:list-item>
          <text:p text:style-name="P10">void usage(void);</text:p>
        </text:list-item>
        <text:list-item>
          <text:p text:style-name="P16">int main(int argc, char *argv[])</text:p>
        </text:list-item>
        <text:list-item>
          <text:p text:style-name="P10">{</text:p>
        </text:list-item>
        <text:list-item>
          <text:p text:style-name="P10">key_t key;</text:p>
        </text:list-item>
        <text:list-item>
          <text:p text:style-name="P10">int <text:s text:c="2"/>msgqueue_id;</text:p>
        </text:list-item>
        <text:list-item>
          <text:p text:style-name="P10">struct mymsgbuf qbuf;</text:p>
        </text:list-item>
        <text:list-item>
          <text:p text:style-name="P10">if(argc == 1)</text:p>
        </text:list-item>
        <text:list-item>
          <text:p text:style-name="P10">usage();</text:p>
        </text:list-item>
        <text:list-item>
          <text:p text:style-name="P10">key = ftok(".", 'm');</text:p>
        </text:list-item>
        <text:list-item>
          <text:p text:style-name="P16">if((msgqueue_id = msgget(key, IPC_CREAT|0660)) == -1) {</text:p>
        </text:list-item>
        <text:list-item>
          <text:p text:style-name="P10">perror("msgget");</text:p>
        </text:list-item>
        <text:list-item>
          <text:p text:style-name="P10">exit(1);</text:p>
        </text:list-item>
        <text:list-item>
          <text:p text:style-name="P10">}</text:p>
        </text:list-item>
        <text:list-item>
          <text:p text:style-name="P10"><text:soft-page-break/>switch(tolower(argv[1][0]))</text:p>
        </text:list-item>
        <text:list-item>
          <text:p text:style-name="P10">{</text:p>
        </text:list-item>
        <text:list-item>
          <text:p text:style-name="P16">case 's': send_message(msgqueue_id, (struct mymsgbuf *)&amp;qbuf,</text:p>
        </text:list-item>
        <text:list-item>
          <text:p text:style-name="P10">atol(argv[2]), argv[3]); </text:p>
        </text:list-item>
        <text:list-item>
          <text:p text:style-name="P10">break;</text:p>
        </text:list-item>
        <text:list-item>
          <text:p text:style-name="P16">case 'r': read_message(msgqueue_id, &amp;qbuf, atol(argv[2])); </text:p>
        </text:list-item>
        <text:list-item>
          <text:p text:style-name="P10">break;</text:p>
        </text:list-item>
        <text:list-item>
          <text:p text:style-name="P16">case 'd': remove_queue(msgqueue_id); </text:p>
        </text:list-item>
        <text:list-item>
          <text:p text:style-name="P10">break; <text:s text:c="7"/></text:p>
        </text:list-item>
        <text:list-item>
          <text:p text:style-name="P16">case 'm': change_queue_mode(msgqueue_id, argv[2]); </text:p>
        </text:list-item>
        <text:list-item>
          <text:p text:style-name="P10">break;</text:p>
        </text:list-item>
        <text:list-item>
          <text:p text:style-name="P10">default: usage();</text:p>
        </text:list-item>
        <text:list-item>
          <text:p text:style-name="P10">return(0);</text:p>
        </text:list-item>
        <text:list-item>
          <text:p text:style-name="P10">}</text:p>
        </text:list-item>
        <text:list-item>
          <text:p text:style-name="P16">void send_message(int qid, struct mymsgbuf *qbuf, long type, char *text)</text:p>
        </text:list-item>
        <text:list-item>
          <text:p text:style-name="P10">{</text:p>
        </text:list-item>
        <text:list-item>
          <text:p text:style-name="P16">printf("Sending a message ...\n");</text:p>
        </text:list-item>
        <text:list-item>
          <text:p text:style-name="P10">qbuf-&gt;mtype = type;</text:p>
        </text:list-item>
        <text:list-item>
          <text:p text:style-name="P10">strcpy(qbuf-&gt;mtext, text);</text:p>
        </text:list-item>
        <text:list-item>
          <text:p text:style-name="P16">if((msgsnd(qid, (struct msgbuf *)qbuf,</text:p>
        </text:list-item>
        <text:list-item>
          <text:p text:style-name="P10">strlen(qbuf-&gt;mtext)+1, 0)) ==-1)</text:p>
        </text:list-item>
        <text:list-item>
          <text:p text:style-name="P10">{</text:p>
        </text:list-item>
        <text:list-item>
          <text:p text:style-name="P10">perror("msgsnd");</text:p>
        </text:list-item>
        <text:list-item>
          <text:p text:style-name="P10">exit(1);</text:p>
        </text:list-item>
        <text:list-item>
          <text:p text:style-name="P10">}</text:p>
        </text:list-item>
        <text:list-item>
          <text:p text:style-name="P10">}</text:p>
        </text:list-item>
        <text:list-item>
          <text:p text:style-name="P16">void read_message(int qid, struct mymsgbuf *qbuf, long type)</text:p>
        </text:list-item>
        <text:list-item>
          <text:p text:style-name="P10">{</text:p>
        </text:list-item>
        <text:list-item>
          <text:p text:style-name="P16">printf("Reading a message ...\n");</text:p>
        </text:list-item>
        <text:list-item>
          <text:p text:style-name="P10">qbuf-&gt;mtype = type;</text:p>
        </text:list-item>
        <text:list-item>
          <text:p text:style-name="P16">msgrcv(qid, (struct msgbuf *)qbuf, MAX_SEND_SIZE, type, 0);</text:p>
        </text:list-item>
        <text:list-item>
          <text:p text:style-name="P16">printf("Type: %ld Text: %s\n", qbuf-&gt;mtype, qbuf-&gt;mtext);</text:p>
        </text:list-item>
        <text:list-item>
          <text:p text:style-name="P10">}</text:p>
        </text:list-item>
        <text:list-item>
          <text:p text:style-name="P16">void remove_queue(int qid)</text:p>
        </text:list-item>
        <text:list-item>
          <text:p text:style-name="P10">{</text:p>
        </text:list-item>
        <text:list-item>
          <text:p text:style-name="P10">msgctl(qid, IPC_RMID, 0);</text:p>
        </text:list-item>
        <text:list-item>
          <text:p text:style-name="P10">}</text:p>
        </text:list-item>
        <text:list-item>
          <text:p text:style-name="P16">void change_queue_mode(int qid, char *mode)</text:p>
        </text:list-item>
        <text:list-item>
          <text:p text:style-name="P10">{</text:p>
        </text:list-item>
        <text:list-item>
          <text:p text:style-name="P16">struct msqid_ds myqueue_ds;</text:p>
        </text:list-item>
        <text:list-item>
          <text:p text:style-name="P16">msgctl(qid, IPC_STAT, &amp;myqueue_ds);</text:p>
        </text:list-item>
        <text:list-item>
          <text:p text:style-name="P16">sscanf(mode, "%ho", &amp;myqueue_ds.msg_perm.mode);</text:p>
        </text:list-item>
        <text:list-item>
          <text:p text:style-name="P16">msgctl(qid, IPC_SET, &amp;myqueue_ds);</text:p>
        </text:list-item>
        <text:list-item>
          <text:p text:style-name="P10">}</text:p>
        </text:list-item>
        <text:list-item>
          <text:p text:style-name="P10">void usage(void)</text:p>
        </text:list-item>
        <text:list-item>
          <text:p text:style-name="P10"><text:soft-page-break/>{</text:p>
        </text:list-item>
        <text:list-item>
          <text:p text:style-name="P16">fprintf(stderr, "msgtool - A utility for tinkering with msg queues\n");</text:p>
        </text:list-item>
        <text:list-item>
          <text:p text:style-name="P16">fprintf(stderr, "\nUSAGE: msgtool (s)end &lt;type&gt; &lt;messagetext&gt;\n");</text:p>
        </text:list-item>
        <text:list-item>
          <text:p text:style-name="P16">fprintf(stderr, " <text:s text:c="14"/>(r)ecv &lt;type&gt;\n");</text:p>
        </text:list-item>
        <text:list-item>
          <text:p text:style-name="P16">fprintf(stderr, " <text:s text:c="14"/>(d)elete\n");</text:p>
        </text:list-item>
        <text:list-item>
          <text:p text:style-name="P16">fprintf(stderr, " <text:s text:c="14"/>(m)ode &lt;octal mode&gt;\n");</text:p>
        </text:list-item>
        <text:list-item>
          <text:p text:style-name="P10">exit(1);</text:p>
        </text:list-item>
        <text:list-item>
          <text:p text:style-name="P10">} </text:p>
        </text:list-item>
      </text:list>
      <text:p text:style-name="P9">Програма 5.2</text:p>
      <text:p text:style-name="P46"><text:tab/>Як параметри програми для запису повідомлень слід задавати поля:</text:p>
      <text:p text:style-name="P19"><text:span text:style-name="T2"><text:tab/></text:span><text:span text:style-name="T1">$ prog5_2 s 1 Message_text_1</text:span></text:p>
      <text:p text:style-name="P76">$ prog5_2 s 2 Message_text_2</text:p>
      <text:p text:style-name="P76">………</text:p>
      <text:p text:style-name="P76">$ prog5_2 s n Message_text_n</text:p>
      <text:p text:style-name="P19"><text:span text:style-name="T2"><text:tab/>Для читання повідомлення задається опція </text:span><text:span text:style-name="T1">r</text:span><text:span text:style-name="T5"> </text:span><text:span text:style-name="T2">з номером черги</text:span><text:span text:style-name="T5">:</text:span></text:p>
      <text:p text:style-name="P74"><text:span text:style-name="T5">$ </text:span><text:span text:style-name="T1">prog</text:span><text:span text:style-name="T5">5_2 </text:span><text:span text:style-name="T1">r</text:span><text:span text:style-name="T5"> 1</text:span><text:span text:style-name="T2">,</text:span></text:p>
      <text:p text:style-name="P46"><text:tab/>де користувач по даному прикладу отримує таке пові­домлення:</text:p>
      <text:p text:style-name="P19"><text:span text:style-name="T2"><text:tab/></text:span><text:span text:style-name="T1">Type</text:span><text:span text:style-name="T5">: 1 </text:span><text:span text:style-name="T1">Text</text:span><text:span text:style-name="T5">: </text:span><text:span text:style-name="T1">Message</text:span><text:span text:style-name="T5">_1</text:span></text:p>
      <text:p text:style-name="P46"><text:tab/>Для вилучення всіх повідомлень з черги користувач повинен задати команду:</text:p>
      <text:p text:style-name="P19"><text:span text:style-name="T2"><text:tab/>$ </text:span><text:span text:style-name="T1">prog</text:span><text:span text:style-name="T2">5_2 </text:span><text:span text:style-name="T1">d</text:span></text:p>
      <text:p text:style-name="P19"><text:span text:style-name="T2"><text:tab/>В деяких випадках є необхідність спостереження за роботою програм, які складають міжпроцесні (</text:span><text:span text:style-name="T1">ipc</text:span><text:span text:style-name="T2">, </text:span><text:span text:style-name="T1">inter</text:span><text:span text:style-name="T2"> </text:span><text:span text:style-name="T1">process</text:span><text:span text:style-name="T2"> </text:span><text:span text:style-name="T1">communication</text:span><text:span text:style-name="T2">) комунікації. Для цього існує команда з опціями:</text:span></text:p>
      <text:p text:style-name="P19"><text:span text:style-name="T2"><text:tab/></text:span><text:span text:style-name="T1">ipcs</text:span><text:span text:style-name="T5"> </text:span><text:span text:style-name="T2"><text:s/>-</text:span><text:span text:style-name="T1">q</text:span><text:span text:style-name="T5"> <text:s text:c="3"/>- </text:span><text:span text:style-name="T2">стеження за викликами повідомлень,</text:span></text:p>
      <text:p text:style-name="P74"><text:span text:style-name="T1">ipcs</text:span><text:span text:style-name="T5"> </text:span><text:span text:style-name="T2"><text:s/>-s</text:span><text:span text:style-name="T5"> <text:s text:c="3"/>- </text:span><text:span text:style-name="T2">стеження за викликами семафорів;</text:span></text:p>
      <text:p text:style-name="P74"><text:span text:style-name="T1">ipcs</text:span><text:span text:style-name="T5"> </text:span><text:span text:style-name="T2"><text:s/>-</text:span><text:span text:style-name="T1">m</text:span><text:span text:style-name="T2"> <text:s text:c="3"/>- стеження за викликами поділяючої пам</text:span><text:span text:style-name="T5">'</text:span><text:span text:style-name="T2">яті.</text:span></text:p>
      <text:p text:style-name="P19"><text:span text:style-name="T2"><text:tab/>Вилучити повідомлення з черги можна за допомогою команди </text:span><text:span text:style-name="T1">ipcrm</text:span><text:span text:style-name="T2"> з опцією </text:span><text:span text:style-name="T1">msg</text:span><text:span text:style-name="T2"> та ідентифікаційним номером черги. Роздрук 5.1 демонструє роботу команд </text:span><text:span text:style-name="T1">ipcs</text:span><text:span text:style-name="T2"> та </text:span><text:span text:style-name="T1">ipcrm</text:span><text:span text:style-name="T2"> з програмою 5.1:</text:span></text:p>
      <text:p text:style-name="P46"/>
      <text:p text:style-name="P46">login: hoshaba</text:p>
      <text:p text:style-name="P46">Password:</text:p>
      <text:p text:style-name="P46">Last login: Thu Feb 12 18:10:06 on tty2</text:p>
      <text:p text:style-name="P46">[root@lili hoshaba]# cd test/</text:p>
      <text:p text:style-name="P46">[root@lili test]# ls</text:p>
      <text:p text:style-name="P46">exampl~1.txt <text:s/>prog1 <text:s text:c="8"/>prog1.c <text:s text:c="6"/>prog2 <text:s text:c="8"/>prog2.c</text:p>
      <text:p text:style-name="P46">[root@lili test]# ipcs -q</text:p>
      <text:p text:style-name="P46"><text:s/></text:p>
      <text:p text:style-name="P46">------ Message Queues --------</text:p>
      <text:p text:style-name="P46">key <text:s text:c="6"/>msqid <text:s text:c="4"/>owner <text:s text:c="4"/>perms <text:s text:c="4"/>used-bytes <text:s/>messages</text:p>
      <text:p text:style-name="P46">0x00000000 0 <text:s text:c="8"/>root <text:s text:c="5"/>700 <text:s text:c="6"/>0 <text:s text:c="10"/>0</text:p>
      <text:p text:style-name="P46"><text:s/></text:p>
      <text:p text:style-name="P19"><text:span text:style-name="T2"><text:s/>[root@lili test]# ./prog1</text:span></text:p>
      <text:p text:style-name="P46">[root@lili test]# ipcs -q</text:p>
      <text:p text:style-name="P46"><text:soft-page-break/><text:s/></text:p>
      <text:p text:style-name="P46">------ Message Queues --------</text:p>
      <text:p text:style-name="P46">key <text:s text:c="6"/>msqid <text:s text:c="4"/>owner <text:s text:c="4"/>perms <text:s text:c="4"/>used-bytes <text:s/>messages</text:p>
      <text:p text:style-name="P46">0x00000000 0 <text:s text:c="8"/>root <text:s text:c="5"/>700 <text:s text:c="6"/>0 <text:s text:c="10"/>0</text:p>
      <text:p text:style-name="P46">0x6d030811 129 <text:s text:c="6"/>root <text:s text:c="5"/>660 <text:s text:c="6"/>12 <text:s text:c="9"/>1</text:p>
      <text:p text:style-name="P46"><text:s/></text:p>
      <text:p text:style-name="P46">[root@lili test]# ipcrm msg 129</text:p>
      <text:p text:style-name="P46">resource deleted</text:p>
      <text:p text:style-name="P46">[root@lili test]# ipcs -q</text:p>
      <text:p text:style-name="P46"><text:s/></text:p>
      <text:p text:style-name="P46">------ Message Queues --------</text:p>
      <text:p text:style-name="P46">key <text:s text:c="6"/>msqid <text:s text:c="4"/>owner <text:s text:c="4"/>perms <text:s text:c="4"/>used-bytes <text:s/>messages</text:p>
      <text:p text:style-name="P46">0x00000000 0 <text:s text:c="8"/>root <text:s text:c="5"/>700 <text:s text:c="6"/>0 <text:s text:c="10"/>0</text:p>
      <text:p text:style-name="P46"><text:s/></text:p>
      <text:p text:style-name="P46">[root@lili test]# exit</text:p>
      <text:p text:style-name="P46">logout</text:p>
      <text:p text:style-name="P45">Роздрук 5.1</text:p>
      <text:p text:style-name="P69"/>
      <text:p text:style-name="P69">Контрольні питання</text:p>
      <text:list xml:id="list2961863822" text:style-name="WW8Num23">
        <text:list-item>
          <text:p text:style-name="P60">Назвіть відмінності між програмними каналами та чергами повідомлень. </text:p>
        </text:list-item>
        <text:list-item>
          <text:p text:style-name="P60">Назвіть переваги черг повідомлень перед програмними каналами.</text:p>
        </text:list-item>
        <text:list-item>
          <text:p text:style-name="P60">Назвіть функції роботи з чергами, їх призначення.</text:p>
        </text:list-item>
        <text:list-item>
          <text:p text:style-name="P60">У програмі 5.2 визначіть основні блоки: відкриття черги, запис та отримання повідомлень, їх знищення, зміна параметрів доступу до черги.</text:p>
        </text:list-item>
        <text:list-item>
          <text:p text:style-name="P31"><text:span text:style-name="T2">Назвіть команди спостереження за роботою міжпроцесних комунікацій (</text:span><text:span text:style-name="T1">ipcs</text:span><text:span text:style-name="T2">, </text:span><text:span text:style-name="T1">ipcrm</text:span><text:span text:style-name="T2">). Їх функції та робота.</text:span></text:p>
        </text:list-item>
        <text:list-item>
          <text:p text:style-name="P60">Поясніть призначення та роботу функції sizeof у рядку 41 програми 5.1.</text:p>
        </text:list-item>
        <text:list-item>
          <text:p text:style-name="P31"><text:span text:style-name="T2">Поясніть призначення та роботу функції </text:span><text:span text:style-name="T1">atol</text:span><text:span text:style-name="T2"> у рядку 33 програми 5.2.</text:span></text:p>
        </text:list-item>
      </text:list>
      <text:p text:style-name="P46"/>
      <text:p text:style-name="P69">Завдання</text:p>
      <text:list xml:id="list2192422341" text:style-name="WW8Num32">
        <text:list-item>
          <text:p text:style-name="P32"><text:span text:style-name="T2">Одержати та відкомпілювати програму 5.1. Запам</text:span><text:span text:style-name="T5">'</text:span><text:span text:style-name="T2">ятати попередні значення системи черг. Виконати програму 5.1. і записати значення системи черг. Вилучити наслідки роботи програми з чергами повідомлень за допомогою команди </text:span><text:span text:style-name="T1">ipcrm</text:span><text:span text:style-name="T2">;</text:span></text:p>
        </text:list-item>
        <text:list-item>
          <text:p text:style-name="P61">Одержати та відкомпілювати програму 5.2. Записати декілька повідомлень до черги, отримати їх та знищити чергу.</text:p>
        </text:list-item>
        <text:list-item>
          <text:p text:style-name="P61">Підготувати звіт по лабораторній роботі.</text:p>
        </text:list-item>
      </text:list>
      <text:p text:style-name="P46"/>
      <text:p text:style-name="P69">Зміст звіту:</text:p>
      <text:list xml:id="list203709897765287" text:continue-list="list203709542579728" text:style-name="WW8Num18">
        <text:list-item>
          <text:p text:style-name="P53">короткі відповіді на контрольні питання;</text:p>
        </text:list-item>
        <text:list-item>
          <text:p text:style-name="P53">призначення програми 5.1 та 5.2;</text:p>
        </text:list-item>
        <text:list-item>
          <text:p text:style-name="P53">алгоритм і текст програми 5.1 та 5.2.</text:p>
        </text:list-item>
      </text:list>
      <text:p text:style-name="P46"/>
      <text:p text:style-name="P46"/>
      <text:p text:style-name="P46"><text:soft-page-break/></text:p>
      <text:p text:style-name="P46"/>
      <text:p text:style-name="P46"/>
      <text:p text:style-name="P46"/>
      <text:p text:style-name="P46"/>
      <text:p text:style-name="P46"/>
      <text:p text:style-name="P46"/>
      <text:p text:style-name="P46"/>
      <text:p text:style-name="P1">Лабораторна робота №6</text:p>
      <text:p text:style-name="P1">Робота з семафорами</text:p>
      <text:p text:style-name="P46"/>
      <text:p text:style-name="P19"><text:span text:style-name="T4">Мета роботи:</text:span><text:span text:style-name="T2"> ознайомити з семафорами та маніпуляціями над ними</text:span><text:span text:style-name="T5">.</text:span></text:p>
      <text:p text:style-name="P70"/>
      <text:p text:style-name="P69">Загальні відомості</text:p>
      <text:p text:style-name="P46"><text:tab/>Семафори є досить потужними засобами синхронізації процесів. Вони дуже потрібні у випадках, коли існують критичні ресурси з кожним з яких у певну годину може працювати тільки один процес. В цьому випадку процес може захоплювати критичний ресурс і в певний момент часу його звільнювати.</text:p>
      <text:p text:style-name="P46"><text:tab/>Для керуванням подібним доступом до критичних ресурсів семафори використовують цілі числа або масиви цілих чисел, з якими припустимі тільки дві атомарні (неподільні) операції. </text:p>
      <text:p text:style-name="P46"><text:tab/>Семафори завжди працюють як засоби затримки процесів, котрі гальмують чи "засинають" на світлофорах та "проки­даються" чи переходять до руху при зміні стану світлофора.</text:p>
      <text:p text:style-name="P19"><text:span text:style-name="T2"><text:tab/>Таким чином, дескриптор семафора є інформаційною керуючою структурою </text:span><text:span text:style-name="T1">ipc</text:span><text:span text:style-name="T2">-</text:span><text:span text:style-name="T1">perm</text:span><text:span text:style-name="T2">, інформація про яку збері­гається у файлі &lt;</text:span><text:span text:style-name="T1">sys</text:span><text:span text:style-name="T2">/</text:span><text:span text:style-name="T1">ipc</text:span><text:span text:style-name="T2">.</text:span><text:span text:style-name="T1">h</text:span><text:span text:style-name="T2">&gt;.</text:span></text:p>
      <text:p text:style-name="P19"><text:span text:style-name="T2"><text:tab/>Будь-який процес може створити семафор за допомогою функції </text:span><text:span text:style-name="T1">semget</text:span><text:span text:style-name="T5">. </text:span><text:span text:style-name="T2">При успішному використанні функції </text:span><text:span text:style-name="T1">semget</text:span><text:span text:style-name="T2"> повертається змінна </text:span><text:span text:style-name="T1">semid</text:span><text:span text:style-name="T5">, </text:span><text:span text:style-name="T2">що є ідентифікатором </text:span><text:span text:style-name="T5">створен</text:span><text:span text:style-name="T2">ого</text:span><text:span text:style-name="T5"> чи вже </text:span><text:span text:style-name="T2">існую</text:span><text:span text:style-name="T5">чого семафора.</text:span></text:p>
      <text:p text:style-name="P19"><text:span text:style-name="T2"><text:tab/>Після створення семафора будь-який процес, котрий знає його ідентифікатор, може на нього впливати за допомогою системного виклика </text:span><text:span text:style-name="T1">semctl</text:span><text:span text:style-name="T5">. </text:span><text:span text:style-name="T2">В даному випадку він здійснює надбудову та перевірку стану множинного семафору.</text:span></text:p>
      <text:p text:style-name="P19"><text:span text:style-name="T2"><text:tab/>Семафор також є засобом реєстрації деякої події (подій) в системі. У виявлені таких подій повідомляють процеси, які використовують системний виклик </text:span><text:span text:style-name="T1">semop</text:span><text:span text:style-name="T5">, </text:span><text:span text:style-name="T2">що приводить до зміни поточних значень семафору.</text:span></text:p>
      <text:p text:style-name="P19"><text:span text:style-name="T2"><text:tab/>Процес, який виконує системний виклик </text:span><text:span text:style-name="T1">semop</text:span><text:span text:style-name="T2">,</text:span><text:span text:style-name="T5"> повинен використовувати поле </text:span><text:span text:style-name="T1">sem</text:span><text:span text:style-name="T5">_</text:span><text:span text:style-name="T1">op</text:span><text:span text:style-name="T5"> </text:span><text:span text:style-name="T2">в структурі </text:span><text:span text:style-name="T1">sembuf</text:span><text:span text:style-name="T5">, </text:span><text:span text:style-name="T2">що в ній знахо­диться необхідна операція:</text:span></text:p>
      <text:p text:style-name="P19"><text:span text:style-name="T2"><text:tab/></text:span><text:span text:style-name="T1">struct sembuf {</text:span></text:p>
      <text:p text:style-name="P19"><text:span text:style-name="T1"><text:tab/><text:tab/>ushort sem_num;</text:span><text:span text:style-name="T2"> <text:s text:c="2"/>// номер елемента семафора</text:span></text:p>
      <text:p text:style-name="P19"><text:soft-page-break/><text:span text:style-name="T1"><text:tab/><text:tab/>short</text:span><text:span text:style-name="T5"> </text:span><text:span text:style-name="T1">sem</text:span><text:span text:style-name="T5">_</text:span><text:span text:style-name="T1">op</text:span><text:span text:style-name="T5">;</text:span><text:span text:style-name="T2"> <text:s text:c="4"/>// значення конкретної дії над </text:span></text:p>
      <text:p text:style-name="P19"><text:span text:style-name="T2"><text:s text:c="27"/>// семафором</text:span></text:p>
      <text:p text:style-name="P19"><text:span text:style-name="T2"><text:tab/><text:tab/></text:span><text:span text:style-name="T1">short</text:span><text:span text:style-name="T2"> </text:span><text:span text:style-name="T1">sem</text:span><text:span text:style-name="T2">_</text:span><text:span text:style-name="T1">flg</text:span><text:span text:style-name="T2">; <text:s text:c="2"/>// <text:s/>прапорці</text:span></text:p>
      <text:p text:style-name="P46"><text:tab/>}</text:p>
      <text:p text:style-name="P46"><text:tab/>Розрізняють три типи операцій:</text:p>
      <text:list xml:id="list3526512897" text:style-name="WW8Num28">
        <text:list-item>
          <text:p text:style-name="P33"><text:span text:style-name="T1">sem</text:span><text:span text:style-name="T5">_</text:span><text:span text:style-name="T1">op</text:span><text:span text:style-name="T5"> &gt; 0 - </text:span><text:span text:style-name="T2">процес звільнення, який контролює поточний елемент семафора. Значення елементу семафора </text:span><text:span text:style-name="T1">semval</text:span><text:span text:style-name="T5"> </text:span><text:span text:style-name="T2">інкрементується (збільшується) на величину </text:span><text:span text:style-name="T1">sem</text:span><text:span text:style-name="T5">_</text:span><text:span text:style-name="T1">op</text:span><text:span text:style-name="T5">.</text:span></text:p>
        </text:list-item>
        <text:list-item>
          <text:p text:style-name="P33"><text:span text:style-name="T1">sem</text:span><text:span text:style-name="T5">_</text:span><text:span text:style-name="T1">op</text:span><text:span text:style-name="T5"> = 0 - </text:span><text:span text:style-name="T2">процес, який виконав такий виклик </text:span><text:span text:style-name="T1">sem</text:span><text:span text:style-name="T5">_</text:span><text:span text:style-name="T1">op</text:span><text:span text:style-name="T2">,</text:span><text:span text:style-name="T5"> буде переведен</text:span><text:span text:style-name="T2">ий</text:span><text:span text:style-name="T5"> в очікування до т</text:span><text:span text:style-name="T2">их</text:span><text:span text:style-name="T5"> </text:span><text:span text:style-name="T2">пір, поки не звільниться ресурс (</text:span><text:span text:style-name="T1">semval</text:span><text:span text:style-name="T5"> </text:span><text:span text:style-name="T2">не буде дорівнювати нулю).</text:span></text:p>
        </text:list-item>
        <text:list-item>
          <text:p text:style-name="P33"><text:span text:style-name="T1">sem</text:span><text:span text:style-name="T5">_</text:span><text:span text:style-name="T1">op</text:span><text:span text:style-name="T5"> &lt; 0 - </text:span><text:span text:style-name="T2">процес, який викликав виконання даної операції, очікує до тих пір, поки </text:span><text:span text:style-name="T1">sem</text:span><text:span text:style-name="T5">_</text:span><text:span text:style-name="T1">op</text:span><text:span text:style-name="T2"> не стане більше чи дорівнюватиме значенню </text:span><text:span text:style-name="T1">semval</text:span><text:span text:style-name="T5">. </text:span><text:span text:style-name="T2">У даному випадку відбувається декремент (зменьшення) поточного значення семафора на абсолютну величину </text:span><text:span text:style-name="T1">sem</text:span><text:span text:style-name="T5">_</text:span><text:span text:style-name="T1">op</text:span><text:span text:style-name="T2">. Ця операція використовується при захопленні ресурсу.</text:span></text:p>
        </text:list-item>
      </text:list>
      <text:p text:style-name="P89"><text:span text:style-name="T2">При реалізації механізмів семафорів припустимо вико­ристовувати спеціальні прапорці, наприклад </text:span><text:span text:style-name="T1">IPC_NOWAIT, </text:span><text:span text:style-name="T2">котрі інформують ядро про небажання процесу переходити до стану очіку­вання, не дивлячись на "червоне" світло семафора. Насамперед, бувають випадки, коли з тієї чи іншої причини процес, який захопив ресурс, раптом аварійно завершився або достроково одержав сигнал закінчення. Оскільки цей сигнал неможливо перехопити, то "загинувший" процес неспроможний нічого вдіяти для звільнення ресурсу семафора.</text:span></text:p>
      <text:p text:style-name="P46"><text:tab/>Приклад 6.1 показує можливі маніпуляції з чергами, які можна здійснити програмним шляхом.</text:p>
      <text:list xml:id="list1423121418" text:style-name="WW8Num29">
        <text:list-item>
          <text:p text:style-name="P41">#include &lt;stdio.h&gt;</text:p>
        </text:list-item>
        <text:list-item>
          <text:p text:style-name="P41">#include &lt;ctype.h&gt;</text:p>
        </text:list-item>
        <text:list-item>
          <text:p text:style-name="P41">#include &lt;stdlib.h&gt;</text:p>
        </text:list-item>
        <text:list-item>
          <text:p text:style-name="P41">#include &lt;sys/types.h&gt;</text:p>
        </text:list-item>
        <text:list-item>
          <text:p text:style-name="P41">#include &lt;sys/ipc.h&gt;</text:p>
        </text:list-item>
        <text:list-item>
          <text:p text:style-name="P41">#include &lt;sys/sem.h&gt;</text:p>
        </text:list-item>
        <text:list-item>
          <text:p text:style-name="P41">#define SEM_RESOURCE_MAX </text:p>
        </text:list-item>
        <text:list-item>
          <text:p text:style-name="P41">void opensem(int *sid, key_t key);</text:p>
        </text:list-item>
        <text:list-item>
          <text:p text:style-name="P41">void createsem(int *sid, key_t key, int members);</text:p>
        </text:list-item>
        <text:list-item>
          <text:p text:style-name="P41">void locksem(int sid, int member);</text:p>
        </text:list-item>
        <text:list-item>
          <text:p text:style-name="P41">void unlocksem(int sid, int member);</text:p>
        </text:list-item>
        <text:list-item>
          <text:p text:style-name="P41">void removesem(int sid);</text:p>
        </text:list-item>
        <text:list-item>
          <text:p text:style-name="P41">unsigned short get_member_count(int sid);</text:p>
        </text:list-item>
        <text:list-item>
          <text:p text:style-name="P41">int getval(int sid, int member);</text:p>
        </text:list-item>
        <text:list-item>
          <text:p text:style-name="P41">void dispval(int sid, int member);</text:p>
        </text:list-item>
        <text:list-item>
          <text:p text:style-name="P41">void changemode(int sid, char *mode);</text:p>
        </text:list-item>
        <text:list-item>
          <text:p text:style-name="P41">void usage(void);</text:p>
        </text:list-item>
        <text:list-item>
          <text:p text:style-name="P41">int main(int argc, char *argv[])</text:p>
        </text:list-item>
        <text:list-item>
          <text:p text:style-name="P41">{</text:p>
        </text:list-item>
        <text:list-item>
          <text:p text:style-name="P41"><text:soft-page-break/>key_t key;</text:p>
        </text:list-item>
        <text:list-item>
          <text:p text:style-name="P41">int <text:s text:c="2"/>semset_id;</text:p>
        </text:list-item>
        <text:list-item>
          <text:p text:style-name="P41">if(argc == 1)</text:p>
        </text:list-item>
        <text:list-item>
          <text:p text:style-name="P41">usage();</text:p>
        </text:list-item>
        <text:list-item>
          <text:p text:style-name="P41">key = ftok(".", 's');</text:p>
        </text:list-item>
        <text:list-item>
          <text:p text:style-name="P41">switch(tolower(argv[1][0]))</text:p>
        </text:list-item>
        <text:list-item>
          <text:p text:style-name="P41">{</text:p>
        </text:list-item>
        <text:list-item>
          <text:p text:style-name="P41">case 'c': if(argc != 3)</text:p>
        </text:list-item>
        <text:list-item>
          <text:p text:style-name="P41">usage();</text:p>
        </text:list-item>
        <text:list-item>
          <text:p text:style-name="P41">createsem(&amp;semset_id, key, <text:s/>atoi(argv[2]));</text:p>
        </text:list-item>
        <text:list-item>
          <text:p text:style-name="P41">break;</text:p>
        </text:list-item>
        <text:list-item>
          <text:p text:style-name="P41">case 'l': if(argc != 3)</text:p>
        </text:list-item>
        <text:list-item>
          <text:p text:style-name="P41">usage();</text:p>
        </text:list-item>
        <text:list-item>
          <text:p text:style-name="P41">opensem(&amp;semset_id, key);</text:p>
        </text:list-item>
        <text:list-item>
          <text:p text:style-name="P41">locksem(semset_id, atoi(argv[2]));</text:p>
        </text:list-item>
        <text:list-item>
          <text:p text:style-name="P41">break;</text:p>
        </text:list-item>
        <text:list-item>
          <text:p text:style-name="P41">case 'u': if(argc != 3)</text:p>
        </text:list-item>
        <text:list-item>
          <text:p text:style-name="P41">usage();</text:p>
        </text:list-item>
        <text:list-item>
          <text:p text:style-name="P41">opensem(&amp;semset_id, key);</text:p>
        </text:list-item>
        <text:list-item>
          <text:p text:style-name="P41">unlocksem(semset_id, atoi(argv[2]));</text:p>
        </text:list-item>
        <text:list-item>
          <text:p text:style-name="P41">break;</text:p>
        </text:list-item>
        <text:list-item>
          <text:p text:style-name="P41">case 'd': opensem(&amp;semset_id, key);</text:p>
        </text:list-item>
        <text:list-item>
          <text:p text:style-name="P41">removesem(semset_id);</text:p>
        </text:list-item>
        <text:list-item>
          <text:p text:style-name="P41">break; <text:s text:c="7"/></text:p>
        </text:list-item>
        <text:list-item>
          <text:p text:style-name="P41">case 'm': opensem(&amp;semset_id, key);</text:p>
        </text:list-item>
        <text:list-item>
          <text:p text:style-name="P41">changemode(semset_id, argv[2]);</text:p>
        </text:list-item>
        <text:list-item>
          <text:p text:style-name="P41">break; <text:s text:c="7"/></text:p>
        </text:list-item>
        <text:list-item>
          <text:p text:style-name="P41">default: usage();</text:p>
        </text:list-item>
        <text:list-item>
          <text:p text:style-name="P41">}</text:p>
        </text:list-item>
        <text:list-item>
          <text:p text:style-name="P41">return(0);</text:p>
        </text:list-item>
        <text:list-item>
          <text:p text:style-name="P41">}</text:p>
        </text:list-item>
        <text:list-item>
          <text:p text:style-name="P41">void opensem(int *sid, key_t key)</text:p>
        </text:list-item>
        <text:list-item>
          <text:p text:style-name="P41">{</text:p>
        </text:list-item>
        <text:list-item>
          <text:p text:style-name="P41">if((*sid = semget(key, 0, 0666)) == -1) </text:p>
        </text:list-item>
        <text:list-item>
          <text:p text:style-name="P41">{</text:p>
        </text:list-item>
        <text:list-item>
          <text:p text:style-name="P41">printf("Semaphore set does not exist!\n");</text:p>
        </text:list-item>
        <text:list-item>
          <text:p text:style-name="P41">exit(1);</text:p>
        </text:list-item>
        <text:list-item>
          <text:p text:style-name="P41">}</text:p>
        </text:list-item>
        <text:list-item>
          <text:p text:style-name="P41">}</text:p>
        </text:list-item>
        <text:list-item>
          <text:p text:style-name="P41">void createsem(int *sid, key_t key, int members)</text:p>
        </text:list-item>
        <text:list-item>
          <text:p text:style-name="P41">{</text:p>
        </text:list-item>
        <text:list-item>
          <text:p text:style-name="P41">int cntr;</text:p>
        </text:list-item>
        <text:list-item>
          <text:p text:style-name="P41">union semun semopts;</text:p>
        </text:list-item>
        <text:list-item>
          <text:p text:style-name="P41">if(members &gt; SEMMSL) {</text:p>
        </text:list-item>
        <text:list-item>
          <text:p text:style-name="P41">printf("Sorry, max number of semaphores in a set is %d\n",</text:p>
        </text:list-item>
        <text:list-item>
          <text:p text:style-name="P41"><text:soft-page-break/>SEMMSL);</text:p>
        </text:list-item>
        <text:list-item>
          <text:p text:style-name="P41">exit(1);</text:p>
        </text:list-item>
        <text:list-item>
          <text:p text:style-name="P41">}</text:p>
        </text:list-item>
        <text:list-item>
          <text:p text:style-name="P41">printf("Attempting to create new semaphore set with %d members\n",</text:p>
        </text:list-item>
        <text:list-item>
          <text:p text:style-name="P41">members);</text:p>
        </text:list-item>
        <text:list-item>
          <text:p text:style-name="P41">if((*sid = semget(key, members, IPC_CREAT|IPC_EXCL|0666))</text:p>
        </text:list-item>
        <text:list-item>
          <text:p text:style-name="P41">== -1) </text:p>
        </text:list-item>
        <text:list-item>
          <text:p text:style-name="P41">{</text:p>
        </text:list-item>
        <text:list-item>
          <text:p text:style-name="P41">fprintf(stderr, "Semaphore set already exists!\n");</text:p>
        </text:list-item>
        <text:list-item>
          <text:p text:style-name="P41">exit(1);</text:p>
        </text:list-item>
        <text:list-item>
          <text:p text:style-name="P41">}</text:p>
        </text:list-item>
        <text:list-item>
          <text:p text:style-name="P41">semopts.val = SEM_RESOURCE_MAX;</text:p>
        </text:list-item>
        <text:list-item>
          <text:p text:style-name="P41">for(cntr=0; cntr&lt;members; cntr++)</text:p>
        </text:list-item>
        <text:list-item>
          <text:p text:style-name="P41">semctl(*sid, cntr, SETVAL, semopts);</text:p>
        </text:list-item>
        <text:list-item>
          <text:p text:style-name="P41">}</text:p>
        </text:list-item>
        <text:list-item>
          <text:p text:style-name="P41">void locksem(int sid, int member)</text:p>
        </text:list-item>
        <text:list-item>
          <text:p text:style-name="P41">{</text:p>
        </text:list-item>
        <text:list-item>
          <text:p text:style-name="P41">struct sembuf sem_lock={ 0, -1, IPC_NOWAIT};</text:p>
        </text:list-item>
        <text:list-item>
          <text:p text:style-name="P41">if( member&lt;0 || member&gt;(get_member_count(sid)-1))</text:p>
        </text:list-item>
        <text:list-item>
          <text:p text:style-name="P41">{</text:p>
        </text:list-item>
        <text:list-item>
          <text:p text:style-name="P41">fprintf(stderr, "semaphore member %d out of range\n", member);</text:p>
        </text:list-item>
        <text:list-item>
          <text:p text:style-name="P41">return;</text:p>
        </text:list-item>
        <text:list-item>
          <text:p text:style-name="P41">}</text:p>
        </text:list-item>
        <text:list-item>
          <text:p text:style-name="P41">if(!getval(sid, member))</text:p>
        </text:list-item>
        <text:list-item>
          <text:p text:style-name="P41">{</text:p>
        </text:list-item>
        <text:list-item>
          <text:p text:style-name="P41">fprintf(stderr, "Semaphore resources exhausted (no lock)!\n");</text:p>
        </text:list-item>
        <text:list-item>
          <text:p text:style-name="P41">exit(1);</text:p>
        </text:list-item>
        <text:list-item>
          <text:p text:style-name="P41">}</text:p>
        </text:list-item>
        <text:list-item>
          <text:p text:style-name="P41">sem_lock.sem_num = member;</text:p>
        </text:list-item>
        <text:list-item>
          <text:p text:style-name="P41">if((semop(sid, &amp;sem_lock, 1)) == -1)</text:p>
        </text:list-item>
        <text:list-item>
          <text:p text:style-name="P41">{</text:p>
        </text:list-item>
        <text:list-item>
          <text:p text:style-name="P41">fprintf(stderr, "Lock failed\n");</text:p>
        </text:list-item>
        <text:list-item>
          <text:p text:style-name="P41">exit(1);</text:p>
        </text:list-item>
        <text:list-item>
          <text:p text:style-name="P41">}</text:p>
        </text:list-item>
        <text:list-item>
          <text:p text:style-name="P41">else</text:p>
        </text:list-item>
        <text:list-item>
          <text:p text:style-name="P41">printf("Semaphore resources decremented by one (locked)\n");</text:p>
        </text:list-item>
        <text:list-item>
          <text:p text:style-name="P41">dispval(sid, member);</text:p>
        </text:list-item>
        <text:list-item>
          <text:p text:style-name="P41">}</text:p>
        </text:list-item>
        <text:list-item>
          <text:p text:style-name="P41">void unlocksem(int sid, int member)</text:p>
        </text:list-item>
        <text:list-item>
          <text:p text:style-name="P41">{</text:p>
        </text:list-item>
        <text:list-item>
          <text:p text:style-name="P41">struct sembuf sem_unlock={ member, 1, IPC_NOWAIT};</text:p>
        </text:list-item>
        <text:list-item>
          <text:p text:style-name="P41">int semval;</text:p>
        </text:list-item>
        <text:list-item>
          <text:p text:style-name="P41">if( member&lt;0 || member&gt;(get_member_count(sid)-1))</text:p>
        </text:list-item>
        <text:list-item>
          <text:p text:style-name="P41">{</text:p>
        </text:list-item>
        <text:list-item>
          <text:p text:style-name="P41">fprintf(stderr, "semaphore member %d out of range\n", member);</text:p>
        </text:list-item>
        <text:list-item>
          <text:p text:style-name="P41"><text:soft-page-break/>return;</text:p>
        </text:list-item>
        <text:list-item>
          <text:p text:style-name="P41">}</text:p>
        </text:list-item>
        <text:list-item>
          <text:p text:style-name="P41">semval = getval(sid, member);</text:p>
        </text:list-item>
        <text:list-item>
          <text:p text:style-name="P41">if(semval == SEM_RESOURCE_MAX) {</text:p>
        </text:list-item>
        <text:list-item>
          <text:p text:style-name="P41">fprintf(stderr, "Semaphore not locked!\n");</text:p>
        </text:list-item>
        <text:list-item>
          <text:p text:style-name="P41">exit(1);</text:p>
        </text:list-item>
        <text:list-item>
          <text:p text:style-name="P41">}</text:p>
        </text:list-item>
        <text:list-item>
          <text:p text:style-name="P41">sem_unlock.sem_num = member;</text:p>
        </text:list-item>
        <text:list-item>
          <text:p text:style-name="P41">if((semop(sid, &amp;sem_unlock, 1)) == -1)</text:p>
        </text:list-item>
        <text:list-item>
          <text:p text:style-name="P41">{</text:p>
        </text:list-item>
        <text:list-item>
          <text:p text:style-name="P41">fprintf(stderr, "Unlock failed\n");</text:p>
        </text:list-item>
        <text:list-item>
          <text:p text:style-name="P41">exit(1);</text:p>
        </text:list-item>
        <text:list-item>
          <text:p text:style-name="P41">}</text:p>
        </text:list-item>
        <text:list-item>
          <text:p text:style-name="P41">else</text:p>
        </text:list-item>
        <text:list-item>
          <text:p text:style-name="P41">printf("Semaphore resources incremented by one (unlocked)\n");</text:p>
        </text:list-item>
        <text:list-item>
          <text:p text:style-name="P41">dispval(sid, member);</text:p>
        </text:list-item>
        <text:list-item>
          <text:p text:style-name="P41">}</text:p>
        </text:list-item>
        <text:list-item>
          <text:p text:style-name="P41">void removesem(int sid)</text:p>
        </text:list-item>
        <text:list-item>
          <text:p text:style-name="P41">{</text:p>
        </text:list-item>
        <text:list-item>
          <text:p text:style-name="P41">semctl(sid, 0, IPC_RMID, 0);</text:p>
        </text:list-item>
        <text:list-item>
          <text:p text:style-name="P41">printf("Semaphore removed\n");</text:p>
        </text:list-item>
        <text:list-item>
          <text:p text:style-name="P41">}</text:p>
        </text:list-item>
        <text:list-item>
          <text:p text:style-name="P41">unsigned short get_member_count(int sid)</text:p>
        </text:list-item>
        <text:list-item>
          <text:p text:style-name="P41">{</text:p>
        </text:list-item>
        <text:list-item>
          <text:p text:style-name="P41">union semun semopts;</text:p>
        </text:list-item>
        <text:list-item>
          <text:p text:style-name="P41">struct semid_ds mysemds;</text:p>
        </text:list-item>
        <text:list-item>
          <text:p text:style-name="P41">semopts.buf = &amp;mysemds;</text:p>
        </text:list-item>
        <text:list-item>
          <text:p text:style-name="P41">return(semopts.buf-&gt;sem_nsems);</text:p>
        </text:list-item>
        <text:list-item>
          <text:p text:style-name="P41">}</text:p>
        </text:list-item>
        <text:list-item>
          <text:p text:style-name="P41">int getval(int sid, int member)</text:p>
        </text:list-item>
        <text:list-item>
          <text:p text:style-name="P41">{</text:p>
        </text:list-item>
        <text:list-item>
          <text:p text:style-name="P41">int semval;</text:p>
        </text:list-item>
        <text:list-item>
          <text:p text:style-name="P41">semval = semctl(sid, member, GETVAL, 0);</text:p>
        </text:list-item>
        <text:list-item>
          <text:p text:style-name="P41">return(semval);</text:p>
        </text:list-item>
        <text:list-item>
          <text:p text:style-name="P41">}</text:p>
        </text:list-item>
        <text:list-item>
          <text:p text:style-name="P41">void changemode(int sid, char *mode)</text:p>
        </text:list-item>
        <text:list-item>
          <text:p text:style-name="P41">{</text:p>
        </text:list-item>
        <text:list-item>
          <text:p text:style-name="P41">int rc;</text:p>
        </text:list-item>
        <text:list-item>
          <text:p text:style-name="P41">union semun semopts;</text:p>
        </text:list-item>
        <text:list-item>
          <text:p text:style-name="P41">struct semid_ds mysemds;</text:p>
        </text:list-item>
        <text:list-item>
          <text:p text:style-name="P41">semopts.buf = &amp;mysemds;</text:p>
        </text:list-item>
        <text:list-item>
          <text:p text:style-name="P41">rc = semctl(sid, 0, IPC_STAT, semopts);</text:p>
        </text:list-item>
        <text:list-item>
          <text:p text:style-name="P41">if (rc == -1) {</text:p>
        </text:list-item>
        <text:list-item>
          <text:p text:style-name="P41">perror("semctl");</text:p>
        </text:list-item>
        <text:list-item>
          <text:p text:style-name="P41">exit(1);</text:p>
        </text:list-item>
        <text:list-item>
          <text:p text:style-name="P41"><text:soft-page-break/>}</text:p>
        </text:list-item>
        <text:list-item>
          <text:p text:style-name="P41">printf("Old permissions were %o\n", semopts.buf-&gt;sem_perm.mode);</text:p>
        </text:list-item>
        <text:list-item>
          <text:p text:style-name="P41">sscanf(mode, "%ho", &amp;semopts.buf-&gt;sem_perm.mode);</text:p>
        </text:list-item>
        <text:list-item>
          <text:p text:style-name="P41">semctl(sid, 0, IPC_SET, semopts);</text:p>
        </text:list-item>
        <text:list-item>
          <text:p text:style-name="P41">printf("Updated...\n");</text:p>
        </text:list-item>
        <text:list-item>
          <text:p text:style-name="P41">}</text:p>
        </text:list-item>
        <text:list-item>
          <text:p text:style-name="P41">void dispval(int sid, int member)</text:p>
        </text:list-item>
        <text:list-item>
          <text:p text:style-name="P41">{</text:p>
        </text:list-item>
        <text:list-item>
          <text:p text:style-name="P41">int semval;</text:p>
        </text:list-item>
        <text:list-item>
          <text:p text:style-name="P41">semval = semctl(sid, member, GETVAL, 0);</text:p>
        </text:list-item>
        <text:list-item>
          <text:p text:style-name="P41">printf("semval for member %d is %d\n", member, semval);</text:p>
        </text:list-item>
        <text:list-item>
          <text:p text:style-name="P41">}</text:p>
        </text:list-item>
        <text:list-item>
          <text:p text:style-name="P41">void usage(void)</text:p>
        </text:list-item>
        <text:list-item>
          <text:p text:style-name="P41">{</text:p>
        </text:list-item>
        <text:list-item>
          <text:p text:style-name="P41">fprintf(stderr, "semtool - A utility for tinkering with semaphores\n");</text:p>
        </text:list-item>
        <text:list-item>
          <text:p text:style-name="P41">fprintf(stderr, "\nUSAGE: <text:s/>semtool4 (c)reate &lt;semcount&gt;\n");</text:p>
        </text:list-item>
        <text:list-item>
          <text:p text:style-name="P41">fprintf(stderr, " <text:s text:c="16"/>(l)ock &lt;sem #&gt;\n");</text:p>
        </text:list-item>
        <text:list-item>
          <text:p text:style-name="P41">fprintf(stderr, " <text:s text:c="16"/>(u)nlock &lt;sem #&gt;\n");</text:p>
        </text:list-item>
        <text:list-item>
          <text:p text:style-name="P41">fprintf(stderr, " <text:s text:c="16"/>(d)elete\n");</text:p>
        </text:list-item>
        <text:list-item>
          <text:p text:style-name="P41">fprintf(stderr, " <text:s text:c="16"/>(m)ode &lt;mode&gt;\n");</text:p>
        </text:list-item>
        <text:list-item>
          <text:p text:style-name="P41">exit(1);</text:p>
        </text:list-item>
        <text:list-item>
          <text:p text:style-name="P41">}</text:p>
        </text:list-item>
      </text:list>
      <text:p text:style-name="P45">Приклад 6.1</text:p>
      <text:p text:style-name="P46"/>
      <text:p text:style-name="P46"><text:tab/>Слідуючий приклад показує поточні значення всіх сема­форів, які встановлені програмою 6.1:</text:p>
      <text:list xml:id="list4172455454" text:style-name="WW8Num2">
        <text:list-item>
          <text:p text:style-name="P42">#include &lt;stdio.h&gt;</text:p>
        </text:list-item>
        <text:list-item>
          <text:p text:style-name="P42">#include &lt;stdlib.h&gt;</text:p>
        </text:list-item>
        <text:list-item>
          <text:p text:style-name="P42">#include &lt;sys/types.h&gt;</text:p>
        </text:list-item>
        <text:list-item>
          <text:p text:style-name="P42">#include &lt;sys/ipc.h&gt;</text:p>
        </text:list-item>
        <text:list-item>
          <text:p text:style-name="P42">#include &lt;sys/sem.h&gt;</text:p>
        </text:list-item>
        <text:list-item>
          <text:p text:style-name="P42">int get_sem_count(int sid);</text:p>
        </text:list-item>
        <text:list-item>
          <text:p text:style-name="P42">void show_sem_usage(int sid);</text:p>
        </text:list-item>
        <text:list-item>
          <text:p text:style-name="P42">int get_sem_count(int sid);</text:p>
        </text:list-item>
        <text:list-item>
          <text:p text:style-name="P42">void dispval(int sid);</text:p>
        </text:list-item>
        <text:list-item>
          <text:p text:style-name="P42">int main(int argc, char *argv[])</text:p>
        </text:list-item>
        <text:list-item>
          <text:p text:style-name="P42">{</text:p>
        </text:list-item>
        <text:list-item>
          <text:p text:style-name="P42">key_t key;</text:p>
        </text:list-item>
        <text:list-item>
          <text:p text:style-name="P42">int <text:s text:c="2"/>semset_id;</text:p>
        </text:list-item>
        <text:list-item>
          <text:p text:style-name="P42">key = ftok(".", 's');</text:p>
        </text:list-item>
        <text:list-item>
          <text:p text:style-name="P42">if((semset_id = semget(key, 1, 0666)) == -1) </text:p>
        </text:list-item>
        <text:list-item>
          <text:p text:style-name="P42">{</text:p>
        </text:list-item>
        <text:list-item>
          <text:p text:style-name="P42">printf("Semaphore set does not exist\n");</text:p>
        </text:list-item>
        <text:list-item>
          <text:p text:style-name="P42">exit(1);</text:p>
        </text:list-item>
        <text:list-item>
          <text:p text:style-name="P42">}</text:p>
        </text:list-item>
        <text:list-item>
          <text:p text:style-name="P42"><text:soft-page-break/>show_sem_usage(semset_id); </text:p>
        </text:list-item>
        <text:list-item>
          <text:p text:style-name="P42">return(0);</text:p>
        </text:list-item>
        <text:list-item>
          <text:p text:style-name="P42">}</text:p>
        </text:list-item>
        <text:list-item>
          <text:p text:style-name="P42">void show_sem_usage(int sid)</text:p>
        </text:list-item>
        <text:list-item>
          <text:p text:style-name="P42">{</text:p>
        </text:list-item>
        <text:list-item>
          <text:p text:style-name="P42">int cntr=0, maxsems, semval;</text:p>
        </text:list-item>
        <text:list-item>
          <text:p text:style-name="P42">maxsems = get_sem_count(sid);</text:p>
        </text:list-item>
        <text:list-item>
          <text:p text:style-name="P42">while(cntr &lt; maxsems) {</text:p>
        </text:list-item>
        <text:list-item>
          <text:p text:style-name="P42">semval = semctl(sid, cntr, GETVAL, 0);</text:p>
        </text:list-item>
        <text:list-item>
          <text:p text:style-name="P42">printf("Semaphore #%d: <text:s/>--&gt; %d\n", cntr, semval);</text:p>
        </text:list-item>
        <text:list-item>
          <text:p text:style-name="P42">cntr++;</text:p>
        </text:list-item>
        <text:list-item>
          <text:p text:style-name="P42">}</text:p>
        </text:list-item>
        <text:list-item>
          <text:p text:style-name="P42">}</text:p>
        </text:list-item>
        <text:list-item>
          <text:p text:style-name="P42">int get_sem_count(int sid)</text:p>
        </text:list-item>
        <text:list-item>
          <text:p text:style-name="P42">{</text:p>
        </text:list-item>
        <text:list-item>
          <text:p text:style-name="P42">int rc;</text:p>
        </text:list-item>
        <text:list-item>
          <text:p text:style-name="P42">struct semid_ds mysemds;</text:p>
        </text:list-item>
        <text:list-item>
          <text:p text:style-name="P42">union semun semopts;</text:p>
        </text:list-item>
        <text:list-item>
          <text:p text:style-name="P42">semopts.buf = &amp;mysemds;</text:p>
        </text:list-item>
        <text:list-item>
          <text:p text:style-name="P42">if((rc = semctl(sid, 0, IPC_STAT, semopts)) == -1) {</text:p>
        </text:list-item>
        <text:list-item>
          <text:p text:style-name="P42">perror("semctl");</text:p>
        </text:list-item>
        <text:list-item>
          <text:p text:style-name="P42">exit(1);</text:p>
        </text:list-item>
        <text:list-item>
          <text:p text:style-name="P42">}</text:p>
        </text:list-item>
        <text:list-item>
          <text:p text:style-name="P42">return(semopts.buf-&gt;sem_nsems);</text:p>
        </text:list-item>
        <text:list-item>
          <text:p text:style-name="P42">}</text:p>
        </text:list-item>
        <text:list-item>
          <text:p text:style-name="P42">void dispval(int sid)</text:p>
        </text:list-item>
        <text:list-item>
          <text:p text:style-name="P42">{</text:p>
        </text:list-item>
        <text:list-item>
          <text:p text:style-name="P42">int semval;</text:p>
        </text:list-item>
        <text:list-item>
          <text:p text:style-name="P42">semval = semctl(sid, 0, GETVAL, 0);</text:p>
        </text:list-item>
        <text:list-item>
          <text:p text:style-name="P42">printf("semval is %d\n", semval);</text:p>
        </text:list-item>
        <text:list-item>
          <text:p text:style-name="P42">}</text:p>
        </text:list-item>
      </text:list>
      <text:p text:style-name="P45">Програма 6.2</text:p>
      <text:p text:style-name="P46"><text:tab/>В якості параметрів програми для створення семафору слід задавати такі поля:</text:p>
      <text:p text:style-name="P19"><text:span text:style-name="T2"><text:tab/></text:span><text:span text:style-name="T5">$ </text:span><text:span text:style-name="T1">prog</text:span><text:span text:style-name="T2">6</text:span><text:span text:style-name="T5">_</text:span><text:span text:style-name="T2">1</text:span><text:span text:style-name="T5"> </text:span><text:span text:style-name="T2">с</text:span><text:span text:style-name="T5"> 1</text:span></text:p>
      <text:p text:style-name="P74"><text:span text:style-name="T5">$ </text:span><text:span text:style-name="T1">prog</text:span><text:span text:style-name="T2">6</text:span><text:span text:style-name="T5">_</text:span><text:span text:style-name="T2">1</text:span><text:span text:style-name="T5"> </text:span><text:span text:style-name="T2">с</text:span><text:span text:style-name="T5"> 2</text:span></text:p>
      <text:p text:style-name="P77">………</text:p>
      <text:p text:style-name="P74"><text:span text:style-name="T5">$ </text:span><text:span text:style-name="T1">prog</text:span><text:span text:style-name="T5">6_1 </text:span><text:span text:style-name="T2">с</text:span><text:span text:style-name="T5"> </text:span><text:span text:style-name="T1">n</text:span></text:p>
      <text:p text:style-name="P19"><text:span text:style-name="T2"><text:tab/>Для маніпуляцій з семафорами надаються опції </text:span><text:span text:style-name="T1">l</text:span><text:span text:style-name="T2"> чи</text:span><text:span text:style-name="T5"> </text:span><text:span text:style-name="T1">u</text:span><text:span text:style-name="T5"> </text:span><text:span text:style-name="T2">з номером семафора</text:span><text:span text:style-name="T5">:</text:span></text:p>
      <text:p text:style-name="P74"><text:span text:style-name="T5">$ </text:span><text:span text:style-name="T1">prog</text:span><text:span text:style-name="T2">6</text:span><text:span text:style-name="T5">_</text:span><text:span text:style-name="T2">1</text:span><text:span text:style-name="T5"> </text:span><text:span text:style-name="T1">u</text:span><text:span text:style-name="T5"> 3</text:span></text:p>
      <text:p text:style-name="P46"><text:tab/>Для вилучення значень створеного семафора користувач повинен задати команду:</text:p>
      <text:p text:style-name="P19"><text:span text:style-name="T2"><text:tab/></text:span><text:span text:style-name="T5">$ </text:span><text:span text:style-name="T1">prog</text:span><text:span text:style-name="T2">6</text:span><text:span text:style-name="T5">_</text:span><text:span text:style-name="T2">1</text:span><text:span text:style-name="T5"> </text:span><text:span text:style-name="T1">d</text:span></text:p>
      <text:p text:style-name="P19"><text:soft-page-break/><text:span text:style-name="T2"><text:tab/>Програма </text:span><text:span text:style-name="T1">prog</text:span><text:span text:style-name="T2">6</text:span><text:span text:style-name="T5">_</text:span><text:span text:style-name="T2">2 надає інформацію стосовно значень виконуваного семафора (роздрук 6.1).</text:span></text:p>
      <text:p text:style-name="P19"><text:span text:style-name="T2"><text:tab/>В деяких випадках потрібно стежити за виконанням необхідних дій стосовно семафорів (команда </text:span><text:span text:style-name="T1">ipcs</text:span><text:span text:style-name="T2">, лаб. робота №5). Вилучення семафора можливе за допомогою команди </text:span><text:span text:style-name="T1">ipcrm</text:span><text:span text:style-name="T2"> з опцією </text:span><text:span text:style-name="T1">sem</text:span><text:span text:style-name="T2"> та ідентифікаційним номером черги. Роздрук 6.1 демонструє роботу програми 6.1 з 6.2 та можливі взаємодії програм зі стандартними механізмами управління семафорами:</text:span></text:p>
      <text:p text:style-name="P46">KSI Linux release 1.1 (CyberZOO)</text:p>
      <text:p text:style-name="P46">Kernel 2.0.33 on an i486</text:p>
      <text:p text:style-name="P46">login: hoshaba</text:p>
      <text:p text:style-name="P46">Password:</text:p>
      <text:p text:style-name="P46">Last login: Mon Feb 23 18:23:18 from torro</text:p>
      <text:p text:style-name="P46">[root@lili test]# ipcs</text:p>
      <text:p text:style-name="P46"><text:s/></text:p>
      <text:p text:style-name="P46">------ Shared Memory Segments --------</text:p>
      <text:p text:style-name="P46">key <text:s text:c="7"/>shmid <text:s text:c="4"/>owner <text:s text:c="4"/>perms <text:s text:c="4"/>bytes <text:s text:c="4"/>nattch <text:s text:c="3"/>status</text:p>
      <text:p text:style-name="P46">0x00000000 0 <text:s text:c="8"/>nobody <text:s text:c="3"/>600 <text:s text:c="6"/>46084 <text:s text:c="4"/>8 <text:s text:c="8"/>dest</text:p>
      <text:p text:style-name="P46">0x00280267 1 <text:s text:c="8"/>root <text:s text:c="5"/>644 <text:s text:c="6"/>102400 <text:s text:c="3"/>44</text:p>
      <text:p text:style-name="P46"><text:s/></text:p>
      <text:p text:style-name="P46">------ Semaphore Arrays --------</text:p>
      <text:p text:style-name="P46">key <text:s text:c="6"/>semid <text:s text:c="4"/>owner <text:s text:c="4"/>perms <text:s text:c="4"/>nsems <text:s text:c="4"/>status</text:p>
      <text:p text:style-name="P46">0x00280269 0 <text:s text:c="8"/>root <text:s text:c="5"/>666 <text:s text:c="6"/>32</text:p>
      <text:p text:style-name="P46"><text:s/></text:p>
      <text:p text:style-name="P46">------ Message Queues --------</text:p>
      <text:p text:style-name="P46">key <text:s text:c="6"/>msqid <text:s text:c="4"/>owner <text:s text:c="4"/>perms <text:s text:c="4"/>used-bytes <text:s/>messages</text:p>
      <text:p text:style-name="P46">0x00000000 0 <text:s text:c="8"/>root <text:s text:c="5"/>700 <text:s text:c="6"/>0 <text:s text:c="10"/>0</text:p>
      <text:p text:style-name="P46"><text:s/></text:p>
      <text:p text:style-name="P46">[root@lili test]# ./prog6_1 c 6</text:p>
      <text:p text:style-name="P46">Attempting to create new semaphore set with 6 members</text:p>
      <text:p text:style-name="P46">[root@lili test]# ipcs</text:p>
      <text:p text:style-name="P46"><text:s/></text:p>
      <text:p text:style-name="P46">------ Shared Memory Segments --------</text:p>
      <text:p text:style-name="P46">key <text:s text:c="7"/>shmid <text:s text:c="4"/>owner <text:s text:c="4"/>perms <text:s text:c="4"/>bytes <text:s text:c="4"/>nattch <text:s text:c="3"/>status</text:p>
      <text:p text:style-name="P46">0x00000000 0 <text:s text:c="8"/>nobody <text:s text:c="3"/>600 <text:s text:c="6"/>46084 <text:s text:c="4"/>8 <text:s text:c="8"/>dest</text:p>
      <text:p text:style-name="P46">0x00280267 1 <text:s text:c="8"/>root <text:s text:c="5"/>644 <text:s text:c="6"/>102400 <text:s text:c="3"/>44</text:p>
      <text:p text:style-name="P46"><text:s/></text:p>
      <text:p text:style-name="P46">------ Semaphore Arrays --------</text:p>
      <text:p text:style-name="P46">key <text:s text:c="6"/>semid <text:s text:c="4"/>owner <text:s text:c="4"/>perms <text:s text:c="4"/>nsems <text:s text:c="4"/>status</text:p>
      <text:p text:style-name="P46">0x00280269 0 <text:s text:c="8"/>root <text:s text:c="5"/>666 <text:s text:c="6"/>32</text:p>
      <text:p text:style-name="P46">0x73030811 1025 <text:s text:c="5"/>root <text:s text:c="5"/>666 <text:s text:c="6"/>6</text:p>
      <text:p text:style-name="P46"><text:s/></text:p>
      <text:p text:style-name="P46">------ Message Queues --------</text:p>
      <text:p text:style-name="P46">key <text:s text:c="6"/>msqid <text:s text:c="4"/>owner <text:s text:c="4"/>perms <text:s text:c="4"/>used-bytes <text:s/>messages</text:p>
      <text:p text:style-name="P46">0x00000000 0 <text:s text:c="8"/>root <text:s text:c="5"/>700 <text:s text:c="6"/>0 <text:s text:c="10"/>0</text:p>
      <text:p text:style-name="P46"><text:soft-page-break/><text:s/></text:p>
      <text:p text:style-name="P46">[root@lili test]# ./prog6_1 u 4</text:p>
      <text:p text:style-name="P46">semaphore member 4 out of range</text:p>
      <text:p text:style-name="P46">[root@lili test]# ./prog6_1 l 4</text:p>
      <text:p text:style-name="P46">Semaphore resources decremented by one (locked)</text:p>
      <text:p text:style-name="P46">semval for member 4 is 1</text:p>
      <text:p text:style-name="P46">[root@lili test]# ipcs</text:p>
      <text:p text:style-name="P46"><text:s/></text:p>
      <text:p text:style-name="P46">------ Shared Memory Segments --------</text:p>
      <text:p text:style-name="P46">key <text:s text:c="7"/>shmid <text:s text:c="4"/>owner <text:s text:c="4"/>perms <text:s text:c="4"/>bytes <text:s text:c="4"/>nattch <text:s text:c="3"/>status</text:p>
      <text:p text:style-name="P46">0x00000000 0 <text:s text:c="8"/>nobody <text:s text:c="3"/>600 <text:s text:c="6"/>46084 <text:s text:c="4"/>8 <text:s text:c="8"/>dest</text:p>
      <text:p text:style-name="P46">0x00280267 1 <text:s text:c="8"/>root <text:s text:c="5"/>644 <text:s text:c="6"/>102400 <text:s text:c="3"/>44</text:p>
      <text:p text:style-name="P46"><text:s/></text:p>
      <text:p text:style-name="P46">------ Semaphore Arrays --------</text:p>
      <text:p text:style-name="P46">key <text:s text:c="6"/>semid <text:s text:c="4"/>owner <text:s text:c="4"/>perms <text:s text:c="4"/>nsems <text:s text:c="4"/>status</text:p>
      <text:p text:style-name="P46">0x00280269 0 <text:s text:c="8"/>root <text:s text:c="5"/>666 <text:s text:c="6"/>32</text:p>
      <text:p text:style-name="P46">0x73030811 1025 <text:s text:c="5"/>root <text:s text:c="5"/>666 <text:s text:c="6"/>6</text:p>
      <text:p text:style-name="P46"><text:s/></text:p>
      <text:p text:style-name="P46">------ Message Queues --------</text:p>
      <text:p text:style-name="P46">key <text:s text:c="6"/>msqid <text:s text:c="4"/>owner <text:s text:c="4"/>perms <text:s text:c="4"/>used-bytes <text:s/>messages</text:p>
      <text:p text:style-name="P46">0x00000000 0 <text:s text:c="8"/>root <text:s text:c="5"/>700 <text:s text:c="6"/>0 <text:s text:c="10"/>0</text:p>
      <text:p text:style-name="P46"><text:s/></text:p>
      <text:p text:style-name="P46">[root@lili test]# ./prog6_1 d</text:p>
      <text:p text:style-name="P46">Semaphore removed</text:p>
      <text:p text:style-name="P46">[root@lili test]# ipcs</text:p>
      <text:p text:style-name="P46"><text:s/></text:p>
      <text:p text:style-name="P46">------ Shared Memory Segments --------</text:p>
      <text:p text:style-name="P46">key <text:s text:c="7"/>shmid <text:s text:c="4"/>owner <text:s text:c="4"/>perms <text:s text:c="4"/>bytes <text:s text:c="4"/>nattch <text:s text:c="3"/>status</text:p>
      <text:p text:style-name="P46">0x00000000 0 <text:s text:c="8"/>nobody <text:s text:c="3"/>600 <text:s text:c="6"/>46084 <text:s text:c="4"/>8 <text:s text:c="8"/>dest</text:p>
      <text:p text:style-name="P46">0x00280267 1 <text:s text:c="8"/>root <text:s text:c="5"/>644 <text:s text:c="6"/>102400 <text:s text:c="3"/>44</text:p>
      <text:p text:style-name="P46"><text:s/></text:p>
      <text:p text:style-name="P46">------ Semaphore Arrays --------</text:p>
      <text:p text:style-name="P46">key <text:s text:c="6"/>semid <text:s text:c="4"/>owner <text:s text:c="4"/>perms <text:s text:c="4"/>nsems <text:s text:c="4"/>status</text:p>
      <text:p text:style-name="P46">0x00280269 0 <text:s text:c="8"/>root <text:s text:c="5"/>666 <text:s text:c="6"/>32</text:p>
      <text:p text:style-name="P46"><text:s/></text:p>
      <text:p text:style-name="P46">------ Message Queues --------</text:p>
      <text:p text:style-name="P46">key <text:s text:c="6"/>msqid <text:s text:c="4"/>owner <text:s text:c="4"/>perms <text:s text:c="4"/>used-bytes <text:s/>messages</text:p>
      <text:p text:style-name="P46">0x00000000 0 <text:s text:c="8"/>root <text:s text:c="5"/>700 <text:s text:c="6"/>0 <text:s text:c="10"/>0</text:p>
      <text:p text:style-name="P46"><text:s/></text:p>
      <text:p text:style-name="P46">[root@lili test]# ./prog6_1 c 4</text:p>
      <text:p text:style-name="P46">Attempting to create new semaphore set with 4 members</text:p>
      <text:p text:style-name="P46">[root@lili test]# ipcs</text:p>
      <text:p text:style-name="P46"><text:s/></text:p>
      <text:p text:style-name="P46">------ Shared Memory Segments --------</text:p>
      <text:p text:style-name="P46">key <text:s text:c="7"/>shmid <text:s text:c="4"/>owner <text:s text:c="4"/>perms <text:s text:c="4"/>bytes <text:s text:c="4"/>nattch <text:s text:c="3"/>status</text:p>
      <text:p text:style-name="P46"><text:soft-page-break/>0x00000000 0 <text:s text:c="8"/>nobody <text:s text:c="3"/>600 <text:s text:c="6"/>46084 <text:s text:c="4"/>8 <text:s text:c="8"/>dest</text:p>
      <text:p text:style-name="P46">0x00280267 1 <text:s text:c="8"/>root <text:s text:c="5"/>644 <text:s text:c="6"/>102400 <text:s text:c="3"/>44</text:p>
      <text:p text:style-name="P46"><text:s/></text:p>
      <text:p text:style-name="P46">------ Semaphore Arrays --------</text:p>
      <text:p text:style-name="P46">key <text:s text:c="6"/>semid <text:s text:c="4"/>owner <text:s text:c="4"/>perms <text:s text:c="4"/>nsems <text:s text:c="4"/>status</text:p>
      <text:p text:style-name="P46">0x00280269 0 <text:s text:c="8"/>root <text:s text:c="5"/>666 <text:s text:c="6"/>32</text:p>
      <text:p text:style-name="P46">0x73030811 1153 <text:s text:c="5"/>root <text:s text:c="5"/>666 <text:s text:c="6"/>4</text:p>
      <text:p text:style-name="P46"><text:s/></text:p>
      <text:p text:style-name="P46">------ Message Queues --------</text:p>
      <text:p text:style-name="P46">key <text:s text:c="6"/>msqid <text:s text:c="4"/>owner <text:s text:c="4"/>perms <text:s text:c="4"/>used-bytes <text:s/>messages</text:p>
      <text:p text:style-name="P46">0x00000000 0 <text:s text:c="8"/>root <text:s text:c="5"/>700 <text:s text:c="6"/>0 <text:s text:c="10"/>0</text:p>
      <text:p text:style-name="P46"><text:s/></text:p>
      <text:p text:style-name="P46">[root@lili test]# ipcrm sem 1153</text:p>
      <text:p text:style-name="P46">resource deleted</text:p>
      <text:p text:style-name="P46">[root@lili test]# ipcs</text:p>
      <text:p text:style-name="P46"><text:s/></text:p>
      <text:p text:style-name="P46">------ Shared Memory Segments --------</text:p>
      <text:p text:style-name="P46">key <text:s text:c="7"/>shmid <text:s text:c="4"/>owner <text:s text:c="4"/>perms <text:s text:c="4"/>bytes <text:s text:c="4"/>nattch <text:s text:c="3"/>status</text:p>
      <text:p text:style-name="P46">0x00000000 0 <text:s text:c="8"/>nobody <text:s text:c="3"/>600 <text:s text:c="6"/>46084 <text:s text:c="4"/>8 <text:s text:c="8"/>dest</text:p>
      <text:p text:style-name="P46">0x00280267 1 <text:s text:c="8"/>root <text:s text:c="5"/>644 <text:s text:c="6"/>102400 <text:s text:c="3"/>44</text:p>
      <text:p text:style-name="P46"><text:s/></text:p>
      <text:p text:style-name="P46">------ Semaphore Arrays --------</text:p>
      <text:p text:style-name="P46">key <text:s text:c="6"/>semid <text:s text:c="4"/>owner <text:s text:c="4"/>perms <text:s text:c="4"/>nsems <text:s text:c="4"/>status</text:p>
      <text:p text:style-name="P46">0x00280269 0 <text:s text:c="8"/>root <text:s text:c="5"/>666 <text:s text:c="6"/>32</text:p>
      <text:p text:style-name="P46"><text:s/></text:p>
      <text:p text:style-name="P46">------ Message Queues --------</text:p>
      <text:p text:style-name="P46">key <text:s text:c="6"/>msqid <text:s text:c="4"/>owner <text:s text:c="4"/>perms <text:s text:c="4"/>used-bytes <text:s/>messages</text:p>
      <text:p text:style-name="P46">0x00000000 0 <text:s text:c="8"/>root <text:s text:c="5"/>700 <text:s text:c="6"/>0 <text:s text:c="10"/>0</text:p>
      <text:p text:style-name="P46"><text:s/></text:p>
      <text:p text:style-name="P46">[root@lili test]# ./prog6_1 c 7</text:p>
      <text:p text:style-name="P46">Attempting to create new semaphore set with 7 members</text:p>
      <text:p text:style-name="P46">[root@lili test]# ./prog6_2</text:p>
      <text:p text:style-name="P46">Semaphore #0: <text:s/>--&gt; 1</text:p>
      <text:p text:style-name="P46">Semaphore #1: <text:s/>--&gt; 1</text:p>
      <text:p text:style-name="P46">Semaphore #2: <text:s/>--&gt; 1</text:p>
      <text:p text:style-name="P46">Semaphore #3: <text:s/>--&gt; 1</text:p>
      <text:p text:style-name="P46">Semaphore #4: <text:s/>--&gt; 1</text:p>
      <text:p text:style-name="P46">Semaphore #5: <text:s/>--&gt; 1</text:p>
      <text:p text:style-name="P46">Semaphore #6: <text:s/>--&gt; 1</text:p>
      <text:p text:style-name="P46">[root@lili test]# ./prog6_1 u 4</text:p>
      <text:p text:style-name="P46">semaphore member 4 out of range</text:p>
      <text:p text:style-name="P46">[root@lili test]# ./prog6_2</text:p>
      <text:p text:style-name="P46">Semaphore #0: <text:s/>--&gt; 1</text:p>
      <text:p text:style-name="P46">Semaphore #1: <text:s/>--&gt; 1</text:p>
      <text:p text:style-name="P46">Semaphore #2: <text:s/>--&gt; 1</text:p>
      <text:p text:style-name="P46"><text:soft-page-break/>Semaphore #3: <text:s/>--&gt; 1</text:p>
      <text:p text:style-name="P46">Semaphore #4: <text:s/>--&gt; 1</text:p>
      <text:p text:style-name="P46">Semaphore #5: <text:s/>--&gt; 1</text:p>
      <text:p text:style-name="P46">Semaphore #6: <text:s/>--&gt; 1</text:p>
      <text:p text:style-name="P46">[root@lili test]# ./prog6_1 l 4</text:p>
      <text:p text:style-name="P46">Semaphore resources decremented by one (locked)</text:p>
      <text:p text:style-name="P46">semval for member 4 is 0</text:p>
      <text:p text:style-name="P46">[root@lili test]# ./prog6_2</text:p>
      <text:p text:style-name="P46">Semaphore #0: <text:s/>--&gt; 1</text:p>
      <text:p text:style-name="P46">Semaphore #1: <text:s/>--&gt; 1</text:p>
      <text:p text:style-name="P46">Semaphore #2: <text:s/>--&gt; 1</text:p>
      <text:p text:style-name="P46">Semaphore #3: <text:s/>--&gt; 1</text:p>
      <text:p text:style-name="P46">Semaphore #4: <text:s/>--&gt; 0</text:p>
      <text:p text:style-name="P46">Semaphore #5: <text:s/>--&gt; 1</text:p>
      <text:p text:style-name="P46">Semaphore #6: <text:s/>--&gt; 1</text:p>
      <text:p text:style-name="P46">[root@lili test]# logout</text:p>
      <text:p text:style-name="P45">Роздрук 6.1</text:p>
      <text:p text:style-name="P45"/>
      <text:p text:style-name="P69">Контрольні питання</text:p>
      <text:list xml:id="list852726422" text:style-name="WW8Num19">
        <text:list-item>
          <text:p text:style-name="P62">Назвіть властивості та призначення семафорів.</text:p>
        </text:list-item>
        <text:list-item>
          <text:p text:style-name="P62">Розкажіть про процес створення та роботи семафорів.</text:p>
        </text:list-item>
        <text:list-item>
          <text:p text:style-name="P34"><text:span text:style-name="T2">Поясніть значення системних викликів (функцій) </text:span><text:span text:style-name="T1">semget</text:span><text:span text:style-name="T2">, </text:span><text:span text:style-name="T1">semop</text:span><text:span text:style-name="T2"> та </text:span><text:span text:style-name="T1">semctl</text:span><text:span text:style-name="T2">.</text:span></text:p>
        </text:list-item>
        <text:list-item>
          <text:p text:style-name="P62">Розкажіть про типи операцій над семафорами.</text:p>
        </text:list-item>
        <text:list-item>
          <text:p text:style-name="P62">У програмі 6.1 визначте основні блоки: створення сема­фора, захоплення та звільнення ідентифікаторів процесів, їх знищення, зміна параметрів доступу до семафорів.</text:p>
        </text:list-item>
        <text:list-item>
          <text:p text:style-name="P34"><text:span text:style-name="T2">Поясніть призначення та роботу функції </text:span><text:span text:style-name="T1">f</text:span><text:span text:style-name="T2">printf у рядку 115 програми 6.1.</text:span></text:p>
        </text:list-item>
        <text:list-item>
          <text:p text:style-name="P34"><text:span text:style-name="T2">Поясніть призначення та роботу функції </text:span><text:span text:style-name="T1">exit</text:span><text:span text:style-name="T2"> у рядку 41 програми 6.2.</text:span></text:p>
        </text:list-item>
      </text:list>
      <text:p text:style-name="P46"/>
      <text:p text:style-name="P69">Завдання</text:p>
      <text:list xml:id="list524135784" text:style-name="WW8Num8">
        <text:list-item>
          <text:p text:style-name="P35"><text:span text:style-name="T2">Одержати та відкомпілювати програму 6.1. Запам</text:span><text:span text:style-name="T5">'</text:span><text:span text:style-name="T2">ятати попередні значення системи семафорів. Виконати програму 6.1. і записати значення системи семафорів. Вилучити наслідки роботи програми з семафорами за допомогою команди </text:span><text:span text:style-name="T1">ipcrm</text:span><text:span text:style-name="T2">;</text:span></text:p>
        </text:list-item>
        <text:list-item>
          <text:p text:style-name="P63">Одержати та відкомпілювати програму 6.2. Виконати програму 6.2 до і після запуску програми 6.1. Записати результати роботи програми 6.2.</text:p>
        </text:list-item>
        <text:list-item>
          <text:p text:style-name="P63">Підготувати звіт по лабораторній роботі.</text:p>
        </text:list-item>
      </text:list>
      <text:p text:style-name="P46"/>
      <text:p text:style-name="P69">Зміст звіту:</text:p>
      <text:list xml:id="list203710107501334" text:continue-list="list203709897765287" text:style-name="WW8Num18">
        <text:list-item>
          <text:p text:style-name="P53">короткі відповіді на контрольні питання;</text:p>
        </text:list-item>
        <text:list-item>
          <text:p text:style-name="P53">призначення програм 6.1 та 6.2;</text:p>
        </text:list-item>
        <text:list-item>
          <text:p text:style-name="P53">алгоритм і текст програм 6.1 та 6.2.</text:p>
        </text:list-item>
      </text:list>
      <text:p text:style-name="P46"/>
      <text:p text:style-name="P46"><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Лабораторна робота №7</text:p>
      <text:p text:style-name="Заголовок"><text:span text:style-name="T6">Поділяєма оперативна пам</text:span><text:span text:style-name="T8">'</text:span><text:span text:style-name="T6">ять.</text:span></text:p>
      <text:p text:style-name="P46"/>
      <text:p text:style-name="P19"><text:span text:style-name="T4">Мета роботи:</text:span><text:span text:style-name="T2"> ознайомити з поділяємою оперативною пам</text:span><text:span text:style-name="T5">'</text:span><text:span text:style-name="T2">яттю та маніпуляціями над нею</text:span><text:span text:style-name="T5">.</text:span></text:p>
      <text:p text:style-name="P69">Загальні відомості</text:p>
      <text:p text:style-name="P90"><text:span text:style-name="T2">Поділяєма пам'ять є ще однією важливою особливістю між­процесних комунікацій між процесами в </text:span><text:span text:style-name="T1">Unix</text:span><text:span text:style-name="T2">. Для того, щоб збільшити швидкість проходження даних між процесами, у багатьох випадках застосовують поділяєму пам</text:span><text:span text:style-name="T5">'</text:span><text:span text:style-name="T2">ять. У всіх прик­ладах, які розглядалися вище, обмін інформацією між процесами відбувався через ядро. Техніка поділяємої </text:span><text:soft-page-break/><text:span text:style-name="T2">пам'яті надає процесам інший, простий, але дуже ефективний засіб обміну інформацією. Насамперед це стосується шляху взаємо­дій між процесами, оскільки вони здійснюються не через ядро, а використовують деяку частину віртуального адресного простору. В цьому випадку дані розташовуються в адресному просторі оперативної пам</text:span><text:span text:style-name="T5">'</text:span><text:span text:style-name="T2">яті і звідти проводиться зчиту­вання інформації.</text:span></text:p>
      <text:p text:style-name="P90"><text:span text:style-name="T2">Ідея застосування подібних механізмів в обчислювальній техніці не є новою, але реалізація її в </text:span><text:span text:style-name="T1">UNIX</text:span><text:span text:style-name="T2"> надає зручні засоби для програмістів. Перш за все, це позбавляє фахівців від необхідності пізнання витончених засобів віртуального адресування, які до того ж різні на багатьох платформах та в деяких версіях </text:span><text:span text:style-name="T1">UNIX</text:span><text:span text:style-name="T2">.</text:span></text:p>
      <text:p text:style-name="P90"><text:span text:style-name="T5">Після створення поділяючого сегмента пам'яті будь-який з "процесів-користувачів" може під'єднати </text:span><text:span text:style-name="T2">й</text:span><text:span text:style-name="T5">ого до свого власного віртуального простору і працювати з ним</text:span><text:span text:style-name="T2">,</text:span><text:span text:style-name="T5"> як із звичайним сегментом пам'яті. Єдиним недоліком при цьому є відсутність </text:span><text:span text:style-name="T2">будь-</text:span><text:span text:style-name="T5">яких засобів синхронізації</text:span><text:span text:style-name="T2"> процесів. Однак це становище</text:span><text:span text:style-name="T1"> можн</text:span><text:span text:style-name="T2">о усунути,</text:span><text:span text:style-name="T1"> використову</text:span><text:span text:style-name="T2">ючи</text:span><text:span text:style-name="T1">, наприклад, тех</text:span><text:span text:style-name="T2">­</text:span><text:span text:style-name="T1">ніку семафорів.</text:span></text:p>
      <text:p text:style-name="P90"><text:span text:style-name="T5">Для поділяємих сегментів </text:span><text:span text:style-name="T2">за</text:span><text:span text:style-name="T5">сто</text:span><text:span text:style-name="T2">со</text:span><text:span text:style-name="T5">вуються т</text:span><text:span text:style-name="T2">ак</text:span><text:span text:style-name="T5">і </text:span><text:span text:style-name="T1">header</text:span><text:span text:style-name="T2">-файли</text:span><text:span text:style-name="T5"> </text:span><text:span text:style-name="T2">(файли заголовків) </text:span><text:span text:style-name="T5">та системні виклики</text:span><text:span text:style-name="T2">:</text:span></text:p>
      <text:p text:style-name="P91">#include &lt;sys/types.h&gt;</text:p>
      <text:p text:style-name="P91">#include &lt;sys/ipc.h&gt;</text:p>
      <text:p text:style-name="P92"/>
      <text:p text:style-name="P90"><text:span text:style-name="T1">shmget</text:span><text:span text:style-name="T5"> </text:span><text:span text:style-name="T2">– створення сегмента;</text:span></text:p>
      <text:p text:style-name="P90"><text:span text:style-name="T1">shmetl</text:span><text:span text:style-name="T5"> – установка параметрів;</text:span></text:p>
      <text:p text:style-name="P90"><text:span text:style-name="T1">shmat</text:span><text:span text:style-name="T5"> – під'</text:span><text:span text:style-name="T2">єднання сегмента;</text:span></text:p>
      <text:p text:style-name="P79"><text:span text:style-name="T2"><text:s/></text:span><text:span text:style-name="T1">shmdt</text:span><text:span text:style-name="T5"> – від'</text:span><text:span text:style-name="T2">єднання сегмента.</text:span></text:p>
      <text:p text:style-name="P46"><text:tab/>Приклад 7.1 показує можливі маніпуляції з чергами, які можно здійснити програмним шляхом:</text:p>
      <text:list xml:id="list2309512542" text:style-name="WW8Num5">
        <text:list-item>
          <text:p text:style-name="P43">#include &lt;stdio.h&gt;</text:p>
        </text:list-item>
        <text:list-item>
          <text:p text:style-name="P43">#include &lt;sys/types.h&gt;</text:p>
        </text:list-item>
        <text:list-item>
          <text:p text:style-name="P43">#include &lt;sys/ipc.h&gt;</text:p>
        </text:list-item>
        <text:list-item>
          <text:p text:style-name="P43">#include &lt;sys/shm.h&gt;</text:p>
        </text:list-item>
        <text:list-item>
          <text:p text:style-name="P43">#define SEGSIZE 100</text:p>
        </text:list-item>
        <text:list-item>
          <text:p text:style-name="P43">main(int argc, char *argv[])</text:p>
        </text:list-item>
        <text:list-item>
          <text:p text:style-name="P43">{</text:p>
        </text:list-item>
        <text:list-item>
          <text:p text:style-name="P43">key_t key;</text:p>
        </text:list-item>
        <text:list-item>
          <text:p text:style-name="P43">int <text:s text:c="2"/>shmid, cntr;</text:p>
        </text:list-item>
        <text:list-item>
          <text:p text:style-name="P43">char <text:s/>*segptr;</text:p>
        </text:list-item>
        <text:list-item>
          <text:p text:style-name="P43">if(argc == 1)</text:p>
        </text:list-item>
        <text:list-item>
          <text:p text:style-name="P43">usage();</text:p>
        </text:list-item>
        <text:list-item>
          <text:p text:style-name="P43">key = ftok(".", 'S');</text:p>
        </text:list-item>
        <text:list-item>
          <text:p text:style-name="P43">if((shmid = shmget(key, SEGSIZE, IPC_CREAT|IPC_EXCL|0666)) == -1) </text:p>
        </text:list-item>
        <text:list-item>
          <text:p text:style-name="P43">{</text:p>
        </text:list-item>
        <text:list-item>
          <text:p text:style-name="P43">printf("Shared memory segment exists - opening as client\n");</text:p>
        </text:list-item>
        <text:list-item>
          <text:p text:style-name="P43">if((shmid = shmget(key, SEGSIZE, 0)) == -1) </text:p>
        </text:list-item>
        <text:list-item>
          <text:p text:style-name="P43"><text:soft-page-break/>{</text:p>
        </text:list-item>
        <text:list-item>
          <text:p text:style-name="P43">perror("shmget");</text:p>
        </text:list-item>
        <text:list-item>
          <text:p text:style-name="P43">exit(1);</text:p>
        </text:list-item>
        <text:list-item>
          <text:p text:style-name="P43">}</text:p>
        </text:list-item>
        <text:list-item>
          <text:p text:style-name="P43">}</text:p>
        </text:list-item>
        <text:list-item>
          <text:p text:style-name="P43">else</text:p>
        </text:list-item>
        <text:list-item>
          <text:p text:style-name="P43">{</text:p>
        </text:list-item>
        <text:list-item>
          <text:p text:style-name="P43">printf("Creating new shared memory segment\n");</text:p>
        </text:list-item>
        <text:list-item>
          <text:p text:style-name="P43">}</text:p>
        </text:list-item>
        <text:list-item>
          <text:p text:style-name="P43">if((segptr = shmat(shmid, 0, 0)) == -1)</text:p>
        </text:list-item>
        <text:list-item>
          <text:p text:style-name="P43">{</text:p>
        </text:list-item>
        <text:list-item>
          <text:p text:style-name="P43">perror("shmat");</text:p>
        </text:list-item>
        <text:list-item>
          <text:p text:style-name="P43">exit(1);</text:p>
        </text:list-item>
        <text:list-item>
          <text:p text:style-name="P43">}</text:p>
        </text:list-item>
        <text:list-item>
          <text:p text:style-name="P43">switch(tolower(argv[1][0]))</text:p>
        </text:list-item>
        <text:list-item>
          <text:p text:style-name="P43">{</text:p>
        </text:list-item>
        <text:list-item>
          <text:p text:style-name="P43">case 'w': writeshm(shmid, segptr, argv[2]);</text:p>
        </text:list-item>
        <text:list-item>
          <text:p text:style-name="P43">break;</text:p>
        </text:list-item>
        <text:list-item>
          <text:p text:style-name="P43">case 'r': readshm(shmid, segptr);</text:p>
        </text:list-item>
        <text:list-item>
          <text:p text:style-name="P43">break;</text:p>
        </text:list-item>
        <text:list-item>
          <text:p text:style-name="P43">case 'd': removeshm(shmid);</text:p>
        </text:list-item>
        <text:list-item>
          <text:p text:style-name="P43">break;</text:p>
        </text:list-item>
        <text:list-item>
          <text:p text:style-name="P43">case 'm': changemode(shmid, argv[2]);</text:p>
        </text:list-item>
        <text:list-item>
          <text:p text:style-name="P43">break;</text:p>
        </text:list-item>
        <text:list-item>
          <text:p text:style-name="P43">default: usage();</text:p>
        </text:list-item>
        <text:list-item>
          <text:p text:style-name="P43">}</text:p>
        </text:list-item>
        <text:list-item>
          <text:p text:style-name="P43">}</text:p>
        </text:list-item>
        <text:list-item>
          <text:p text:style-name="P43">writeshm(int shmid, char *segptr, char *text)</text:p>
        </text:list-item>
        <text:list-item>
          <text:p text:style-name="P43">{</text:p>
        </text:list-item>
        <text:list-item>
          <text:p text:style-name="P43">strcpy(segptr, text);</text:p>
        </text:list-item>
        <text:list-item>
          <text:p text:style-name="P43">printf("Done...\n");</text:p>
        </text:list-item>
        <text:list-item>
          <text:p text:style-name="P43">}</text:p>
        </text:list-item>
        <text:list-item>
          <text:p text:style-name="P43">readshm(int shmid, char *segptr)</text:p>
        </text:list-item>
        <text:list-item>
          <text:p text:style-name="P43">{</text:p>
        </text:list-item>
        <text:list-item>
          <text:p text:style-name="P43">printf("segptr: %s\n", segptr);</text:p>
        </text:list-item>
        <text:list-item>
          <text:p text:style-name="P43">}</text:p>
        </text:list-item>
        <text:list-item>
          <text:p text:style-name="P43">removeshm(int shmid)</text:p>
        </text:list-item>
        <text:list-item>
          <text:p text:style-name="P43">{</text:p>
        </text:list-item>
        <text:list-item>
          <text:p text:style-name="P43">shmctl(shmid, IPC_RMID, 0);</text:p>
        </text:list-item>
        <text:list-item>
          <text:p text:style-name="P43">printf("Shared memory segment marked for deletion\n");</text:p>
        </text:list-item>
        <text:list-item>
          <text:p text:style-name="P43">}</text:p>
        </text:list-item>
        <text:list-item>
          <text:p text:style-name="P43">changemode(int shmid, char *mode) </text:p>
        </text:list-item>
        <text:list-item>
          <text:p text:style-name="P43">{</text:p>
        </text:list-item>
        <text:list-item>
          <text:p text:style-name="P43">struct shmid_ds myshmds;</text:p>
        </text:list-item>
        <text:list-item>
          <text:p text:style-name="P43">shmctl(shmid, IPC_STAT, &amp;myshmds);</text:p>
        </text:list-item>
        <text:list-item>
          <text:p text:style-name="P43"><text:soft-page-break/>printf("Old permissions were: %o\n", myshmds.shm_perm.mode);</text:p>
        </text:list-item>
        <text:list-item>
          <text:p text:style-name="P43">sscanf(mode, "%o", &amp;myshmds.shm_perm.mode);</text:p>
        </text:list-item>
        <text:list-item>
          <text:p text:style-name="P43">shmctl(shmid, IPC_SET, &amp;myshmds);</text:p>
        </text:list-item>
        <text:list-item>
          <text:p text:style-name="P43">printf("New permissions are : %o\n", myshmds.shm_perm.mode);</text:p>
        </text:list-item>
        <text:list-item>
          <text:p text:style-name="P43">}</text:p>
        </text:list-item>
        <text:list-item>
          <text:p text:style-name="P43">usage()</text:p>
        </text:list-item>
        <text:list-item>
          <text:p text:style-name="P43">{</text:p>
        </text:list-item>
        <text:list-item>
          <text:p text:style-name="P43">fprintf(stderr, "shmtool - A utility for tinkering with shared memory\n");</text:p>
        </text:list-item>
        <text:list-item>
          <text:p text:style-name="P43">fprintf(stderr, "\nUSAGE: <text:s/>shmtool (w)rite &lt;text&gt;\n");</text:p>
        </text:list-item>
        <text:list-item>
          <text:p text:style-name="P43">fprintf(stderr, " <text:s text:c="15"/>(r)ead\n");</text:p>
        </text:list-item>
        <text:list-item>
          <text:p text:style-name="P43">fprintf(stderr, " <text:s text:c="15"/>(d)elete\n");</text:p>
        </text:list-item>
        <text:list-item>
          <text:p text:style-name="P43">fprintf(stderr, " <text:s text:c="15"/>(m)ode change &lt;octal mode&gt;\n");</text:p>
        </text:list-item>
        <text:list-item>
          <text:p text:style-name="P43">exit(1);</text:p>
        </text:list-item>
        <text:list-item>
          <text:p text:style-name="P43">}</text:p>
        </text:list-item>
      </text:list>
      <text:p text:style-name="P45">Приклад 7.1</text:p>
      <text:p text:style-name="P19"><text:span text:style-name="T2"><text:tab/>В якості параметрів програми для запису даних до сегмента поділяємої пам</text:span><text:span text:style-name="T5">'</text:span><text:span text:style-name="T2">яті слід задавати поля:</text:span></text:p>
      <text:p text:style-name="P19"><text:span text:style-name="T2"><text:tab/></text:span><text:span text:style-name="T1">$ prog</text:span><text:span text:style-name="T2">7</text:span><text:span text:style-name="T1">_</text:span><text:span text:style-name="T2">1</text:span><text:span text:style-name="T1"> w Message_text_1</text:span></text:p>
      <text:p text:style-name="P76">$ prog7_1 w Message_text_2</text:p>
      <text:p text:style-name="P76">………</text:p>
      <text:p text:style-name="P76">$ prog7_1 w Message_text_n</text:p>
      <text:p text:style-name="P19"><text:span text:style-name="T2"><text:tab/>Для читання даних, які знаходяться у сегменті поділяємої пам</text:span><text:span text:style-name="T1">'</text:span><text:span text:style-name="T2">яті, задається опція </text:span><text:span text:style-name="T1">r:</text:span></text:p>
      <text:p text:style-name="P74"><text:span text:style-name="T5">$ </text:span><text:span text:style-name="T1">prog</text:span><text:span text:style-name="T2">7</text:span><text:span text:style-name="T5">_</text:span><text:span text:style-name="T2">1</text:span><text:span text:style-name="T5"> </text:span><text:span text:style-name="T1">r</text:span></text:p>
      <text:p text:style-name="P19"><text:span text:style-name="T2"><text:tab/>Для вилучення всіх даних з сегмента поділяємої пам</text:span><text:span text:style-name="T5">'</text:span><text:span text:style-name="T2">яті, користувач повинен задати команду:</text:span></text:p>
      <text:p text:style-name="P19"><text:span text:style-name="T2"><text:tab/>$ </text:span><text:span text:style-name="T1">prog</text:span><text:span text:style-name="T2">7_1 </text:span><text:span text:style-name="T1">d</text:span></text:p>
      <text:p text:style-name="P19"><text:span text:style-name="T2"><text:tab/>У багатьох випадках є потрібно стежити за виконанням необхідних дій стосовно сегментів поділяємої пам'яті (команда </text:span><text:span text:style-name="T1">ipcs</text:span><text:span text:style-name="T2">, лаб. робота №5). Вилучити сегмент можна за допомогою команди </text:span><text:span text:style-name="T1">ipcrm</text:span><text:span text:style-name="T2"> з опцією </text:span><text:span text:style-name="T1">shm</text:span><text:span text:style-name="T2"> та ідентифікаційним номером процесу. Роздрук 7.1 демонструє роботу програми 7.1 та її можливі взаємодії зі стандартними механізмами управління поділяємою пам'яттю:</text:span></text:p>
      <text:p text:style-name="P46">KSI Linux release 1.1 (CyberZOO)</text:p>
      <text:p text:style-name="P46">Kernel 2.0.33 on an i486</text:p>
      <text:p text:style-name="P46">login: hoshaba</text:p>
      <text:p text:style-name="P46">Password:</text:p>
      <text:p text:style-name="P46">Last login: Tue Feb 24 20:01:46 on tty1</text:p>
      <text:p text:style-name="P46">[root@lili hoshaba]# cd test/</text:p>
      <text:p text:style-name="P46">[root@lili test]# ipcs -m</text:p>
      <text:p text:style-name="P46"><text:s/></text:p>
      <text:p text:style-name="P46">------ Shared Memory Segments --------</text:p>
      <text:p text:style-name="P46">key <text:s text:c="7"/>shmid <text:s text:c="4"/>owner <text:s text:c="4"/>perms <text:s text:c="4"/>bytes <text:s text:c="4"/>nattch <text:s text:c="3"/>status</text:p>
      <text:p text:style-name="P46">0x00000000 0 <text:s text:c="8"/>nobody <text:s text:c="3"/>600 <text:s text:c="6"/>46084 <text:s text:c="4"/>7 <text:s text:c="8"/>dest</text:p>
      <text:p text:style-name="P46">0x00280267 1 <text:s text:c="8"/>root <text:s text:c="5"/>644 <text:s text:c="6"/>102400 <text:s text:c="3"/>43</text:p>
      <text:p text:style-name="P46"><text:soft-page-break/><text:s/></text:p>
      <text:p text:style-name="P46">[root@lili test]# ./prog7_1 w "This is a example text..."</text:p>
      <text:p text:style-name="P46">Creating new shared memory segment</text:p>
      <text:p text:style-name="P46">Done...</text:p>
      <text:p text:style-name="P46">[root@lili test]# ipcs -m</text:p>
      <text:p text:style-name="P46"><text:s/></text:p>
      <text:p text:style-name="P46">------ Shared Memory Segments --------</text:p>
      <text:p text:style-name="P46">key <text:s text:c="7"/>shmid <text:s text:c="4"/>owner <text:s text:c="4"/>perms <text:s text:c="4"/>bytes <text:s text:c="4"/>nattch <text:s text:c="3"/>status</text:p>
      <text:p text:style-name="P46">0x00000000 0 <text:s text:c="8"/>nobody <text:s text:c="3"/>600 <text:s text:c="6"/>46084 <text:s text:c="4"/>7 <text:s text:c="8"/>dest</text:p>
      <text:p text:style-name="P46">0x00280267 1 <text:s text:c="8"/>root <text:s text:c="5"/>644 <text:s text:c="6"/>102400 <text:s text:c="3"/>43</text:p>
      <text:p text:style-name="P46">0x53030811 386 <text:s text:c="6"/>root <text:s text:c="5"/>666 <text:s text:c="6"/>100 <text:s text:c="6"/>0</text:p>
      <text:p text:style-name="P46"><text:s/></text:p>
      <text:p text:style-name="P46">[root@lili test]# ./prog7_1 r</text:p>
      <text:p text:style-name="P46">Shared memory segment exists - opening as client</text:p>
      <text:p text:style-name="P46">segptr: This is a example text...</text:p>
      <text:p text:style-name="P46">[root@lili test]# ./prog7_1 d</text:p>
      <text:p text:style-name="P46">Shared memory segment exists - opening as client</text:p>
      <text:p text:style-name="P46">Shared memory segment marked for deletion</text:p>
      <text:p text:style-name="P46">[root@lili test]# ipcs -m</text:p>
      <text:p text:style-name="P46"><text:s/></text:p>
      <text:p text:style-name="P46">------ Shared Memory Segments --------</text:p>
      <text:p text:style-name="P46">key <text:s text:c="7"/>shmid <text:s text:c="4"/>owner <text:s text:c="4"/>perms <text:s text:c="4"/>bytes <text:s text:c="4"/>nattch <text:s text:c="3"/>status</text:p>
      <text:p text:style-name="P46">0x00000000 0 <text:s text:c="8"/>nobody <text:s text:c="3"/>600 <text:s text:c="6"/>46084 <text:s text:c="4"/>7 <text:s text:c="8"/>dest</text:p>
      <text:p text:style-name="P46">0x00280267 1 <text:s text:c="8"/>root <text:s text:c="5"/>644 <text:s text:c="6"/>102400 <text:s text:c="3"/>43</text:p>
      <text:p text:style-name="P46"><text:s/></text:p>
      <text:p text:style-name="P46">[root@lili test]# ./prog7_1 w "This is a example text..."</text:p>
      <text:p text:style-name="P46">Creating new shared memory segment</text:p>
      <text:p text:style-name="P46">Done...</text:p>
      <text:p text:style-name="P46">[root@lili test]# ipcs -m</text:p>
      <text:p text:style-name="P46"><text:s/></text:p>
      <text:p text:style-name="P46">------ Shared Memory Segments --------</text:p>
      <text:p text:style-name="P46">key <text:s text:c="7"/>shmid <text:s text:c="4"/>owner <text:s text:c="4"/>perms <text:s text:c="4"/>bytes <text:s text:c="4"/>nattch <text:s text:c="3"/>status</text:p>
      <text:p text:style-name="P46">0x00000000 0 <text:s text:c="8"/>nobody <text:s text:c="3"/>600 <text:s text:c="6"/>46084 <text:s text:c="4"/>7 <text:s text:c="8"/>dest</text:p>
      <text:p text:style-name="P46">0x00280267 1 <text:s text:c="8"/>root <text:s text:c="5"/>644 <text:s text:c="6"/>102400 <text:s text:c="3"/>43</text:p>
      <text:p text:style-name="P46">0x53030811 514 <text:s text:c="6"/>root <text:s text:c="5"/>666 <text:s text:c="6"/>100 <text:s text:c="6"/>0</text:p>
      <text:p text:style-name="P46"><text:s/></text:p>
      <text:p text:style-name="P46">[root@lili test]# ipcrm shm 514</text:p>
      <text:p text:style-name="P46">resource deleted</text:p>
      <text:p text:style-name="P46">[root@lili test]# ipcs -m</text:p>
      <text:p text:style-name="P46"><text:s/></text:p>
      <text:p text:style-name="P46">------ Shared Memory Segments --------</text:p>
      <text:p text:style-name="P46">key <text:s text:c="7"/>shmid <text:s text:c="4"/>owner <text:s text:c="4"/>perms <text:s text:c="4"/>bytes <text:s text:c="4"/>nattch <text:s text:c="3"/>status</text:p>
      <text:p text:style-name="P46">0x00000000 0 <text:s text:c="8"/>nobody <text:s text:c="3"/>600 <text:s text:c="6"/>46084 <text:s text:c="4"/>7 <text:s text:c="8"/>dest</text:p>
      <text:p text:style-name="P46">0x00280267 1 <text:s text:c="8"/>root <text:s text:c="5"/>644 <text:s text:c="6"/>102400 <text:s text:c="3"/>43</text:p>
      <text:p text:style-name="P46"><text:s/></text:p>
      <text:p text:style-name="P46"><text:soft-page-break/>[root@lili test]# logout</text:p>
      <text:p text:style-name="P45">Роздрук 7.1</text:p>
      <text:p text:style-name="P45"/>
      <text:p text:style-name="P69">Контрольні питання</text:p>
      <text:list xml:id="list3627245826" text:style-name="WW8Num3">
        <text:list-item>
          <text:p text:style-name="P36"><text:span text:style-name="T2">Назвіть призначення механізмів поділяємої пам</text:span><text:span text:style-name="T5">'</text:span><text:span text:style-name="T2">яті.</text:span></text:p>
        </text:list-item>
        <text:list-item>
          <text:p text:style-name="P64">Назвіть відмінності та переваги поділяємої пам'ятті та інших вивчених механізмів міжпроцесних комунікацій. </text:p>
        </text:list-item>
        <text:list-item>
          <text:p text:style-name="P36"><text:span text:style-name="T2">Поясніть значення системних викликів (функцій) </text:span><text:span text:style-name="T1">shmget</text:span><text:span text:style-name="T2">, </text:span><text:span text:style-name="T1">shmetl</text:span><text:span text:style-name="T2">, </text:span><text:span text:style-name="T1">shmat</text:span><text:span text:style-name="T2">, та </text:span><text:span text:style-name="T1">shmdt</text:span><text:span text:style-name="T2">.</text:span></text:p>
        </text:list-item>
        <text:list-item>
          <text:p text:style-name="P64">У програмі 7.1 визначте основні блоки: створення сегмента поділяємої пам'яті, запис, читання та знищення даних у сегменті поділяємої пам'яті, зміна параметрів доступу до сегментів.</text:p>
        </text:list-item>
        <text:list-item>
          <text:p text:style-name="P36"><text:span text:style-name="T2">Поясніть призначення та роботу функції </text:span><text:span text:style-name="T1">strcpy</text:span><text:span text:style-name="T2"> у рядку 47 програми 7.1.</text:span></text:p>
        </text:list-item>
      </text:list>
      <text:p text:style-name="P46"/>
      <text:p text:style-name="P69">Завдання</text:p>
      <text:list xml:id="list1305374857" text:style-name="WW8Num14">
        <text:list-item>
          <text:p text:style-name="P37"><text:span text:style-name="T2">Одержати та відкомпілювати програму 7.1. Запам</text:span><text:span text:style-name="T5">'</text:span><text:span text:style-name="T2">ятати попередні значення системи поділяємої пам</text:span><text:span text:style-name="T5">'</text:span><text:span text:style-name="T2">яті. Виконати програму 7.1. і записати значення системи поділяємої пам</text:span><text:span text:style-name="T5">'</text:span><text:span text:style-name="T2">яті. Вилучити наслідки роботи програми з поділяємої пам</text:span><text:span text:style-name="T5">'</text:span><text:span text:style-name="T2">яті за допомогою команди </text:span><text:span text:style-name="T1">ipcrm</text:span><text:span text:style-name="T2">.</text:span></text:p>
        </text:list-item>
        <text:list-item>
          <text:p text:style-name="P65">Підготувати звіт по лабораторній роботі.</text:p>
        </text:list-item>
      </text:list>
      <text:p text:style-name="P46"/>
      <text:p text:style-name="P69">Зміст звіту:</text:p>
      <text:list xml:id="list203709717868102" text:continue-list="list203710107501334" text:style-name="WW8Num18">
        <text:list-item>
          <text:p text:style-name="P53">короткі відповіді на контрольні питання;</text:p>
        </text:list-item>
        <text:list-item>
          <text:p text:style-name="P53">призначення програми 7.1;</text:p>
        </text:list-item>
        <text:list-item>
          <text:p text:style-name="P53">алгоритм і текст програми 7.1.</text:p>
        </text:list-item>
      </text:list>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69">Література</text:p>
      <text:list xml:id="list910323597" text:style-name="WW8Num21">
        <text:list-item>
          <text:p text:style-name="P38"><text:span text:style-name="T2">Бабушкин </text:span><text:span text:style-name="T5">М., Иваненко С., Коростелев В. <text:s/></text:span><text:span text:style-name="T1">Web</text:span><text:span text:style-name="T5">-сервер в действии - СПб: Питер, 1997.-272 с.</text:span></text:p>
        </text:list-item>
        <text:list-item>
          <text:p text:style-name="P72">Болски М.И. Язык программирования Си. Справочник.-М.: Радио и связь, 1988. – 96с.</text:p>
        </text:list-item>
        <text:list-item>
          <text:p text:style-name="P38"><text:soft-page-break/><text:span text:style-name="T5">Джемса К., Коун К. Программирование для </text:span><text:span text:style-name="T1">Internet</text:span><text:span text:style-name="T5"> в среде </text:span><text:span text:style-name="T1">Windows</text:span><text:span text:style-name="T5">.-С-Петербург: Питер, 1996.-487с.</text:span></text:p>
        </text:list-item>
        <text:list-item>
          <text:p text:style-name="P38"><text:span text:style-name="T2">Дунаев С. </text:span><text:span text:style-name="T1">Unix System V. Release 4.2. </text:span><text:span text:style-name="T5">Общее руководство.-М.:”Диалог-МИФИ”, 1995.-287с.</text:span></text:p>
        </text:list-item>
        <text:list-item>
          <text:p text:style-name="P38"><text:span text:style-name="T5">Ларри Шамер, Крис Негус </text:span><text:span text:style-name="T1">Unix</text:span><text:span text:style-name="T5"> </text:span><text:span text:style-name="T2">без проблем. Руководство пользователя.-М.:“Бином”, 1996.-352с.</text:span></text:p>
        </text:list-item>
        <text:list-item>
          <text:p text:style-name="P38"><text:span text:style-name="T2">Scott Burkett B., Sven Goldt, John D. Harper, Sven van der Meer, Matt Welsh Linux Programmer's Guide - </text:span><text:span text:style-name="T1">The Documentation Project</text:span><text:span text:style-name="T2">, </text:span><text:span text:style-name="T1">1994-1995</text:span></text:p>
        </text:list-item>
      </text:list>
      <text:p text:style-name="P19"><text:span text:style-name="T2">7.</text:span><text:span text:style-name="T1">FreeBSD Handbook</text:span><text:span text:style-name="T2"> - </text:span><text:span text:style-name="T1">The FreeBSD Documentation Project</text:span><text:span text:style-name="T2">, </text:span><text:span text:style-name="T1">October 1997</text:span></text:p>
      <text:p text:style-name="P46"/>
      <text:p text:style-name="P46"/>
      <text:p text:style-name="P46"/>
      <text:p text:style-name="P46"/>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Helvetica Neue" svg:font-family="'Helvetica Neue', Helvetica, Arial, sans-serif"/>
    <style:font-face style:name="Lohit Devanagari1" svg:font-family="'Lohit Devanagari'"/>
    <style:font-face style:name="Monaco" svg:font-family="Monaco, Menlo, Consolas, 'Courier New', monospace"/>
    <style:font-face style:name="Courier New" svg:font-family="'Courier New'" style:font-family-generic="moder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msArrowEnd_20_5" draw:display-name="msArrowEnd 5" svg:viewBox="0 0 120 120" svg:d="M60 0l60 120h-1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style:font-name="Courier New" fo:font-family="'Courier New'" style:font-family-generic="modern" fo:font-size="13pt" fo:language="uk" fo:country="UA" style:font-size-asian="13pt" style:font-name-complex="Courier New" style:font-family-complex="'Courier New'" style:font-family-generic-complex="modern"/>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uk" fo:country="UA" style:font-size-asian="14pt"/>
    </style:style>
    <style:style style:name="Заголовок" style:family="paragraph" style:parent-style-name="Standard" style:next-style-name="Standard">
      <style:paragraph-properties fo:margin-top="0.1665in" fo:margin-bottom="0.0417in" loext:contextual-spacing="false" fo:text-align="center" style:justify-single-word="false"/>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Розділ"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Покажчик" style:family="paragraph" style:parent-style-name="Standard">
      <style:paragraph-properties text:number-lines="false" text:line-number="0"/>
      <style:text-properties style:font-name-complex="Lohit Devanagari1" style:font-family-complex="'Lohit Devanagari'"/>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Текст" style:family="paragraph" style:parent-style-name="Standard">
      <style:text-properties style:font-name="Courier New" fo:font-family="'Courier New'" style:font-family-generic="modern" fo:language="ru" fo:country="RU" style:font-name-complex="Courier New" style:font-family-complex="'Courier New'" style:font-family-generic-complex="modern"/>
    </style:style>
    <style:style style:name="Вміст_20_рамки" style:display-name="Вміст рамки" style:family="paragraph" style:parent-style-name="Standard"/>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fo:font-size="14pt" fo:language="uk" fo:country="UA" style:font-size-asian="14pt" style:font-size-complex="14pt"/>
    </style:style>
    <style:style style:name="WW8Num4z0" style:family="text">
      <style:text-properties fo:font-size="14pt" fo:language="uk" fo:country="UA" style:font-size-asian="14pt" style:font-size-complex="14pt"/>
    </style:style>
    <style:style style:name="WW8Num5z0" style:family="text"/>
    <style:style style:name="WW8Num6z0" style:family="text">
      <style:text-properties style:font-name="Symbol" fo:font-family="Symbol" style:font-family-generic="roman" style:font-pitch="variable" style:font-charset="x-symbol" fo:font-size="14pt" fo:language="uk" fo:country="UA" style:font-size-asian="14pt" style:font-name-complex="Symbol" style:font-family-complex="Symbol" style:font-family-generic-complex="roman" style:font-pitch-complex="variable" style:font-charset-complex="x-symbol" style:font-size-complex="14pt"/>
    </style:style>
    <style:style style:name="WW8Num7z0" style:family="text">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WW8Num8z0" style:family="text">
      <style:text-properties fo:font-size="14pt" fo:language="uk" fo:country="UA" style:font-size-asian="14pt" style:font-size-complex="14pt"/>
    </style:style>
    <style:style style:name="WW8Num9z0" style:family="text">
      <style:text-properties fo:font-size="14pt" fo:language="uk" fo:country="UA" style:font-size-asian="14pt" style:font-size-complex="14pt"/>
    </style:style>
    <style:style style:name="WW8Num10z0" style:family="text">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WW8Num11z0" style:family="text">
      <style:text-properties fo:font-size="14pt" fo:language="uk" fo:country="UA" style:font-size-asian="14pt" style:font-size-complex="14pt"/>
    </style:style>
    <style:style style:name="WW8Num12z0" style:family="text">
      <style:text-properties fo:font-size="14pt" fo:language="uk" fo:country="UA" style:font-size-asian="14pt" style:font-size-complex="14pt"/>
    </style:style>
    <style:style style:name="WW8Num13z0" style:family="text"/>
    <style:style style:name="WW8Num14z0" style:family="text">
      <style:text-properties fo:font-size="14pt" fo:language="uk" fo:country="UA" style:font-size-asian="14pt" style:font-size-complex="14pt"/>
    </style:style>
    <style:style style:name="WW8Num15z0" style:family="text">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WW8Num16z0" style:family="text">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WW8Num17z0" style:family="text">
      <style:text-properties style:font-name="Times New Roman" fo:font-family="'Times New Roman'" style:font-family-generic="roman" style:font-pitch="variable" fo:font-size="14pt" fo:language="en" fo:country="US" style:font-size-asian="14pt" style:font-name-complex="Times New Roman" style:font-family-complex="'Times New Roman'" style:font-family-generic-complex="roman" style:font-pitch-complex="variable" style:font-size-complex="14pt"/>
    </style:style>
    <style:style style:name="WW8Num18z0" style:family="text">
      <style:text-properties style:font-name="Times New Roman" fo:font-family="'Times New Roman'" style:font-family-generic="roman" style:font-pitch="variable" fo:font-size="14pt" fo:language="uk" fo:country="UA" style:font-size-asian="14pt" style:font-name-complex="Times New Roman" style:font-family-complex="'Times New Roman'" style:font-family-generic-complex="roman" style:font-pitch-complex="variable" style:font-size-complex="14pt"/>
    </style:style>
    <style:style style:name="WW8Num19z0" style:family="text">
      <style:text-properties fo:font-size="14pt" fo:language="uk" fo:country="UA" style:font-size-asian="14pt" style:font-size-complex="14pt"/>
    </style:style>
    <style:style style:name="WW8Num20z0" style:family="text"/>
    <style:style style:name="WW8Num21z0" style:family="text">
      <style:text-properties fo:font-size="14pt" fo:language="uk" fo:country="UA" style:font-size-asian="14pt" style:font-size-complex="14pt"/>
    </style:style>
    <style:style style:name="WW8Num22z0" style:family="text">
      <style:text-properties style:font-name="Symbol" fo:font-family="Symbol" style:font-family-generic="roman" style:font-pitch="variable" style:font-charset="x-symbol" fo:font-size="14pt" fo:language="uk" fo:country="UA" style:font-size-asian="14pt" style:font-name-complex="Symbol" style:font-family-complex="Symbol" style:font-family-generic-complex="roman" style:font-pitch-complex="variable" style:font-charset-complex="x-symbol" style:font-size-complex="14pt"/>
    </style:style>
    <style:style style:name="WW8Num23z0" style:family="text">
      <style:text-properties fo:font-size="14pt" fo:language="uk" fo:country="UA" style:font-size-asian="14pt" style:font-size-complex="14pt"/>
    </style:style>
    <style:style style:name="WW8Num24z0" style:family="text">
      <style:text-properties fo:font-size="14pt" fo:language="uk" fo:country="UA" style:font-size-asian="14pt" style:font-size-complex="14pt"/>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fo:font-size="14pt" fo:language="uk" fo:country="UA" style:font-size-asian="14pt" style:font-size-complex="14pt"/>
    </style:style>
    <style:style style:name="WW8Num27z0" style:family="text">
      <style:text-properties style:font-name="Times New Roman" fo:font-family="'Times New Roman'" style:font-family-generic="roman" style:font-pitch="variable" fo:font-size="14pt" fo:language="uk" fo:country="UA" style:font-size-asian="14pt" style:font-name-complex="Times New Roman" style:font-family-complex="'Times New Roman'" style:font-family-generic-complex="roman" style:font-pitch-complex="variable" style:font-size-complex="14pt"/>
    </style:style>
    <style:style style:name="WW8Num28z0" style:family="text">
      <style:text-properties fo:font-size="14pt" fo:language="ru" fo:country="RU" style:font-size-asian="14pt" style:font-size-complex="14pt"/>
    </style:style>
    <style:style style:name="WW8Num29z0" style:family="text"/>
    <style:style style:name="WW8Num30z0" style:family="text">
      <style:text-properties fo:font-size="14pt" fo:language="uk" fo:country="UA" style:font-size-asian="14pt" style:font-size-complex="14pt"/>
    </style:style>
    <style:style style:name="WW8Num31z0" style:family="text">
      <style:text-properties fo:font-size="14pt" fo:language="uk" fo:country="UA" style:font-size-asian="14pt" style:font-size-complex="14pt"/>
    </style:style>
    <style:style style:name="WW8Num32z0" style:family="text">
      <style:text-properties fo:font-size="14pt" fo:language="uk" fo:country="UA" style:font-size-asian="14pt" style:font-size-complex="14pt"/>
    </style:style>
    <style:style style:name="WW8Num3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34z0" style:family="text">
      <style:text-properties fo:font-size="14pt" fo:language="uk" fo:country="UA" style:font-size-asian="14pt" style:font-size-complex="14pt"/>
    </style:style>
    <style:style style:name="WW8Num35z0" style:family="text">
      <style:text-properties fo:font-size="14pt" fo:language="uk" fo:country="UA" style:font-size-asian="14pt" style:font-size-complex="14pt"/>
    </style:style>
    <style:style style:name="WW8Num3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Заголовок_20_1_20_Знак" style:display-name="Заголовок 1 Знак" style:family="text">
      <style:text-properties fo:font-size="14pt" fo:language="uk" fo:country="UA" style:font-size-asian="14pt"/>
    </style:style>
    <style:style style:name="Body_20_text_20__28_11_29_12" style:display-name="Body text (11)12" style:family="text">
      <style:text-properties style:font-name="Times New Roman" fo:font-family="'Times New Roman'" style:font-family-generic="roman" style:font-pitch="variable" fo:font-size="10pt" fo:language="ru" fo:country="RU" style:font-size-asian="10pt" style:font-name-complex="Times New Roman" style:font-family-complex="'Times New Roman'" style:font-family-generic-complex="roman" style:font-pitch-complex="variable" style:font-size-complex="10pt"/>
    </style:style>
    <style:style style:name="Заголовок_20_Знак" style:display-name="Заголовок Знак" style:family="text">
      <style:text-properties style:font-name="Calibri Light" fo:font-family="'Calibri Light'" style:font-family-generic="swiss" style:font-pitch="variable" fo:font-size="16pt" fo:language="en" fo:country="US"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3126in" fo:text-indent="-0.3126in" fo:margin-left="0.3126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3646in" fo:text-indent="-0.3646in" fo:margin-left="0.3646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font-size="2pt" style:font-size-asian="2pt"/>
    </style:style>
    <style:style style:name="MP2" style:family="paragraph" style:parent-style-name="Header">
      <style:text-properties fo:language="ru" fo:country="RU"/>
    </style:style>
    <style:style style:name="MT1" style:family="text">
      <style:text-properties fo:font-size="13pt" style:font-size-asian="13pt"/>
    </style:style>
    <style:style style:name="Mfr1" style:family="graphic" style:parent-style-name="Frame">
      <style:graphic-properties style:wrap="dynamic" style:number-wrapped-paragraphs="no-limit" style:vertical-pos="from-top" style:vertical-rel="paragraph" style:horizontal-pos="center" style:horizontal-rel="page-content" fo:padding="0.0008in" fo:border="none"/>
    </style:style>
    <style:page-layout style:name="Mpm1">
      <style:page-layout-properties fo:page-width="8.5in" fo:page-height="11in" style:num-format="1" style:print-orientation="portrait" fo:margin-top="0in" fo:margin-bottom="0.2925in" fo:margin-left="1.0835in" fo:margin-right="1.1165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7in" fo:margin-bottom="0.2571in" style:dynamic-spacing="true"/>
      </style:header-style>
      <style:footer-style>
        <style:header-footer-properties fo:min-height="0.2984in" fo:margin-top="0.2598in" style:dynamic-spacing="true"/>
      </style:footer-style>
    </style:page-layout>
  </office:automatic-styles>
  <office:master-styles>
    <style:master-page style:name="Standard" style:page-layout-name="Mpm1">
      <style:header>
        <text:p text:style-name="MP1"><draw:frame draw:style-name="Mfr1" draw:name="Frame9" text:anchor-type="char" svg:y="0.0008in" svg:width="0.0154in" svg:height="0.1457in" draw:z-index="85"><draw:text-box><text:p text:style-name="MP2"/></draw:text-box></draw:frame></text:p>
      </style:header>
      <style:footer>
        <text:p text:style-name="Footer"><draw:frame draw:style-name="Mfr1" draw:name="Frame8" text:anchor-type="char" svg:y="0.0008in" svg:width="0.1799in" svg:height="0.189in" draw:z-index="42"><draw:text-box><text:p text:style-name="Footer"><text:span text:style-name="Page_20_Number"><text:span text:style-name="MT1"><text:page-number text:select-page="current">20</text:page-number></text:span></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Çàðóáåæíûå êîìïüþòåðíûå òåëåêîììóíèêàöèîííûå òåõíîëîãèè â ìåäèöèíå.</dc:title>
    <meta:initial-creator>hoshaba</meta:initial-creator>
    <meta:creation-date>1998-06-20T10:06:00</meta:creation-date>
    <dc:date>2019-03-05T20:37:08.101942684</dc:date>
    <meta:print-date>1998-06-20T12:03:00</meta:print-date>
    <meta:editing-cycles>21</meta:editing-cycles>
    <meta:editing-duration>P1DT8H31M46S</meta:editing-duration>
    <meta:document-statistic meta:table-count="0" meta:image-count="0" meta:object-count="0" meta:page-count="43" meta:paragraph-count="1276" meta:word-count="8299" meta:character-count="59361" meta:non-whitespace-character-count="49922"/>
    <meta:generator>LibreOffice/6.0.7.3$Linux_X86_64 LibreOffice_project/00m0$Build-3</meta:generator>
  </office:meta>
</office:document-meta>
</file>